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DB16D684671DD303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fo:color="#3d3d3d" style:text-outline="false" style:text-line-through-style="none" style:text-line-through-type="none" style:font-name="Ubuntu" fo:font-size="6.0999999046325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BF" table:style-name="ta1">
        <table:shapes>
          <draw:frame draw:z-index="0" draw:style-name="gr1" draw:text-style-name="P1" svg:width="15.999cm" svg:height="8.999cm" svg:x="3.646cm" svg:y="0.1cm">
            <draw:object draw:notify-on-update-of-ranges="RBF.B1:RBF.B1 RBF.B5:RBF.B135 RBF.C1:RBF.C1 RBF.C5:RBF.C135 RBF.D1:RBF.D1 RBF.D5:RBF.D135 RBF.E1:RBF.E1 RBF.E5:RBF.E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φ a=-1, p=1</text:p>
          </table:table-cell>
          <table:table-cell table:style-name="Default" office:value-type="string" calcext:value-type="string">
            <text:p>φ a=0, p=2</text:p>
          </table:table-cell>
          <table:table-cell table:style-name="Default" office:value-type="string" calcext:value-type="string">
            <text:p>φ a=1, p=-0.5</text:p>
          </table:table-cell>
          <table:table-cell office:value-type="string" calcext:value-type="string">
            <text:p>ψ</text:p>
          </table:table-cell>
        </table:table-row>
        <table:table-row table:style-name="ro1"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EXP(([.$A5]-[.B$2])^2 * -1.5)*[.B$3]" office:value-type="float" office:value="0.873715911688034" calcext:value-type="float">
            <text:p>0.873715911688034</text:p>
          </table:table-cell>
          <table:table-cell table:formula="of:=EXP(([.$A5]-[.C$2])^2 * -1.5)*[.C$3]" office:value-type="float" office:value="0.158523438529463" calcext:value-type="float">
            <text:p>0.158523438529463</text:p>
          </table:table-cell>
          <table:table-cell table:formula="of:=EXP(([.$A5]-[.D$2])^2 * -1.5)*[.D$3]" office:value-type="float" office:value="-0.000178995985354901" calcext:value-type="float">
            <text:p>-0.000178995985355</text:p>
          </table:table-cell>
          <table:table-cell table:formula="of:=SUM([.B5:.D5])" office:value-type="float" office:value="1.03206035423214" calcext:value-type="float">
            <text:p>1.03206035423214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formula="of:=EXP(([.$A6]-[.B$2])^2 * -1.5)*[.B$3]" office:value-type="float" office:value="0.889051602140828" calcext:value-type="float">
            <text:p>0.889051602140828</text:p>
          </table:table-cell>
          <table:table-cell table:formula="of:=EXP(([.$A6]-[.C$2])^2 * -1.5)*[.C$3]" office:value-type="float" office:value="0.171280482198524" calcext:value-type="float">
            <text:p>0.171280482198524</text:p>
          </table:table-cell>
          <table:table-cell table:formula="of:=EXP(([.$A6]-[.D$2])^2 * -1.5)*[.D$3]" office:value-type="float" office:value="-0.000205359761955336" calcext:value-type="float">
            <text:p>-0.000205359761955</text:p>
          </table:table-cell>
          <table:table-cell table:formula="of:=SUM([.B6:.D6])" office:value-type="float" office:value="1.0601267245774" calcext:value-type="float">
            <text:p>1.0601267245774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table:formula="of:=EXP(([.$A7]-[.B$2])^2 * -1.5)*[.B$3]" office:value-type="float" office:value="0.903571531977711" calcext:value-type="float">
            <text:p>0.903571531977711</text:p>
          </table:table-cell>
          <table:table-cell table:formula="of:=EXP(([.$A7]-[.C$2])^2 * -1.5)*[.C$3]" office:value-type="float" office:value="0.184842194718166" calcext:value-type="float">
            <text:p>0.184842194718166</text:p>
          </table:table-cell>
          <table:table-cell table:formula="of:=EXP(([.$A7]-[.D$2])^2 * -1.5)*[.D$3]" office:value-type="float" office:value="-0.000235324021043223" calcext:value-type="float">
            <text:p>-0.000235324021043</text:p>
          </table:table-cell>
          <table:table-cell table:formula="of:=SUM([.B7:.D7])" office:value-type="float" office:value="1.08817840267483" calcext:value-type="float">
            <text:p>1.08817840267483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formula="of:=EXP(([.$A8]-[.B$2])^2 * -1.5)*[.B$3]" office:value-type="float" office:value="0.917227266925415" calcext:value-type="float">
            <text:p>0.917227266925415</text:p>
          </table:table-cell>
          <table:table-cell table:formula="of:=EXP(([.$A8]-[.C$2])^2 * -1.5)*[.C$3]" office:value-type="float" office:value="0.199238472101442" calcext:value-type="float">
            <text:p>0.199238472101442</text:p>
          </table:table-cell>
          <table:table-cell table:formula="of:=EXP(([.$A8]-[.D$2])^2 * -1.5)*[.D$3]" office:value-type="float" office:value="-0.000269336998325431" calcext:value-type="float">
            <text:p>-0.000269336998325</text:p>
          </table:table-cell>
          <table:table-cell table:formula="of:=SUM([.B8:.D8])" office:value-type="float" office:value="1.11619640202853" calcext:value-type="float">
            <text:p>1.11619640202853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table:formula="of:=EXP(([.$A9]-[.B$2])^2 * -1.5)*[.B$3]" office:value-type="float" office:value="0.929972744735786" calcext:value-type="float">
            <text:p>0.929972744735786</text:p>
          </table:table-cell>
          <table:table-cell table:formula="of:=EXP(([.$A9]-[.C$2])^2 * -1.5)*[.C$3]" office:value-type="float" office:value="0.214498438697508" calcext:value-type="float">
            <text:p>0.214498438697508</text:p>
          </table:table-cell>
          <table:table-cell table:formula="of:=EXP(([.$A9]-[.D$2])^2 * -1.5)*[.D$3]" office:value-type="float" office:value="-0.0003078964045107" calcext:value-type="float">
            <text:p>-0.000307896404511</text:p>
          </table:table-cell>
          <table:table-cell table:formula="of:=SUM([.B9:.D9])" office:value-type="float" office:value="1.14416328702878" calcext:value-type="float">
            <text:p>1.1441632870287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EXP(([.$A10]-[.B$2])^2 * -1.5)*[.B$3]" office:value-type="float" office:value="0.941764533584249" calcext:value-type="float">
            <text:p>0.941764533584249</text:p>
          </table:table-cell>
          <table:table-cell table:formula="of:=EXP(([.$A10]-[.C$2])^2 * -1.5)*[.C$3]" office:value-type="float" office:value="0.230650242076125" calcext:value-type="float">
            <text:p>0.230650242076125</text:p>
          </table:table-cell>
          <table:table-cell table:formula="of:=EXP(([.$A10]-[.D$2])^2 * -1.5)*[.D$3]" office:value-type="float" office:value="-0.000351554017803241" calcext:value-type="float">
            <text:p>-0.000351554017803</text:p>
          </table:table-cell>
          <table:table-cell table:formula="of:=SUM([.B10:.D10])" office:value-type="float" office:value="1.17206322164257" calcext:value-type="float">
            <text:p>1.17206322164257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table:formula="of:=EXP(([.$A11]-[.B$2])^2 * -1.5)*[.B$3]" office:value-type="float" office:value="0.952562078335032" calcext:value-type="float">
            <text:p>0.952562078335032</text:p>
          </table:table-cell>
          <table:table-cell table:formula="of:=EXP(([.$A11]-[.C$2])^2 * -1.5)*[.C$3]" office:value-type="float" office:value="0.247720838155157" calcext:value-type="float">
            <text:p>0.247720838155157</text:p>
          </table:table-cell>
          <table:table-cell table:formula="of:=EXP(([.$A11]-[.D$2])^2 * -1.5)*[.D$3]" office:value-type="float" office:value="-0.000400920589853047" calcext:value-type="float">
            <text:p>-0.000400920589853</text:p>
          </table:table-cell>
          <table:table-cell table:formula="of:=SUM([.B11:.D11])" office:value-type="float" office:value="1.19988199590034" calcext:value-type="float">
            <text:p>1.19988199590034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table:formula="of:=EXP(([.$A12]-[.B$2])^2 * -1.5)*[.B$3]" office:value-type="float" office:value="0.96232793272161" calcext:value-type="float">
            <text:p>0.96232793272161</text:p>
          </table:table-cell>
          <table:table-cell table:formula="of:=EXP(([.$A12]-[.C$2])^2 * -1.5)*[.C$3]" office:value-type="float" office:value="0.265735767427682" calcext:value-type="float">
            <text:p>0.265735767427682</text:p>
          </table:table-cell>
          <table:table-cell table:formula="of:=EXP(([.$A12]-[.D$2])^2 * -1.5)*[.D$3]" office:value-type="float" office:value="-0.00045667107226554" calcext:value-type="float">
            <text:p>-0.000456671072266</text:p>
          </table:table-cell>
          <table:table-cell table:formula="of:=SUM([.B12:.D12])" office:value-type="float" office:value="1.22760702907703" calcext:value-type="float">
            <text:p>1.22760702907703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table:formula="of:=EXP(([.$A13]-[.B$2])^2 * -1.5)*[.B$3]" office:value-type="float" office:value="0.971027975583774" calcext:value-type="float">
            <text:p>0.971027975583774</text:p>
          </table:table-cell>
          <table:table-cell table:formula="of:=EXP(([.$A13]-[.C$2])^2 * -1.5)*[.C$3]" office:value-type="float" office:value="0.284718923287842" calcext:value-type="float">
            <text:p>0.284718923287842</text:p>
          </table:table-cell>
          <table:table-cell table:formula="of:=EXP(([.$A13]-[.D$2])^2 * -1.5)*[.D$3]" office:value-type="float" office:value="-0.00051955016890868" calcext:value-type="float">
            <text:p>-0.000519550168909</text:p>
          </table:table-cell>
          <table:table-cell table:formula="of:=SUM([.B13:.D13])" office:value-type="float" office:value="1.25522734870271" calcext:value-type="float">
            <text:p>1.25522734870271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table:formula="of:=EXP(([.$A14]-[.B$2])^2 * -1.5)*[.B$3]" office:value-type="float" office:value="0.978631609414885" calcext:value-type="float">
            <text:p>0.978631609414885</text:p>
          </table:table-cell>
          <table:table-cell table:formula="of:=EXP(([.$A14]-[.C$2])^2 * -1.5)*[.C$3]" office:value-type="float" office:value="0.304692313597763" calcext:value-type="float">
            <text:p>0.304692313597763</text:p>
          </table:table-cell>
          <table:table-cell table:formula="of:=EXP(([.$A14]-[.D$2])^2 * -1.5)*[.D$3]" office:value-type="float" office:value="-0.000590378217073158" calcext:value-type="float">
            <text:p>-0.000590378217073</text:p>
          </table:table-cell>
          <table:table-cell table:formula="of:=SUM([.B14:.D14])" office:value-type="float" office:value="1.28273354479558" calcext:value-type="float">
            <text:p>1.28273354479558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EXP(([.$A15]-[.B$2])^2 * -1.5)*[.B$3]" office:value-type="float" office:value="0.985111939603063" calcext:value-type="float">
            <text:p>0.985111939603063</text:p>
          </table:table-cell>
          <table:table-cell table:formula="of:=EXP(([.$A15]-[.C$2])^2 * -1.5)*[.C$3]" office:value-type="float" office:value="0.325675816780394" calcext:value-type="float">
            <text:p>0.325675816780394</text:p>
          </table:table-cell>
          <table:table-cell table:formula="of:=EXP(([.$A15]-[.D$2])^2 * -1.5)*[.D$3]" office:value-type="float" office:value="-0.000670057398021409" calcext:value-type="float">
            <text:p>-0.000670057398021</text:p>
          </table:table-cell>
          <table:table-cell table:formula="of:=SUM([.B15:.D15])" office:value-type="float" office:value="1.31011769898544" calcext:value-type="float">
            <text:p>1.31011769898544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table:formula="of:=EXP(([.$A16]-[.B$2])^2 * -1.5)*[.B$3]" office:value-type="float" office:value="0.990445932897216" calcext:value-type="float">
            <text:p>0.990445932897216</text:p>
          </table:table-cell>
          <table:table-cell table:formula="of:=EXP(([.$A16]-[.C$2])^2 * -1.5)*[.C$3]" office:value-type="float" office:value="0.347686933863189" calcext:value-type="float">
            <text:p>0.347686933863189</text:p>
          </table:table-cell>
          <table:table-cell table:formula="of:=EXP(([.$A16]-[.D$2])^2 * -1.5)*[.D$3]" office:value-type="float" office:value="-0.000759578274585615" calcext:value-type="float">
            <text:p>-0.000759578274586</text:p>
          </table:table-cell>
          <table:table-cell table:formula="of:=SUM([.B16:.D16])" office:value-type="float" office:value="1.33737328848582" calcext:value-type="float">
            <text:p>1.33737328848582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table:formula="of:=EXP(([.$A17]-[.B$2])^2 * -1.5)*[.B$3]" office:value-type="float" office:value="0.994614553791391" calcext:value-type="float">
            <text:p>0.994614553791391</text:p>
          </table:table-cell>
          <table:table-cell table:formula="of:=EXP(([.$A17]-[.C$2])^2 * -1.5)*[.C$3]" office:value-type="float" office:value="0.37074053803353" calcext:value-type="float">
            <text:p>0.37074053803353</text:p>
          </table:table-cell>
          <table:table-cell table:formula="of:=EXP(([.$A17]-[.D$2])^2 * -1.5)*[.D$3]" office:value-type="float" office:value="-0.000860026650227746" calcext:value-type="float">
            <text:p>-0.000860026650228</text:p>
          </table:table-cell>
          <table:table-cell table:formula="of:=SUM([.B17:.D17])" office:value-type="float" office:value="1.36449506517469" calcext:value-type="float">
            <text:p>1.36449506517469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formula="of:=EXP(([.$A18]-[.B$2])^2 * -1.5)*[.B$3]" office:value-type="float" office:value="0.997602877697382" calcext:value-type="float">
            <text:p>0.997602877697382</text:p>
          </table:table-cell>
          <table:table-cell table:formula="of:=EXP(([.$A18]-[.C$2])^2 * -1.5)*[.C$3]" office:value-type="float" office:value="0.394848623396764" calcext:value-type="float">
            <text:p>0.394848623396764</text:p>
          </table:table-cell>
          <table:table-cell table:formula="of:=EXP(([.$A18]-[.D$2])^2 * -1.5)*[.D$3]" office:value-type="float" office:value="-0.000972590740342213" calcext:value-type="float">
            <text:p>-0.000972590740342</text:p>
          </table:table-cell>
          <table:table-cell table:formula="of:=SUM([.B18:.D18])" office:value-type="float" office:value="1.3914789103538" calcext:value-type="float">
            <text:p>1.3914789103538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table:formula="of:=EXP(([.$A19]-[.B$2])^2 * -1.5)*[.B$3]" office:value-type="float" office:value="0.999400179964005" calcext:value-type="float">
            <text:p>0.999400179964005</text:p>
          </table:table-cell>
          <table:table-cell table:formula="of:=EXP(([.$A19]-[.C$2])^2 * -1.5)*[.C$3]" office:value-type="float" office:value="0.420020054749947" calcext:value-type="float">
            <text:p>0.420020054749947</text:p>
          </table:table-cell>
          <table:table-cell table:formula="of:=EXP(([.$A19]-[.D$2])^2 * -1.5)*[.D$3]" office:value-type="float" office:value="-0.00109856864255382" calcext:value-type="float">
            <text:p>-0.001098568642554</text:p>
          </table:table-cell>
          <table:table-cell table:formula="of:=SUM([.B19:.D19])" office:value-type="float" office:value="1.4183216660714" calcext:value-type="float">
            <text:p>1.41832166607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EXP(([.$A20]-[.B$2])^2 * -1.5)*[.B$3]" office:value-type="float" office:value="1" calcext:value-type="float">
            <text:p>1</text:p>
          </table:table-cell>
          <table:table-cell table:formula="of:=EXP(([.$A20]-[.C$2])^2 * -1.5)*[.C$3]" office:value-type="float" office:value="0.44626032029686" calcext:value-type="float">
            <text:p>0.44626032029686</text:p>
          </table:table-cell>
          <table:table-cell table:formula="of:=EXP(([.$A20]-[.D$2])^2 * -1.5)*[.D$3]" office:value-type="float" office:value="-0.00123937608833318" calcext:value-type="float">
            <text:p>-0.001239376088333</text:p>
          </table:table-cell>
          <table:table-cell table:formula="of:=SUM([.B20:.D20])" office:value-type="float" office:value="1.44502094420853" calcext:value-type="float">
            <text:p>1.445020944208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EXP(([.$A21]-[.B$2])^2 * -1.5)*[.B$3]" office:value-type="float" office:value="0.999400179964005" calcext:value-type="float">
            <text:p>0.999400179964005</text:p>
          </table:table-cell>
          <table:table-cell table:formula="of:=EXP(([.$A21]-[.C$2])^2 * -1.5)*[.C$3]" office:value-type="float" office:value="0.473571289330762" calcext:value-type="float">
            <text:p>0.473571289330762</text:p>
          </table:table-cell>
          <table:table-cell table:formula="of:=EXP(([.$A21]-[.D$2])^2 * -1.5)*[.D$3]" office:value-type="float" office:value="-0.00139655445341629" calcext:value-type="float">
            <text:p>-0.001396554453416</text:p>
          </table:table-cell>
          <table:table-cell table:formula="of:=SUM([.B21:.D21])" office:value-type="float" office:value="1.47157491484135" calcext:value-type="float">
            <text:p>1.4715749148413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EXP(([.$A22]-[.B$2])^2 * -1.5)*[.B$3]" office:value-type="float" office:value="0.997602877697382" calcext:value-type="float">
            <text:p>0.997602877697382</text:p>
          </table:table-cell>
          <table:table-cell table:formula="of:=EXP(([.$A22]-[.C$2])^2 * -1.5)*[.C$3]" office:value-type="float" office:value="0.501950976998713" calcext:value-type="float">
            <text:p>0.501950976998713</text:p>
          </table:table-cell>
          <table:table-cell table:formula="of:=EXP(([.$A22]-[.D$2])^2 * -1.5)*[.D$3]" office:value-type="float" office:value="-0.00157177899927689" calcext:value-type="float">
            <text:p>-0.001571778999277</text:p>
          </table:table-cell>
          <table:table-cell table:formula="of:=SUM([.B22:.D22])" office:value-type="float" office:value="1.49798207569682" calcext:value-type="float">
            <text:p>1.49798207569682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EXP(([.$A23]-[.B$2])^2 * -1.5)*[.B$3]" office:value-type="float" office:value="0.994614553791391" calcext:value-type="float">
            <text:p>0.994614553791391</text:p>
          </table:table-cell>
          <table:table-cell table:formula="of:=EXP(([.$A23]-[.C$2])^2 * -1.5)*[.C$3]" office:value-type="float" office:value="0.531393318333386" calcext:value-type="float">
            <text:p>0.531393318333386</text:p>
          </table:table-cell>
          <table:table-cell table:formula="of:=EXP(([.$A23]-[.D$2])^2 * -1.5)*[.D$3]" office:value-type="float" office:value="-0.0017668673122667" calcext:value-type="float">
            <text:p>-0.001766867312267</text:p>
          </table:table-cell>
          <table:table-cell table:formula="of:=SUM([.B23:.D23])" office:value-type="float" office:value="1.52424100481251" calcext:value-type="float">
            <text:p>1.52424100481251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EXP(([.$A24]-[.B$2])^2 * -1.5)*[.B$3]" office:value-type="float" office:value="0.990445932897216" calcext:value-type="float">
            <text:p>0.990445932897216</text:p>
          </table:table-cell>
          <table:table-cell table:formula="of:=EXP(([.$A24]-[.C$2])^2 * -1.5)*[.C$3]" office:value-type="float" office:value="0.561887953793233" calcext:value-type="float">
            <text:p>0.561887953793233</text:p>
          </table:table-cell>
          <table:table-cell table:formula="of:=EXP(([.$A24]-[.D$2])^2 * -1.5)*[.D$3]" office:value-type="float" office:value="-0.00198378790102407" calcext:value-type="float">
            <text:p>-0.001983787901024</text:p>
          </table:table-cell>
          <table:table-cell table:formula="of:=SUM([.B24:.D24])" office:value-type="float" office:value="1.55035009878943" calcext:value-type="float">
            <text:p>1.5503500987894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EXP(([.$A25]-[.B$2])^2 * -1.5)*[.B$3]" office:value-type="float" office:value="0.985111939603063" calcext:value-type="float">
            <text:p>0.985111939603063</text:p>
          </table:table-cell>
          <table:table-cell table:formula="of:=EXP(([.$A25]-[.C$2])^2 * -1.5)*[.C$3]" office:value-type="float" office:value="0.59342002858809" calcext:value-type="float">
            <text:p>0.59342002858809</text:p>
          </table:table-cell>
          <table:table-cell table:formula="of:=EXP(([.$A25]-[.D$2])^2 * -1.5)*[.D$3]" office:value-type="float" office:value="-0.0022246689063757" calcext:value-type="float">
            <text:p>-0.002224668906376</text:p>
          </table:table-cell>
          <table:table-cell table:formula="of:=SUM([.B25:.D25])" office:value-type="float" office:value="1.57630729928478" calcext:value-type="float">
            <text:p>1.57630729928478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EXP(([.$A26]-[.B$2])^2 * -1.5)*[.B$3]" office:value-type="float" office:value="0.978631609414885" calcext:value-type="float">
            <text:p>0.978631609414885</text:p>
          </table:table-cell>
          <table:table-cell table:formula="of:=EXP(([.$A26]-[.C$2])^2 * -1.5)*[.C$3]" office:value-type="float" office:value="0.625970008083167" calcext:value-type="float">
            <text:p>0.625970008083167</text:p>
          </table:table-cell>
          <table:table-cell table:formula="of:=EXP(([.$A26]-[.D$2])^2 * -1.5)*[.D$3]" office:value-type="float" office:value="-0.00249180687124656" calcext:value-type="float">
            <text:p>-0.002491806871247</text:p>
          </table:table-cell>
          <table:table-cell table:formula="of:=SUM([.B26:.D26])" office:value-type="float" office:value="1.60210981062681" calcext:value-type="float">
            <text:p>1.60210981062681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EXP(([.$A27]-[.B$2])^2 * -1.5)*[.B$3]" office:value-type="float" office:value="0.971027975583775" calcext:value-type="float">
            <text:p>0.971027975583775</text:p>
          </table:table-cell>
          <table:table-cell table:formula="of:=EXP(([.$A27]-[.C$2])^2 * -1.5)*[.C$3]" office:value-type="float" office:value="0.659513511568626" calcext:value-type="float">
            <text:p>0.659513511568626</text:p>
          </table:table-cell>
          <table:table-cell table:formula="of:=EXP(([.$A27]-[.D$2])^2 * -1.5)*[.D$3]" office:value-type="float" office:value="-0.0027876755110854" calcext:value-type="float">
            <text:p>-0.002787675511085</text:p>
          </table:table-cell>
          <table:table-cell table:formula="of:=SUM([.B27:.D27])" office:value-type="float" office:value="1.62775381164132" calcext:value-type="float">
            <text:p>1.6277538116413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EXP(([.$A28]-[.B$2])^2 * -1.5)*[.B$3]" office:value-type="float" office:value="0.96232793272161" calcext:value-type="float">
            <text:p>0.96232793272161</text:p>
          </table:table-cell>
          <table:table-cell table:formula="of:=EXP(([.$A28]-[.C$2])^2 * -1.5)*[.C$3]" office:value-type="float" office:value="0.694021166653262" calcext:value-type="float">
            <text:p>0.694021166653262</text:p>
          </table:table-cell>
          <table:table-cell table:formula="of:=EXP(([.$A28]-[.D$2])^2 * -1.5)*[.D$3]" office:value-type="float" office:value="-0.00311493441804972" calcext:value-type="float">
            <text:p>-0.00311493441805</text:p>
          </table:table-cell>
          <table:table-cell table:formula="of:=SUM([.B28:.D28])" office:value-type="float" office:value="1.65323416495682" calcext:value-type="float">
            <text:p>1.65323416495682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EXP(([.$A29]-[.B$2])^2 * -1.5)*[.B$3]" office:value-type="float" office:value="0.952562078335032" calcext:value-type="float">
            <text:p>0.952562078335032</text:p>
          </table:table-cell>
          <table:table-cell table:formula="of:=EXP(([.$A29]-[.C$2])^2 * -1.5)*[.C$3]" office:value-type="float" office:value="0.729458486488302" calcext:value-type="float">
            <text:p>0.729458486488302</text:p>
          </table:table-cell>
          <table:table-cell table:formula="of:=EXP(([.$A29]-[.D$2])^2 * -1.5)*[.D$3]" office:value-type="float" office:value="-0.00347643762472814" calcext:value-type="float">
            <text:p>-0.003476437624728</text:p>
          </table:table-cell>
          <table:table-cell table:formula="of:=SUM([.B29:.D29])" office:value-type="float" office:value="1.67854412719861" calcext:value-type="float">
            <text:p>1.67854412719861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EXP(([.$A30]-[.B$2])^2 * -1.5)*[.B$3]" office:value-type="float" office:value="0.941764533584249" calcext:value-type="float">
            <text:p>0.941764533584249</text:p>
          </table:table-cell>
          <table:table-cell table:formula="of:=EXP(([.$A30]-[.C$2])^2 * -1.5)*[.C$3]" office:value-type="float" office:value="0.765785771950224" calcext:value-type="float">
            <text:p>0.765785771950224</text:p>
          </table:table-cell>
          <table:table-cell table:formula="of:=EXP(([.$A30]-[.D$2])^2 * -1.5)*[.D$3]" office:value-type="float" office:value="-0.00387524194556835" calcext:value-type="float">
            <text:p>-0.003875241945568</text:p>
          </table:table-cell>
          <table:table-cell table:formula="of:=SUM([.B30:.D30])" office:value-type="float" office:value="1.7036750635889" calcext:value-type="float">
            <text:p>1.7036750635889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EXP(([.$A31]-[.B$2])^2 * -1.5)*[.B$3]" office:value-type="float" office:value="0.929972744735786" calcext:value-type="float">
            <text:p>0.929972744735786</text:p>
          </table:table-cell>
          <table:table-cell table:formula="of:=EXP(([.$A31]-[.C$2])^2 * -1.5)*[.C$3]" office:value-type="float" office:value="0.802958040809328" calcext:value-type="float">
            <text:p>0.802958040809328</text:p>
          </table:table-cell>
          <table:table-cell table:formula="of:=EXP(([.$A31]-[.D$2])^2 * -1.5)*[.D$3]" office:value-type="float" office:value="-0.00431461500649754" calcext:value-type="float">
            <text:p>-0.004314615006498</text:p>
          </table:table-cell>
          <table:table-cell table:formula="of:=SUM([.B31:.D31])" office:value-type="float" office:value="1.72861617053862" calcext:value-type="float">
            <text:p>1.72861617053862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EXP(([.$A32]-[.B$2])^2 * -1.5)*[.B$3]" office:value-type="float" office:value="0.917227266925415" calcext:value-type="float">
            <text:p>0.917227266925415</text:p>
          </table:table-cell>
          <table:table-cell table:formula="of:=EXP(([.$A32]-[.C$2])^2 * -1.5)*[.C$3]" office:value-type="float" office:value="0.840924985783342" calcext:value-type="float">
            <text:p>0.840924985783342</text:p>
          </table:table-cell>
          <table:table-cell table:formula="of:=EXP(([.$A32]-[.D$2])^2 * -1.5)*[.D$3]" office:value-type="float" office:value="-0.00479804286554598" calcext:value-type="float">
            <text:p>-0.004798042865546</text:p>
          </table:table-cell>
          <table:table-cell table:formula="of:=SUM([.B32:.D32])" office:value-type="float" office:value="1.75335420984321" calcext:value-type="float">
            <text:p>1.75335420984321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EXP(([.$A33]-[.B$2])^2 * -1.5)*[.B$3]" office:value-type="float" office:value="0.903571531977711" calcext:value-type="float">
            <text:p>0.903571531977711</text:p>
          </table:table-cell>
          <table:table-cell table:formula="of:=EXP(([.$A33]-[.C$2])^2 * -1.5)*[.C$3]" office:value-type="float" office:value="0.879630963222717" calcext:value-type="float">
            <text:p>0.879630963222717</text:p>
          </table:table-cell>
          <table:table-cell table:formula="of:=EXP(([.$A33]-[.D$2])^2 * -1.5)*[.D$3]" office:value-type="float" office:value="-0.00532923711970341" calcext:value-type="float">
            <text:p>-0.005329237119703</text:p>
          </table:table-cell>
          <table:table-cell table:formula="of:=SUM([.B33:.D33])" office:value-type="float" office:value="1.77787325808073" calcext:value-type="float">
            <text:p>1.77787325808073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EXP(([.$A34]-[.B$2])^2 * -1.5)*[.B$3]" office:value-type="float" office:value="0.889051602140828" calcext:value-type="float">
            <text:p>0.889051602140828</text:p>
          </table:table-cell>
          <table:table-cell table:formula="of:=EXP(([.$A34]-[.C$2])^2 * -1.5)*[.C$3]" office:value-type="float" office:value="0.91901501399694" calcext:value-type="float">
            <text:p>0.91901501399694</text:p>
          </table:table-cell>
          <table:table-cell table:formula="of:=EXP(([.$A34]-[.D$2])^2 * -1.5)*[.D$3]" office:value-type="float" office:value="-0.00591214138584803" calcext:value-type="float">
            <text:p>-0.005912141385848</text:p>
          </table:table-cell>
          <table:table-cell table:formula="of:=SUM([.B34:.D34])" office:value-type="float" office:value="1.80215447475192" calcext:value-type="float">
            <text:p>1.8021544747519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EXP(([.$A35]-[.B$2])^2 * -1.5)*[.B$3]" office:value-type="float" office:value="0.873715911688035" calcext:value-type="float">
            <text:p>0.873715911688035</text:p>
          </table:table-cell>
          <table:table-cell table:formula="of:=EXP(([.$A35]-[.C$2])^2 * -1.5)*[.C$3]" office:value-type="float" office:value="0.959010917949788" calcext:value-type="float">
            <text:p>0.959010917949788</text:p>
          </table:table-cell>
          <table:table-cell table:formula="of:=EXP(([.$A35]-[.D$2])^2 * -1.5)*[.D$3]" office:value-type="float" office:value="-0.00655093703649581" calcext:value-type="float">
            <text:p>-0.006550937036496</text:p>
          </table:table-cell>
          <table:table-cell table:formula="of:=SUM([.B35:.D35])" office:value-type="float" office:value="1.82617589260133" calcext:value-type="float">
            <text:p>1.82617589260133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EXP(([.$A36]-[.B$2])^2 * -1.5)*[.B$3]" office:value-type="float" office:value="0.857614998410769" calcext:value-type="float">
            <text:p>0.857614998410769</text:p>
          </table:table-cell>
          <table:table-cell table:formula="of:=EXP(([.$A36]-[.C$2])^2 * -1.5)*[.C$3]" office:value-type="float" office:value="0.999547283067195" calcext:value-type="float">
            <text:p>0.999547283067195</text:p>
          </table:table-cell>
          <table:table-cell table:formula="of:=EXP(([.$A36]-[.D$2])^2 * -1.5)*[.D$3]" office:value-type="float" office:value="-0.00725004806443748" calcext:value-type="float">
            <text:p>-0.007250048064437</text:p>
          </table:table-cell>
          <table:table-cell table:formula="of:=SUM([.B36:.D36])" office:value-type="float" office:value="1.84991223341353" calcext:value-type="float">
            <text:p>1.84991223341353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EXP(([.$A37]-[.B$2])^2 * -1.5)*[.B$3]" office:value-type="float" office:value="0.840801227080723" calcext:value-type="float">
            <text:p>0.840801227080723</text:p>
          </table:table-cell>
          <table:table-cell table:formula="of:=EXP(([.$A37]-[.C$2])^2 * -1.5)*[.C$3]" office:value-type="float" office:value="1.04054767025555" calcext:value-type="float">
            <text:p>1.04054767025555</text:p>
          </table:table-cell>
          <table:table-cell table:formula="of:=EXP(([.$A37]-[.D$2])^2 * -1.5)*[.D$3]" office:value-type="float" office:value="-0.00801414494418357" calcext:value-type="float">
            <text:p>-0.008014144944184</text:p>
          </table:table-cell>
          <table:table-cell table:formula="of:=SUM([.B37:.D37])" office:value-type="float" office:value="1.87333475239209" calcext:value-type="float">
            <text:p>1.87333475239209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EXP(([.$A38]-[.B$2])^2 * -1.5)*[.B$3]" office:value-type="float" office:value="0.823328506990717" calcext:value-type="float">
            <text:p>0.823328506990717</text:p>
          </table:table-cell>
          <table:table-cell table:formula="of:=EXP(([.$A38]-[.C$2])^2 * -1.5)*[.C$3]" office:value-type="float" office:value="1.08193075436266" calcext:value-type="float">
            <text:p>1.08193075436266</text:p>
          </table:table-cell>
          <table:table-cell table:formula="of:=EXP(([.$A38]-[.D$2])^2 * -1.5)*[.D$3]" office:value-type="float" office:value="-0.00884814735265327" calcext:value-type="float">
            <text:p>-0.008848147352653</text:p>
          </table:table-cell>
          <table:table-cell table:formula="of:=SUM([.B38:.D38])" office:value-type="float" office:value="1.89641111400072" calcext:value-type="float">
            <text:p>1.89641111400072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EXP(([.$A39]-[.B$2])^2 * -1.5)*[.B$3]" office:value-type="float" office:value="0.805252005695708" calcext:value-type="float">
            <text:p>0.805252005695708</text:p>
          </table:table-cell>
          <table:table-cell table:formula="of:=EXP(([.$A39]-[.C$2])^2 * -1.5)*[.C$3]" office:value-type="float" office:value="1.12361052179022" calcext:value-type="float">
            <text:p>1.12361052179022</text:p>
          </table:table-cell>
          <table:table-cell table:formula="of:=EXP(([.$A39]-[.D$2])^2 * -1.5)*[.D$3]" office:value-type="float" office:value="-0.00975722560685403" calcext:value-type="float">
            <text:p>-0.009757225606854</text:p>
          </table:table-cell>
          <table:table-cell table:formula="of:=SUM([.B39:.D39])" office:value-type="float" office:value="1.91910530187907" calcext:value-type="float">
            <text:p>1.9191053018790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EXP(([.$A40]-[.B$2])^2 * -1.5)*[.B$3]" office:value-type="float" office:value="0.786627861066553" calcext:value-type="float">
            <text:p>0.786627861066553</text:p>
          </table:table-cell>
          <table:table-cell table:formula="of:=EXP(([.$A40]-[.C$2])^2 * -1.5)*[.C$3]" office:value-type="float" office:value="1.16549650474798" calcext:value-type="float">
            <text:p>1.16549650474798</text:p>
          </table:table-cell>
          <table:table-cell table:formula="of:=EXP(([.$A40]-[.D$2])^2 * -1.5)*[.D$3]" office:value-type="float" office:value="-0.010746800672545" calcext:value-type="float">
            <text:p>-0.010746800672545</text:p>
          </table:table-cell>
          <table:table-cell table:formula="of:=SUM([.B40:.D40])" office:value-type="float" office:value="1.94137756514199" calcext:value-type="float">
            <text:p>1.94137756514199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EXP(([.$A41]-[.B$2])^2 * -1.5)*[.B$3]" office:value-type="float" office:value="0.767512893740506" calcext:value-type="float">
            <text:p>0.767512893740506</text:p>
          </table:table-cell>
          <table:table-cell table:formula="of:=EXP(([.$A41]-[.C$2])^2 * -1.5)*[.C$3]" office:value-type="float" office:value="1.20749405188819" calcext:value-type="float">
            <text:p>1.20749405188819</text:p>
          </table:table-cell>
          <table:table-cell table:formula="of:=EXP(([.$A41]-[.D$2])^2 * -1.5)*[.D$3]" office:value-type="float" office:value="-0.0118225425952" calcext:value-type="float">
            <text:p>-0.0118225425952</text:p>
          </table:table-cell>
          <table:table-cell table:formula="of:=SUM([.B41:.D41])" office:value-type="float" office:value="1.9631844030335" calcext:value-type="float">
            <text:p>1.963184403033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EXP(([.$A42]-[.B$2])^2 * -1.5)*[.B$3]" office:value-type="float" office:value="0.747964322004639" calcext:value-type="float">
            <text:p>0.747964322004639</text:p>
          </table:table-cell>
          <table:table-cell table:formula="of:=EXP(([.$A42]-[.C$2])^2 * -1.5)*[.C$3]" office:value-type="float" office:value="1.24950463473781" calcext:value-type="float">
            <text:p>1.24950463473781</text:p>
          </table:table-cell>
          <table:table-cell table:formula="of:=EXP(([.$A42]-[.D$2])^2 * -1.5)*[.D$3]" office:value-type="float" office:value="-0.0129903672031285" calcext:value-type="float">
            <text:p>-0.012990367203129</text:p>
          </table:table-cell>
          <table:table-cell table:formula="of:=SUM([.B42:.D42])" office:value-type="float" office:value="1.98447858953932" calcext:value-type="float">
            <text:p>1.98447858953932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EXP(([.$A43]-[.B$2])^2 * -1.5)*[.B$3]" office:value-type="float" office:value="0.728039481082344" calcext:value-type="float">
            <text:p>0.728039481082344</text:p>
          </table:table-cell>
          <table:table-cell table:formula="of:=EXP(([.$A43]-[.C$2])^2 * -1.5)*[.C$3]" office:value-type="float" office:value="1.29142618901777" calcext:value-type="float">
            <text:p>1.29142618901777</text:p>
          </table:table-cell>
          <table:table-cell table:formula="of:=EXP(([.$A43]-[.D$2])^2 * -1.5)*[.D$3]" office:value-type="float" office:value="-0.014256430932515" calcext:value-type="float">
            <text:p>-0.014256430932515</text:p>
          </table:table-cell>
          <table:table-cell table:formula="of:=SUM([.B43:.D43])" office:value-type="float" office:value="2.0052092391676" calcext:value-type="float">
            <text:p>2.005209239167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EXP(([.$A44]-[.B$2])^2 * -1.5)*[.B$3]" office:value-type="float" office:value="0.707795548709891" calcext:value-type="float">
            <text:p>0.707795548709891</text:p>
          </table:table-cell>
          <table:table-cell table:formula="of:=EXP(([.$A44]-[.C$2])^2 * -1.5)*[.C$3]" office:value-type="float" office:value="1.33315348960756" calcext:value-type="float">
            <text:p>1.33315348960756</text:p>
          </table:table-cell>
          <table:table-cell table:formula="of:=EXP(([.$A44]-[.D$2])^2 * -1.5)*[.D$3]" office:value-type="float" office:value="-0.0156271236255458" calcext:value-type="float">
            <text:p>-0.015627123625546</text:p>
          </table:table-cell>
          <table:table-cell table:formula="of:=SUM([.B44:.D44])" office:value-type="float" office:value="2.0253219146919" calcext:value-type="float">
            <text:p>2.0253219146919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EXP(([.$A45]-[.B$2])^2 * -1.5)*[.B$3]" office:value-type="float" office:value="0.687289278790972" calcext:value-type="float">
            <text:p>0.687289278790972</text:p>
          </table:table-cell>
          <table:table-cell table:formula="of:=EXP(([.$A45]-[.C$2])^2 * -1.5)*[.C$3]" office:value-type="float" office:value="1.37457855758194" calcext:value-type="float">
            <text:p>1.37457855758194</text:p>
          </table:table-cell>
          <table:table-cell table:formula="of:=EXP(([.$A45]-[.D$2])^2 * -1.5)*[.D$3]" office:value-type="float" office:value="-0.017109059155833" calcext:value-type="float">
            <text:p>-0.017109059155833</text:p>
          </table:table-cell>
          <table:table-cell table:formula="of:=SUM([.B45:.D45])" office:value-type="float" office:value="2.04475877721708" calcext:value-type="float">
            <text:p>2.0447587772170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EXP(([.$A46]-[.B$2])^2 * -1.5)*[.B$3]" office:value-type="float" office:value="0.666576744803778" calcext:value-type="float">
            <text:p>0.666576744803778</text:p>
          </table:table-cell>
          <table:table-cell table:formula="of:=EXP(([.$A46]-[.C$2])^2 * -1.5)*[.C$3]" office:value-type="float" office:value="1.41559109741978" calcext:value-type="float">
            <text:p>1.41559109741978</text:p>
          </table:table-cell>
          <table:table-cell table:formula="of:=EXP(([.$A46]-[.D$2])^2 * -1.5)*[.D$3]" office:value-type="float" office:value="-0.0187090637401545" calcext:value-type="float">
            <text:p>-0.018709063740155</text:p>
          </table:table-cell>
          <table:table-cell table:formula="of:=SUM([.B46:.D46])" office:value-type="float" office:value="2.0634587784834" calcext:value-type="float">
            <text:p>2.0634587784834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EXP(([.$A47]-[.B$2])^2 * -1.5)*[.B$3]" office:value-type="float" office:value="0.645713094508885" calcext:value-type="float">
            <text:p>0.645713094508885</text:p>
          </table:table-cell>
          <table:table-cell table:formula="of:=EXP(([.$A47]-[.C$2])^2 * -1.5)*[.C$3]" office:value-type="float" office:value="1.45607896216469" calcext:value-type="float">
            <text:p>1.45607896216469</text:p>
          </table:table-cell>
          <table:table-cell table:formula="of:=EXP(([.$A47]-[.D$2])^2 * -1.5)*[.D$3]" office:value-type="float" office:value="-0.0204341618022216" calcext:value-type="float">
            <text:p>-0.020434161802222</text:p>
          </table:table-cell>
          <table:table-cell table:formula="of:=SUM([.B47:.D47])" office:value-type="float" office:value="2.08135789487135" calcext:value-type="float">
            <text:p>2.0813578948713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EXP(([.$A48]-[.B$2])^2 * -1.5)*[.B$3]" office:value-type="float" office:value="0.624752317368903" calcext:value-type="float">
            <text:p>0.624752317368903</text:p>
          </table:table-cell>
          <table:table-cell table:formula="of:=EXP(([.$A48]-[.C$2])^2 * -1.5)*[.C$3]" office:value-type="float" office:value="1.49592864400928" calcext:value-type="float">
            <text:p>1.49592864400928</text:p>
          </table:table-cell>
          <table:table-cell table:formula="of:=EXP(([.$A48]-[.D$2])^2 * -1.5)*[.D$3]" office:value-type="float" office:value="-0.0222915592628696" calcext:value-type="float">
            <text:p>-0.02229155926287</text:p>
          </table:table-cell>
          <table:table-cell table:formula="of:=SUM([.B48:.D48])" office:value-type="float" office:value="2.09838940211531" calcext:value-type="float">
            <text:p>2.09838940211531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EXP(([.$A49]-[.B$2])^2 * -1.5)*[.B$3]" office:value-type="float" office:value="0.603747025944095" calcext:value-type="float">
            <text:p>0.603747025944095</text:p>
          </table:table-cell>
          <table:table-cell table:formula="of:=EXP(([.$A49]-[.C$2])^2 * -1.5)*[.C$3]" office:value-type="float" office:value="1.53502578748101" calcext:value-type="float">
            <text:p>1.53502578748101</text:p>
          </table:table-cell>
          <table:table-cell table:formula="of:=EXP(([.$A49]-[.D$2])^2 * -1.5)*[.D$3]" office:value-type="float" office:value="-0.0242886241418308" calcext:value-type="float">
            <text:p>-0.024288624141831</text:p>
          </table:table-cell>
          <table:table-cell table:formula="of:=SUM([.B49:.D49])" office:value-type="float" office:value="2.11448418928328" calcext:value-type="float">
            <text:p>2.1144841892832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EXP(([.$A50]-[.B$2])^2 * -1.5)*[.B$3]" office:value-type="float" office:value="0.58274825237399" calcext:value-type="float">
            <text:p>0.58274825237399</text:p>
          </table:table-cell>
          <table:table-cell table:formula="of:=EXP(([.$A50]-[.C$2])^2 * -1.5)*[.C$3]" office:value-type="float" office:value="1.57325572213311" calcext:value-type="float">
            <text:p>1.57325572213311</text:p>
          </table:table-cell>
          <table:table-cell table:formula="of:=EXP(([.$A50]-[.D$2])^2 * -1.5)*[.D$3]" office:value-type="float" office:value="-0.0264328643691752" calcext:value-type="float">
            <text:p>-0.026432864369175</text:p>
          </table:table-cell>
          <table:table-cell table:formula="of:=SUM([.B50:.D50])" office:value-type="float" office:value="2.12957111013792" calcext:value-type="float">
            <text:p>2.12957111013792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EXP(([.$A51]-[.B$2])^2 * -1.5)*[.B$3]" office:value-type="float" office:value="0.56180526089511" calcext:value-type="float">
            <text:p>0.56180526089511</text:p>
          </table:table-cell>
          <table:table-cell table:formula="of:=EXP(([.$A51]-[.C$2])^2 * -1.5)*[.C$3]" office:value-type="float" office:value="1.61050401139142" calcext:value-type="float">
            <text:p>1.61050401139142</text:p>
          </table:table-cell>
          <table:table-cell table:formula="of:=EXP(([.$A51]-[.D$2])^2 * -1.5)*[.D$3]" office:value-type="float" office:value="-0.028731902719636" calcext:value-type="float">
            <text:p>-0.028731902719636</text:p>
          </table:table-cell>
          <table:table-cell table:formula="of:=SUM([.B51:.D51])" office:value-type="float" office:value="2.14357736956689" calcext:value-type="float">
            <text:p>2.14357736956689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EXP(([.$A52]-[.B$2])^2 * -1.5)*[.B$3]" office:value-type="float" office:value="0.540965377181329" calcext:value-type="float">
            <text:p>0.540965377181329</text:p>
          </table:table-cell>
          <table:table-cell table:formula="of:=EXP(([.$A52]-[.C$2])^2 * -1.5)*[.C$3]" office:value-type="float" office:value="1.64665701398143" calcext:value-type="float">
            <text:p>1.64665701398143</text:p>
          </table:table-cell>
          <table:table-cell table:formula="of:=EXP(([.$A52]-[.D$2])^2 * -1.5)*[.D$3]" office:value-type="float" office:value="-0.031193448800419" calcext:value-type="float">
            <text:p>-0.031193448800419</text:p>
          </table:table-cell>
          <table:table-cell table:formula="of:=SUM([.B52:.D52])" office:value-type="float" office:value="2.15642894236234" calcext:value-type="float">
            <text:p>2.15642894236234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EXP(([.$A53]-[.B$2])^2 * -1.5)*[.B$3]" office:value-type="float" office:value="0.520273835127775" calcext:value-type="float">
            <text:p>0.520273835127775</text:p>
          </table:table-cell>
          <table:table-cell table:formula="of:=EXP(([.$A53]-[.C$2])^2 * -1.5)*[.C$3]" office:value-type="float" office:value="1.68160245416145" calcext:value-type="float">
            <text:p>1.68160245416145</text:p>
          </table:table-cell>
          <table:table-cell table:formula="of:=EXP(([.$A53]-[.D$2])^2 * -1.5)*[.D$3]" office:value-type="float" office:value="-0.0338252680427196" calcext:value-type="float">
            <text:p>-0.03382526804272</text:p>
          </table:table-cell>
          <table:table-cell table:formula="of:=SUM([.B53:.D53])" office:value-type="float" office:value="2.1680510212465" calcext:value-type="float">
            <text:p>2.168051021246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EXP(([.$A54]-[.B$2])^2 * -1.5)*[.B$3]" office:value-type="float" office:value="0.499773641533598" calcext:value-type="float">
            <text:p>0.499773641533598</text:p>
          </table:table-cell>
          <table:table-cell table:formula="of:=EXP(([.$A54]-[.C$2])^2 * -1.5)*[.C$3]" office:value-type="float" office:value="1.71522999682154" calcext:value-type="float">
            <text:p>1.71522999682154</text:p>
          </table:table-cell>
          <table:table-cell table:formula="of:=EXP(([.$A54]-[.D$2])^2 * -1.5)*[.D$3]" office:value-type="float" office:value="-0.0366351476690316" calcext:value-type="float">
            <text:p>-0.036635147669032</text:p>
          </table:table-cell>
          <table:table-cell table:formula="of:=SUM([.B54:.D54])" office:value-type="float" office:value="2.1783684906861" calcext:value-type="float">
            <text:p>2.178368490686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EXP(([.$A55]-[.B$2])^2 * -1.5)*[.B$3]" office:value-type="float" office:value="0.479505458974894" calcext:value-type="float">
            <text:p>0.479505458974894</text:p>
          </table:table-cell>
          <table:table-cell table:formula="of:=EXP(([.$A55]-[.C$2])^2 * -1.5)*[.C$3]" office:value-type="float" office:value="1.74743182337607" calcext:value-type="float">
            <text:p>1.74743182337607</text:p>
          </table:table-cell>
          <table:table-cell table:formula="of:=EXP(([.$A55]-[.D$2])^2 * -1.5)*[.D$3]" office:value-type="float" office:value="-0.0396308596323658" calcext:value-type="float">
            <text:p>-0.039630859632366</text:p>
          </table:table-cell>
          <table:table-cell table:formula="of:=SUM([.B55:.D55])" office:value-type="float" office:value="2.1873064227186" calcext:value-type="float">
            <text:p>2.187306422718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EXP(([.$A56]-[.B$2])^2 * -1.5)*[.B$3]" office:value-type="float" office:value="0.45950750699847" calcext:value-type="float">
            <text:p>0.45950750699847</text:p>
          </table:table-cell>
          <table:table-cell table:formula="of:=EXP(([.$A56]-[.C$2])^2 * -1.5)*[.C$3]" office:value-type="float" office:value="1.77810320428166" calcext:value-type="float">
            <text:p>1.77810320428166</text:p>
          </table:table-cell>
          <table:table-cell table:formula="of:=EXP(([.$A56]-[.D$2])^2 * -1.5)*[.D$3]" office:value-type="float" office:value="-0.0428201205496309" calcext:value-type="float">
            <text:p>-0.042820120549631</text:p>
          </table:table-cell>
          <table:table-cell table:formula="of:=SUM([.B56:.D56])" office:value-type="float" office:value="2.19479059073049" calcext:value-type="float">
            <text:p>2.19479059073049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EXP(([.$A57]-[.B$2])^2 * -1.5)*[.B$3]" office:value-type="float" office:value="0.439815481611359" calcext:value-type="float">
            <text:p>0.439815481611359</text:p>
          </table:table-cell>
          <table:table-cell table:formula="of:=EXP(([.$A57]-[.C$2])^2 * -1.5)*[.C$3]" office:value-type="float" office:value="1.80714306395542" calcext:value-type="float">
            <text:p>1.80714306395542</text:p>
          </table:table-cell>
          <table:table-cell table:formula="of:=EXP(([.$A57]-[.D$2])^2 * -1.5)*[.D$3]" office:value-type="float" office:value="-0.0462105486795416" calcext:value-type="float">
            <text:p>-0.046210548679542</text:p>
          </table:table-cell>
          <table:table-cell table:formula="of:=SUM([.B57:.D57])" office:value-type="float" office:value="2.20074799688724" calcext:value-type="float">
            <text:p>2.2007479968872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EXP(([.$A58]-[.B$2])^2 * -1.5)*[.B$3]" office:value-type="float" office:value="0.420462492891671" calcext:value-type="float">
            <text:p>0.420462492891671</text:p>
          </table:table-cell>
          <table:table-cell table:formula="of:=EXP(([.$A58]-[.C$2])^2 * -1.5)*[.C$3]" office:value-type="float" office:value="1.83445453385083" calcext:value-type="float">
            <text:p>1.83445453385083</text:p>
          </table:table-cell>
          <table:table-cell table:formula="of:=EXP(([.$A58]-[.D$2])^2 * -1.5)*[.D$3]" office:value-type="float" office:value="-0.0498096180253606" calcext:value-type="float">
            <text:p>-0.049809618025361</text:p>
          </table:table-cell>
          <table:table-cell table:formula="of:=SUM([.B58:.D58])" office:value-type="float" office:value="2.20510740871714" calcext:value-type="float">
            <text:p>2.20510740871714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EXP(([.$A59]-[.B$2])^2 * -1.5)*[.B$3]" office:value-type="float" office:value="0.401479020404664" calcext:value-type="float">
            <text:p>0.401479020404664</text:p>
          </table:table-cell>
          <table:table-cell table:formula="of:=EXP(([.$A59]-[.C$2])^2 * -1.5)*[.C$3]" office:value-type="float" office:value="1.85994548947157" calcext:value-type="float">
            <text:p>1.85994548947157</text:p>
          </table:table-cell>
          <table:table-cell table:formula="of:=EXP(([.$A59]-[.D$2])^2 * -1.5)*[.D$3]" office:value-type="float" office:value="-0.0536246096743769" calcext:value-type="float">
            <text:p>-0.053624609674377</text:p>
          </table:table-cell>
          <table:table-cell table:formula="of:=SUM([.B59:.D59])" office:value-type="float" office:value="2.20779990020186" calcext:value-type="float">
            <text:p>2.2077999002018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EXP(([.$A60]-[.B$2])^2 * -1.5)*[.B$3]" office:value-type="float" office:value="0.382892885975112" calcext:value-type="float">
            <text:p>0.382892885975112</text:p>
          </table:table-cell>
          <table:table-cell table:formula="of:=EXP(([.$A60]-[.C$2])^2 * -1.5)*[.C$3]" office:value-type="float" office:value="1.8835290671685" calcext:value-type="float">
            <text:p>1.8835290671685</text:p>
          </table:table-cell>
          <table:table-cell table:formula="of:=EXP(([.$A60]-[.D$2])^2 * -1.5)*[.D$3]" office:value-type="float" office:value="-0.0576625605190313" calcext:value-type="float">
            <text:p>-0.057662560519031</text:p>
          </table:table-cell>
          <table:table-cell table:formula="of:=SUM([.B60:.D60])" office:value-type="float" office:value="2.20875939262458" calcext:value-type="float">
            <text:p>2.20875939262458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EXP(([.$A61]-[.B$2])^2 * -1.5)*[.B$3]" office:value-type="float" office:value="0.364729243244151" calcext:value-type="float">
            <text:p>0.364729243244151</text:p>
          </table:table-cell>
          <table:table-cell table:formula="of:=EXP(([.$A61]-[.C$2])^2 * -1.5)*[.C$3]" office:value-type="float" office:value="1.90512415667006" calcext:value-type="float">
            <text:p>1.90512415667006</text:p>
          </table:table-cell>
          <table:table-cell table:formula="of:=EXP(([.$A61]-[.D$2])^2 * -1.5)*[.D$3]" office:value-type="float" office:value="-0.0619302095387892" calcext:value-type="float">
            <text:p>-0.061930209538789</text:p>
          </table:table-cell>
          <table:table-cell table:formula="of:=SUM([.B61:.D61])" office:value-type="float" office:value="2.20792319037543" calcext:value-type="float">
            <text:p>2.20792319037543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EXP(([.$A62]-[.B$2])^2 * -1.5)*[.B$3]" office:value-type="float" office:value="0.347010583326631" calcext:value-type="float">
            <text:p>0.347010583326631</text:p>
          </table:table-cell>
          <table:table-cell table:formula="of:=EXP(([.$A62]-[.C$2])^2 * -1.5)*[.C$3]" office:value-type="float" office:value="1.92465586544322" calcext:value-type="float">
            <text:p>1.92465586544322</text:p>
          </table:table-cell>
          <table:table-cell table:formula="of:=EXP(([.$A62]-[.D$2])^2 * -1.5)*[.D$3]" office:value-type="float" office:value="-0.0664339418569205" calcext:value-type="float">
            <text:p>-0.066433941856921</text:p>
          </table:table-cell>
          <table:table-cell table:formula="of:=SUM([.B62:.D62])" office:value-type="float" office:value="2.20523250691293" calcext:value-type="float">
            <text:p>2.20523250691293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EXP(([.$A63]-[.B$2])^2 * -1.5)*[.B$3]" office:value-type="float" office:value="0.329756755784313" calcext:value-type="float">
            <text:p>0.329756755784313</text:p>
          </table:table-cell>
          <table:table-cell table:formula="of:=EXP(([.$A63]-[.C$2])^2 * -1.5)*[.C$3]" office:value-type="float" office:value="1.94205595116755" calcext:value-type="float">
            <text:p>1.94205595116755</text:p>
          </table:table-cell>
          <table:table-cell table:formula="of:=EXP(([.$A63]-[.D$2])^2 * -1.5)*[.D$3]" office:value-type="float" office:value="-0.0711797308219605" calcext:value-type="float">
            <text:p>-0.071179730821961</text:p>
          </table:table-cell>
          <table:table-cell table:formula="of:=SUM([.B63:.D63])" office:value-type="float" office:value="2.2006329761299" calcext:value-type="float">
            <text:p>2.200632976129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EXP(([.$A64]-[.B$2])^2 * -1.5)*[.B$3]" office:value-type="float" office:value="0.312985004041584" calcext:value-type="float">
            <text:p>0.312985004041584</text:p>
          </table:table-cell>
          <table:table-cell table:formula="of:=EXP(([.$A64]-[.C$2])^2 * -1.5)*[.C$3]" office:value-type="float" office:value="1.95726321882977" calcext:value-type="float">
            <text:p>1.95726321882977</text:p>
          </table:table-cell>
          <table:table-cell table:formula="of:=EXP(([.$A64]-[.D$2])^2 * -1.5)*[.D$3]" office:value-type="float" office:value="-0.0761730783994408" calcext:value-type="float">
            <text:p>-0.076173078399441</text:p>
          </table:table-cell>
          <table:table-cell table:formula="of:=SUM([.B64:.D64])" office:value-type="float" office:value="2.19407514447191" calcext:value-type="float">
            <text:p>2.1940751444719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EXP(([.$A65]-[.B$2])^2 * -1.5)*[.B$3]" office:value-type="float" office:value="0.296710014294045" calcext:value-type="float">
            <text:p>0.296710014294045</text:p>
          </table:table-cell>
          <table:table-cell table:formula="of:=EXP(([.$A65]-[.C$2])^2 * -1.5)*[.C$3]" office:value-type="float" office:value="1.97022387920613" calcext:value-type="float">
            <text:p>1.97022387920613</text:p>
          </table:table-cell>
          <table:table-cell table:formula="of:=EXP(([.$A65]-[.D$2])^2 * -1.5)*[.D$3]" office:value-type="float" office:value="-0.0814189541950985" calcext:value-type="float">
            <text:p>-0.081418954195099</text:p>
          </table:table-cell>
          <table:table-cell table:formula="of:=SUM([.B65:.D65])" office:value-type="float" office:value="2.18551493930507" calcext:value-type="float">
            <text:p>2.18551493930507</text:p>
          </table:table-cell>
        </table:table-row>
        <table:table-row table:style-name="ro1">
          <table:table-cell office:value-type="float" office:value="-0.0800000000000001" calcext:value-type="float">
            <text:p>-0.08</text:p>
          </table:table-cell>
          <table:table-cell table:formula="of:=EXP(([.$A66]-[.B$2])^2 * -1.5)*[.B$3]" office:value-type="float" office:value="0.280943976896617" calcext:value-type="float">
            <text:p>0.280943976896617</text:p>
          </table:table-cell>
          <table:table-cell table:formula="of:=EXP(([.$A66]-[.C$2])^2 * -1.5)*[.C$3]" office:value-type="float" office:value="1.98089186579443" calcext:value-type="float">
            <text:p>1.98089186579443</text:p>
          </table:table-cell>
          <table:table-cell table:formula="of:=EXP(([.$A66]-[.D$2])^2 * -1.5)*[.D$3]" office:value-type="float" office:value="-0.0869217334657973" calcext:value-type="float">
            <text:p>-0.086921733465797</text:p>
          </table:table-cell>
          <table:table-cell table:formula="of:=SUM([.B66:.D66])" office:value-type="float" office:value="2.17491410922525" calcext:value-type="float">
            <text:p>2.17491410922525</text:p>
          </table:table-cell>
        </table:table-row>
        <table:table-row table:style-name="ro1">
          <table:table-cell office:value-type="float" office:value="-0.0600000000000001" calcext:value-type="float">
            <text:p>-0.06</text:p>
          </table:table-cell>
          <table:table-cell table:formula="of:=EXP(([.$A67]-[.B$2])^2 * -1.5)*[.B$3]" office:value-type="float" office:value="0.265696659166693" calcext:value-type="float">
            <text:p>0.265696659166693</text:p>
          </table:table-cell>
          <table:table-cell table:formula="of:=EXP(([.$A67]-[.C$2])^2 * -1.5)*[.C$3]" office:value-type="float" office:value="1.98922910758278" calcext:value-type="float">
            <text:p>1.98922910758278</text:p>
          </table:table-cell>
          <table:table-cell table:formula="of:=EXP(([.$A67]-[.D$2])^2 * -1.5)*[.D$3]" office:value-type="float" office:value="-0.0926851345083826" calcext:value-type="float">
            <text:p>-0.092685134508383</text:p>
          </table:table-cell>
          <table:table-cell table:formula="of:=SUM([.B67:.D67])" office:value-type="float" office:value="2.16224063224109" calcext:value-type="float">
            <text:p>2.1622406322410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EXP(([.$A68]-[.B$2])^2 * -1.5)*[.B$3]" office:value-type="float" office:value="0.250975488499357" calcext:value-type="float">
            <text:p>0.250975488499357</text:p>
          </table:table-cell>
          <table:table-cell table:formula="of:=EXP(([.$A68]-[.C$2])^2 * -1.5)*[.C$3]" office:value-type="float" office:value="1.99520575539476" calcext:value-type="float">
            <text:p>1.99520575539476</text:p>
          </table:table-cell>
          <table:table-cell table:formula="of:=EXP(([.$A68]-[.D$2])^2 * -1.5)*[.D$3]" office:value-type="float" office:value="-0.0987121558491911" calcext:value-type="float">
            <text:p>-0.098712155849191</text:p>
          </table:table-cell>
          <table:table-cell table:formula="of:=SUM([.B68:.D68])" office:value-type="float" office:value="2.14746908804493" calcext:value-type="float">
            <text:p>2.14746908804493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EXP(([.$A69]-[.B$2])^2 * -1.5)*[.B$3]" office:value-type="float" office:value="0.236785644665381" calcext:value-type="float">
            <text:p>0.236785644665381</text:p>
          </table:table-cell>
          <table:table-cell table:formula="of:=EXP(([.$A69]-[.C$2])^2 * -1.5)*[.C$3]" office:value-type="float" office:value="1.99880035992801" calcext:value-type="float">
            <text:p>1.99880035992801</text:p>
          </table:table-cell>
          <table:table-cell table:formula="of:=EXP(([.$A69]-[.D$2])^2 * -1.5)*[.D$3]" office:value-type="float" office:value="-0.105005013687487" calcext:value-type="float">
            <text:p>-0.105005013687487</text:p>
          </table:table-cell>
          <table:table-cell table:formula="of:=SUM([.B69:.D69])" office:value-type="float" office:value="2.1305809909059" calcext:value-type="float">
            <text:p>2.1305809909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([.$A70]-[.B$2])^2 * -1.5)*[.B$3]" office:value-type="float" office:value="0.22313016014843" calcext:value-type="float">
            <text:p>0.22313016014843</text:p>
          </table:table-cell>
          <table:table-cell table:formula="of:=EXP(([.$A70]-[.C$2])^2 * -1.5)*[.C$3]" office:value-type="float" office:value="2" calcext:value-type="float">
            <text:p>2</text:p>
          </table:table-cell>
          <table:table-cell table:formula="of:=EXP(([.$A70]-[.D$2])^2 * -1.5)*[.D$3]" office:value-type="float" office:value="-0.111565080074215" calcext:value-type="float">
            <text:p>-0.111565080074215</text:p>
          </table:table-cell>
          <table:table-cell table:formula="of:=SUM([.B70:.D70])" office:value-type="float" office:value="2.11156508007421" calcext:value-type="float">
            <text:p>2.111565080074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EXP(([.$A71]-[.B$2])^2 * -1.5)*[.B$3]" office:value-type="float" office:value="0.210010027374973" calcext:value-type="float">
            <text:p>0.210010027374973</text:p>
          </table:table-cell>
          <table:table-cell table:formula="of:=EXP(([.$A71]-[.C$2])^2 * -1.5)*[.C$3]" office:value-type="float" office:value="1.99880035992801" calcext:value-type="float">
            <text:p>1.99880035992801</text:p>
          </table:table-cell>
          <table:table-cell table:formula="of:=EXP(([.$A71]-[.D$2])^2 * -1.5)*[.D$3]" office:value-type="float" office:value="-0.11839282233269" calcext:value-type="float">
            <text:p>-0.11839282233269</text:p>
          </table:table-cell>
          <table:table-cell table:formula="of:=SUM([.B71:.D71])" office:value-type="float" office:value="2.09041756497029" calcext:value-type="float">
            <text:p>2.0904175649702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EXP(([.$A72]-[.B$2])^2 * -1.5)*[.B$3]" office:value-type="float" office:value="0.197424311698382" calcext:value-type="float">
            <text:p>0.197424311698382</text:p>
          </table:table-cell>
          <table:table-cell table:formula="of:=EXP(([.$A72]-[.C$2])^2 * -1.5)*[.C$3]" office:value-type="float" office:value="1.99520575539476" calcext:value-type="float">
            <text:p>1.99520575539476</text:p>
          </table:table-cell>
          <table:table-cell table:formula="of:=EXP(([.$A72]-[.D$2])^2 * -1.5)*[.D$3]" office:value-type="float" office:value="-0.125487744249678" calcext:value-type="float">
            <text:p>-0.125487744249678</text:p>
          </table:table-cell>
          <table:table-cell table:formula="of:=SUM([.B72:.D72])" office:value-type="float" office:value="2.06714232284347" calcext:value-type="float">
            <text:p>2.06714232284347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formula="of:=EXP(([.$A73]-[.B$2])^2 * -1.5)*[.B$3]" office:value-type="float" office:value="0.185370269016765" calcext:value-type="float">
            <text:p>0.185370269016765</text:p>
          </table:table-cell>
          <table:table-cell table:formula="of:=EXP(([.$A73]-[.C$2])^2 * -1.5)*[.C$3]" office:value-type="float" office:value="1.98922910758278" calcext:value-type="float">
            <text:p>1.98922910758278</text:p>
          </table:table-cell>
          <table:table-cell table:formula="of:=EXP(([.$A73]-[.D$2])^2 * -1.5)*[.D$3]" office:value-type="float" office:value="-0.132848329583346" calcext:value-type="float">
            <text:p>-0.132848329583346</text:p>
          </table:table-cell>
          <table:table-cell table:formula="of:=SUM([.B73:.D73])" office:value-type="float" office:value="2.0417510470162" calcext:value-type="float">
            <text:p>2.0417510470162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table:formula="of:=EXP(([.$A74]-[.B$2])^2 * -1.5)*[.B$3]" office:value-type="float" office:value="0.173843466931595" calcext:value-type="float">
            <text:p>0.173843466931595</text:p>
          </table:table-cell>
          <table:table-cell table:formula="of:=EXP(([.$A74]-[.C$2])^2 * -1.5)*[.C$3]" office:value-type="float" office:value="1.98089186579443" calcext:value-type="float">
            <text:p>1.98089186579443</text:p>
          </table:table-cell>
          <table:table-cell table:formula="of:=EXP(([.$A74]-[.D$2])^2 * -1.5)*[.D$3]" office:value-type="float" office:value="-0.140471988448308" calcext:value-type="float">
            <text:p>-0.140471988448308</text:p>
          </table:table-cell>
          <table:table-cell table:formula="of:=SUM([.B74:.D74])" office:value-type="float" office:value="2.01426334427772" calcext:value-type="float">
            <text:p>2.014263344277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([.$A75]-[.B$2])^2 * -1.5)*[.B$3]" office:value-type="float" office:value="0.162837908390197" calcext:value-type="float">
            <text:p>0.162837908390197</text:p>
          </table:table-cell>
          <table:table-cell table:formula="of:=EXP(([.$A75]-[.C$2])^2 * -1.5)*[.C$3]" office:value-type="float" office:value="1.97022387920613" calcext:value-type="float">
            <text:p>1.97022387920613</text:p>
          </table:table-cell>
          <table:table-cell table:formula="of:=EXP(([.$A75]-[.D$2])^2 * -1.5)*[.D$3]" office:value-type="float" office:value="-0.148355007147023" calcext:value-type="float">
            <text:p>-0.148355007147023</text:p>
          </table:table-cell>
          <table:table-cell table:formula="of:=SUM([.B75:.D75])" office:value-type="float" office:value="1.9847067804493" calcext:value-type="float">
            <text:p>1.984706780449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EXP(([.$A76]-[.B$2])^2 * -1.5)*[.B$3]" office:value-type="float" office:value="0.152346156798882" calcext:value-type="float">
            <text:p>0.152346156798882</text:p>
          </table:table-cell>
          <table:table-cell table:formula="of:=EXP(([.$A76]-[.C$2])^2 * -1.5)*[.C$3]" office:value-type="float" office:value="1.95726321882977" calcext:value-type="float">
            <text:p>1.95726321882977</text:p>
          </table:table-cell>
          <table:table-cell table:formula="of:=EXP(([.$A76]-[.D$2])^2 * -1.5)*[.D$3]" office:value-type="float" office:value="-0.156492502020792" calcext:value-type="float">
            <text:p>-0.156492502020792</text:p>
          </table:table-cell>
          <table:table-cell table:formula="of:=SUM([.B76:.D76])" office:value-type="float" office:value="1.95311687360786" calcext:value-type="float">
            <text:p>1.9531168736078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EXP(([.$A77]-[.B$2])^2 * -1.5)*[.B$3]" office:value-type="float" office:value="0.142359461643921" calcext:value-type="float">
            <text:p>0.142359461643921</text:p>
          </table:table-cell>
          <table:table-cell table:formula="of:=EXP(([.$A77]-[.C$2])^2 * -1.5)*[.C$3]" office:value-type="float" office:value="1.94205595116755" calcext:value-type="float">
            <text:p>1.94205595116755</text:p>
          </table:table-cell>
          <table:table-cell table:formula="of:=EXP(([.$A77]-[.D$2])^2 * -1.5)*[.D$3]" office:value-type="float" office:value="-0.164878377892156" calcext:value-type="float">
            <text:p>-0.164878377892156</text:p>
          </table:table-cell>
          <table:table-cell table:formula="of:=SUM([.B77:.D77])" office:value-type="float" office:value="1.91953703491931" calcext:value-type="float">
            <text:p>1.9195370349193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EXP(([.$A78]-[.B$2])^2 * -1.5)*[.B$3]" office:value-type="float" office:value="0.132867883713841" calcext:value-type="float">
            <text:p>0.132867883713841</text:p>
          </table:table-cell>
          <table:table-cell table:formula="of:=EXP(([.$A78]-[.C$2])^2 * -1.5)*[.C$3]" office:value-type="float" office:value="1.92465586544322" calcext:value-type="float">
            <text:p>1.92465586544322</text:p>
          </table:table-cell>
          <table:table-cell table:formula="of:=EXP(([.$A78]-[.D$2])^2 * -1.5)*[.D$3]" office:value-type="float" office:value="-0.173505291663316" calcext:value-type="float">
            <text:p>-0.173505291663316</text:p>
          </table:table-cell>
          <table:table-cell table:formula="of:=SUM([.B78:.D78])" office:value-type="float" office:value="1.88401845749375" calcext:value-type="float">
            <text:p>1.8840184574937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EXP(([.$A79]-[.B$2])^2 * -1.5)*[.B$3]" office:value-type="float" office:value="0.123860419077578" calcext:value-type="float">
            <text:p>0.123860419077578</text:p>
          </table:table-cell>
          <table:table-cell table:formula="of:=EXP(([.$A79]-[.C$2])^2 * -1.5)*[.C$3]" office:value-type="float" office:value="1.90512415667006" calcext:value-type="float">
            <text:p>1.90512415667006</text:p>
          </table:table-cell>
          <table:table-cell table:formula="of:=EXP(([.$A79]-[.D$2])^2 * -1.5)*[.D$3]" office:value-type="float" office:value="-0.182364621622076" calcext:value-type="float">
            <text:p>-0.182364621622076</text:p>
          </table:table-cell>
          <table:table-cell table:formula="of:=SUM([.B79:.D79])" office:value-type="float" office:value="1.84661995412557" calcext:value-type="float">
            <text:p>1.8466199541255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([.$A80]-[.B$2])^2 * -1.5)*[.B$3]" office:value-type="float" office:value="0.115325121038063" calcext:value-type="float">
            <text:p>0.115325121038063</text:p>
          </table:table-cell>
          <table:table-cell table:formula="of:=EXP(([.$A80]-[.C$2])^2 * -1.5)*[.C$3]" office:value-type="float" office:value="1.8835290671685" calcext:value-type="float">
            <text:p>1.8835290671685</text:p>
          </table:table-cell>
          <table:table-cell table:formula="of:=EXP(([.$A80]-[.D$2])^2 * -1.5)*[.D$3]" office:value-type="float" office:value="-0.191446442987556" calcext:value-type="float">
            <text:p>-0.191446442987556</text:p>
          </table:table-cell>
          <table:table-cell table:formula="of:=SUM([.B80:.D80])" office:value-type="float" office:value="1.807407745219" calcext:value-type="float">
            <text:p>1.80740774521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EXP(([.$A81]-[.B$2])^2 * -1.5)*[.B$3]" office:value-type="float" office:value="0.107249219348754" calcext:value-type="float">
            <text:p>0.107249219348754</text:p>
          </table:table-cell>
          <table:table-cell table:formula="of:=EXP(([.$A81]-[.C$2])^2 * -1.5)*[.C$3]" office:value-type="float" office:value="1.85994548947157" calcext:value-type="float">
            <text:p>1.85994548947157</text:p>
          </table:table-cell>
          <table:table-cell table:formula="of:=EXP(([.$A81]-[.D$2])^2 * -1.5)*[.D$3]" office:value-type="float" office:value="-0.200739510202332" calcext:value-type="float">
            <text:p>-0.200739510202332</text:p>
          </table:table-cell>
          <table:table-cell table:formula="of:=SUM([.B81:.D81])" office:value-type="float" office:value="1.76645519861799" calcext:value-type="float">
            <text:p>1.7664551986179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EXP(([.$A82]-[.B$2])^2 * -1.5)*[.B$3]" office:value-type="float" office:value="0.0996192360507212" calcext:value-type="float">
            <text:p>0.099619236050721</text:p>
          </table:table-cell>
          <table:table-cell table:formula="of:=EXP(([.$A82]-[.C$2])^2 * -1.5)*[.C$3]" office:value-type="float" office:value="1.83445453385083" calcext:value-type="float">
            <text:p>1.83445453385083</text:p>
          </table:table-cell>
          <table:table-cell table:formula="of:=EXP(([.$A82]-[.D$2])^2 * -1.5)*[.D$3]" office:value-type="float" office:value="-0.210231246445835" calcext:value-type="float">
            <text:p>-0.210231246445835</text:p>
          </table:table-cell>
          <table:table-cell table:formula="of:=SUM([.B82:.D82])" office:value-type="float" office:value="1.72384252345571" calcext:value-type="float">
            <text:p>1.7238425234557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EXP(([.$A83]-[.B$2])^2 * -1.5)*[.B$3]" office:value-type="float" office:value="0.0924210973590831" calcext:value-type="float">
            <text:p>0.092421097359083</text:p>
          </table:table-cell>
          <table:table-cell table:formula="of:=EXP(([.$A83]-[.C$2])^2 * -1.5)*[.C$3]" office:value-type="float" office:value="1.80714306395542" calcext:value-type="float">
            <text:p>1.80714306395542</text:p>
          </table:table-cell>
          <table:table-cell table:formula="of:=EXP(([.$A83]-[.D$2])^2 * -1.5)*[.D$3]" office:value-type="float" office:value="-0.219907740805679" calcext:value-type="float">
            <text:p>-0.219907740805679</text:p>
          </table:table-cell>
          <table:table-cell table:formula="of:=SUM([.B83:.D83])" office:value-type="float" office:value="1.67965642050883" calcext:value-type="float">
            <text:p>1.679656420508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EXP(([.$A84]-[.B$2])^2 * -1.5)*[.B$3]" office:value-type="float" office:value="0.0856402410992619" calcext:value-type="float">
            <text:p>0.085640241099262</text:p>
          </table:table-cell>
          <table:table-cell table:formula="of:=EXP(([.$A84]-[.C$2])^2 * -1.5)*[.C$3]" office:value-type="float" office:value="1.77810320428166" calcext:value-type="float">
            <text:p>1.77810320428166</text:p>
          </table:table-cell>
          <table:table-cell table:formula="of:=EXP(([.$A84]-[.D$2])^2 * -1.5)*[.D$3]" office:value-type="float" office:value="-0.229753753499235" calcext:value-type="float">
            <text:p>-0.229753753499235</text:p>
          </table:table-cell>
          <table:table-cell table:formula="of:=SUM([.B84:.D84])" office:value-type="float" office:value="1.63398969188168" calcext:value-type="float">
            <text:p>1.633989691881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([.$A85]-[.B$2])^2 * -1.5)*[.B$3]" office:value-type="float" office:value="0.0792617192647316" calcext:value-type="float">
            <text:p>0.079261719264732</text:p>
          </table:table-cell>
          <table:table-cell table:formula="of:=EXP(([.$A85]-[.C$2])^2 * -1.5)*[.C$3]" office:value-type="float" office:value="1.74743182337607" calcext:value-type="float">
            <text:p>1.74743182337607</text:p>
          </table:table-cell>
          <table:table-cell table:formula="of:=EXP(([.$A85]-[.D$2])^2 * -1.5)*[.D$3]" office:value-type="float" office:value="-0.239752729487447" calcext:value-type="float">
            <text:p>-0.239752729487447</text:p>
          </table:table-cell>
          <table:table-cell table:formula="of:=SUM([.B85:.D85])" office:value-type="float" office:value="1.58694081315335" calcext:value-type="float">
            <text:p>1.5869408131533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EXP(([.$A86]-[.B$2])^2 * -1.5)*[.B$3]" office:value-type="float" office:value="0.0732702953380633" calcext:value-type="float">
            <text:p>0.073270295338063</text:p>
          </table:table-cell>
          <table:table-cell table:formula="of:=EXP(([.$A86]-[.C$2])^2 * -1.5)*[.C$3]" office:value-type="float" office:value="1.71522999682154" calcext:value-type="float">
            <text:p>1.71522999682154</text:p>
          </table:table-cell>
          <table:table-cell table:formula="of:=EXP(([.$A86]-[.D$2])^2 * -1.5)*[.D$3]" office:value-type="float" office:value="-0.249886820766799" calcext:value-type="float">
            <text:p>-0.249886820766799</text:p>
          </table:table-cell>
          <table:table-cell table:formula="of:=SUM([.B86:.D86])" office:value-type="float" office:value="1.5386134713928" calcext:value-type="float">
            <text:p>1.538613471392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EXP(([.$A87]-[.B$2])^2 * -1.5)*[.B$3]" office:value-type="float" office:value="0.0676505360854393" calcext:value-type="float">
            <text:p>0.067650536085439</text:p>
          </table:table-cell>
          <table:table-cell table:formula="of:=EXP(([.$A87]-[.C$2])^2 * -1.5)*[.C$3]" office:value-type="float" office:value="1.68160245416145" calcext:value-type="float">
            <text:p>1.68160245416145</text:p>
          </table:table-cell>
          <table:table-cell table:formula="of:=EXP(([.$A87]-[.D$2])^2 * -1.5)*[.D$3]" office:value-type="float" office:value="-0.260136917563888" calcext:value-type="float">
            <text:p>-0.260136917563888</text:p>
          </table:table-cell>
          <table:table-cell table:formula="of:=SUM([.B87:.D87])" office:value-type="float" office:value="1.489116072683" calcext:value-type="float">
            <text:p>1.48911607268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EXP(([.$A88]-[.B$2])^2 * -1.5)*[.B$3]" office:value-type="float" office:value="0.0623868976008379" calcext:value-type="float">
            <text:p>0.062386897600838</text:p>
          </table:table-cell>
          <table:table-cell table:formula="of:=EXP(([.$A88]-[.C$2])^2 * -1.5)*[.C$3]" office:value-type="float" office:value="1.64665701398143" calcext:value-type="float">
            <text:p>1.64665701398143</text:p>
          </table:table-cell>
          <table:table-cell table:formula="of:=EXP(([.$A88]-[.D$2])^2 * -1.5)*[.D$3]" office:value-type="float" office:value="-0.270482688590665" calcext:value-type="float">
            <text:p>-0.270482688590665</text:p>
          </table:table-cell>
          <table:table-cell table:formula="of:=SUM([.B88:.D88])" office:value-type="float" office:value="1.43856122299161" calcext:value-type="float">
            <text:p>1.4385612229916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EXP(([.$A89]-[.B$2])^2 * -1.5)*[.B$3]" office:value-type="float" office:value="0.057463805439272" calcext:value-type="float">
            <text:p>0.057463805439272</text:p>
          </table:table-cell>
          <table:table-cell table:formula="of:=EXP(([.$A89]-[.C$2])^2 * -1.5)*[.C$3]" office:value-type="float" office:value="1.61050401139142" calcext:value-type="float">
            <text:p>1.61050401139142</text:p>
          </table:table-cell>
          <table:table-cell table:formula="of:=EXP(([.$A89]-[.D$2])^2 * -1.5)*[.D$3]" office:value-type="float" office:value="-0.280902630447555" calcext:value-type="float">
            <text:p>-0.280902630447555</text:p>
          </table:table-cell>
          <table:table-cell table:formula="of:=SUM([.B89:.D89])" office:value-type="float" office:value="1.38706518638313" calcext:value-type="float">
            <text:p>1.387065186383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([.$A90]-[.B$2])^2 * -1.5)*[.B$3]" office:value-type="float" office:value="0.0528657287383504" calcext:value-type="float">
            <text:p>0.05286572873835</text:p>
          </table:table-cell>
          <table:table-cell table:formula="of:=EXP(([.$A90]-[.C$2])^2 * -1.5)*[.C$3]" office:value-type="float" office:value="1.57325572213311" calcext:value-type="float">
            <text:p>1.57325572213311</text:p>
          </table:table-cell>
          <table:table-cell table:formula="of:=EXP(([.$A90]-[.D$2])^2 * -1.5)*[.D$3]" office:value-type="float" office:value="-0.291374126186995" calcext:value-type="float">
            <text:p>-0.291374126186995</text:p>
          </table:table-cell>
          <table:table-cell table:formula="of:=SUM([.B90:.D90])" office:value-type="float" office:value="1.33474732468446" calcext:value-type="float">
            <text:p>1.3347473246844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EXP(([.$A91]-[.B$2])^2 * -1.5)*[.B$3]" office:value-type="float" office:value="0.0485772482836617" calcext:value-type="float">
            <text:p>0.048577248283662</text:p>
          </table:table-cell>
          <table:table-cell table:formula="of:=EXP(([.$A91]-[.C$2])^2 * -1.5)*[.C$3]" office:value-type="float" office:value="1.53502578748101" calcext:value-type="float">
            <text:p>1.53502578748101</text:p>
          </table:table-cell>
          <table:table-cell table:formula="of:=EXP(([.$A91]-[.D$2])^2 * -1.5)*[.D$3]" office:value-type="float" office:value="-0.301873512972048" calcext:value-type="float">
            <text:p>-0.301873512972048</text:p>
          </table:table-cell>
          <table:table-cell table:formula="of:=SUM([.B91:.D91])" office:value-type="float" office:value="1.28172952279263" calcext:value-type="float">
            <text:p>1.2817295227926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EXP(([.$A92]-[.B$2])^2 * -1.5)*[.B$3]" office:value-type="float" office:value="0.0445831185257392" calcext:value-type="float">
            <text:p>0.044583118525739</text:p>
          </table:table-cell>
          <table:table-cell table:formula="of:=EXP(([.$A92]-[.C$2])^2 * -1.5)*[.C$3]" office:value-type="float" office:value="1.49592864400928" calcext:value-type="float">
            <text:p>1.49592864400928</text:p>
          </table:table-cell>
          <table:table-cell table:formula="of:=EXP(([.$A92]-[.D$2])^2 * -1.5)*[.D$3]" office:value-type="float" office:value="-0.312376158684452" calcext:value-type="float">
            <text:p>-0.312376158684452</text:p>
          </table:table-cell>
          <table:table-cell table:formula="of:=SUM([.B92:.D92])" office:value-type="float" office:value="1.22813560385056" calcext:value-type="float">
            <text:p>1.2281356038505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EXP(([.$A93]-[.B$2])^2 * -1.5)*[.B$3]" office:value-type="float" office:value="0.0408683236044432" calcext:value-type="float">
            <text:p>0.040868323604443</text:p>
          </table:table-cell>
          <table:table-cell table:formula="of:=EXP(([.$A93]-[.C$2])^2 * -1.5)*[.C$3]" office:value-type="float" office:value="1.45607896216469" calcext:value-type="float">
            <text:p>1.45607896216469</text:p>
          </table:table-cell>
          <table:table-cell table:formula="of:=EXP(([.$A93]-[.D$2])^2 * -1.5)*[.D$3]" office:value-type="float" office:value="-0.322856547254442" calcext:value-type="float">
            <text:p>-0.322856547254442</text:p>
          </table:table-cell>
          <table:table-cell table:formula="of:=SUM([.B93:.D93])" office:value-type="float" office:value="1.17409073851469" calcext:value-type="float">
            <text:p>1.1740907385146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EXP(([.$A94]-[.B$2])^2 * -1.5)*[.B$3]" office:value-type="float" office:value="0.037418127480309" calcext:value-type="float">
            <text:p>0.037418127480309</text:p>
          </table:table-cell>
          <table:table-cell table:formula="of:=EXP(([.$A94]-[.C$2])^2 * -1.5)*[.C$3]" office:value-type="float" office:value="1.41559109741978" calcext:value-type="float">
            <text:p>1.41559109741978</text:p>
          </table:table-cell>
          <table:table-cell table:formula="of:=EXP(([.$A94]-[.D$2])^2 * -1.5)*[.D$3]" office:value-type="float" office:value="-0.333288372401889" calcext:value-type="float">
            <text:p>-0.333288372401889</text:p>
          </table:table-cell>
          <table:table-cell table:formula="of:=SUM([.B94:.D94])" office:value-type="float" office:value="1.1197208524982" calcext:value-type="float">
            <text:p>1.11972085249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([.$A95]-[.B$2])^2 * -1.5)*[.B$3]" office:value-type="float" office:value="0.034218118311666" calcext:value-type="float">
            <text:p>0.034218118311666</text:p>
          </table:table-cell>
          <table:table-cell table:formula="of:=EXP(([.$A95]-[.C$2])^2 * -1.5)*[.C$3]" office:value-type="float" office:value="1.37457855758194" calcext:value-type="float">
            <text:p>1.37457855758194</text:p>
          </table:table-cell>
          <table:table-cell table:formula="of:=EXP(([.$A95]-[.D$2])^2 * -1.5)*[.D$3]" office:value-type="float" office:value="-0.343644639395486" calcext:value-type="float">
            <text:p>-0.343644639395486</text:p>
          </table:table-cell>
          <table:table-cell table:formula="of:=SUM([.B95:.D95])" office:value-type="float" office:value="1.06515203649812" calcext:value-type="float">
            <text:p>1.0651520364981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EXP(([.$A96]-[.B$2])^2 * -1.5)*[.B$3]" office:value-type="float" office:value="0.0312542472510916" calcext:value-type="float">
            <text:p>0.031254247251092</text:p>
          </table:table-cell>
          <table:table-cell table:formula="of:=EXP(([.$A96]-[.C$2])^2 * -1.5)*[.C$3]" office:value-type="float" office:value="1.33315348960756" calcext:value-type="float">
            <text:p>1.33315348960756</text:p>
          </table:table-cell>
          <table:table-cell table:formula="of:=EXP(([.$A96]-[.D$2])^2 * -1.5)*[.D$3]" office:value-type="float" office:value="-0.353897774354945" calcext:value-type="float">
            <text:p>-0.353897774354945</text:p>
          </table:table-cell>
          <table:table-cell table:formula="of:=SUM([.B96:.D96])" office:value-type="float" office:value="1.0105099625037" calcext:value-type="float">
            <text:p>1.010509962503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EXP(([.$A97]-[.B$2])^2 * -1.5)*[.B$3]" office:value-type="float" office:value="0.0285128618650299" calcext:value-type="float">
            <text:p>0.02851286186503</text:p>
          </table:table-cell>
          <table:table-cell table:formula="of:=EXP(([.$A97]-[.C$2])^2 * -1.5)*[.C$3]" office:value-type="float" office:value="1.29142618901777" calcext:value-type="float">
            <text:p>1.29142618901777</text:p>
          </table:table-cell>
          <table:table-cell table:formula="of:=EXP(([.$A97]-[.D$2])^2 * -1.5)*[.D$3]" office:value-type="float" office:value="-0.364019740541172" calcext:value-type="float">
            <text:p>-0.364019740541172</text:p>
          </table:table-cell>
          <table:table-cell table:formula="of:=SUM([.B97:.D97])" office:value-type="float" office:value="0.955919310341628" calcext:value-type="float">
            <text:p>0.95591931034162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EXP(([.$A98]-[.B$2])^2 * -1.5)*[.B$3]" office:value-type="float" office:value="0.0259807344062569" calcext:value-type="float">
            <text:p>0.025980734406257</text:p>
          </table:table-cell>
          <table:table-cell table:formula="of:=EXP(([.$A98]-[.C$2])^2 * -1.5)*[.C$3]" office:value-type="float" office:value="1.24950463473781" calcext:value-type="float">
            <text:p>1.24950463473781</text:p>
          </table:table-cell>
          <table:table-cell table:formula="of:=EXP(([.$A98]-[.D$2])^2 * -1.5)*[.D$3]" office:value-type="float" office:value="-0.373982161002319" calcext:value-type="float">
            <text:p>-0.373982161002319</text:p>
          </table:table-cell>
          <table:table-cell table:formula="of:=SUM([.B98:.D98])" office:value-type="float" office:value="0.901503208141744" calcext:value-type="float">
            <text:p>0.90150320814174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EXP(([.$A99]-[.B$2])^2 * -1.5)*[.B$3]" office:value-type="float" office:value="0.0236450851904" calcext:value-type="float">
            <text:p>0.0236450851904</text:p>
          </table:table-cell>
          <table:table-cell table:formula="of:=EXP(([.$A99]-[.C$2])^2 * -1.5)*[.C$3]" office:value-type="float" office:value="1.20749405188819" calcext:value-type="float">
            <text:p>1.20749405188819</text:p>
          </table:table-cell>
          <table:table-cell table:formula="of:=EXP(([.$A99]-[.D$2])^2 * -1.5)*[.D$3]" office:value-type="float" office:value="-0.383756446870253" calcext:value-type="float">
            <text:p>-0.383756446870253</text:p>
          </table:table-cell>
          <table:table-cell table:formula="of:=SUM([.B99:.D99])" office:value-type="float" office:value="0.847382690208337" calcext:value-type="float">
            <text:p>0.8473826902083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EXP(([.$A100]-[.B$2])^2 * -1.5)*[.B$3]" office:value-type="float" office:value="0.0214936013450899" calcext:value-type="float">
            <text:p>0.02149360134509</text:p>
          </table:table-cell>
          <table:table-cell table:formula="of:=EXP(([.$A100]-[.C$2])^2 * -1.5)*[.C$3]" office:value-type="float" office:value="1.16549650474798" calcext:value-type="float">
            <text:p>1.16549650474798</text:p>
          </table:table-cell>
          <table:table-cell table:formula="of:=EXP(([.$A100]-[.D$2])^2 * -1.5)*[.D$3]" office:value-type="float" office:value="-0.393313930533277" calcext:value-type="float">
            <text:p>-0.393313930533277</text:p>
          </table:table-cell>
          <table:table-cell table:formula="of:=SUM([.B100:.D100])" office:value-type="float" office:value="0.793676175559792" calcext:value-type="float">
            <text:p>0.7936761755597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EXP(([.$A101]-[.B$2])^2 * -1.5)*[.B$3]" office:value-type="float" office:value="0.0195144512137081" calcext:value-type="float">
            <text:p>0.019514451213708</text:p>
          </table:table-cell>
          <table:table-cell table:formula="of:=EXP(([.$A101]-[.C$2])^2 * -1.5)*[.C$3]" office:value-type="float" office:value="1.12361052179022" calcext:value-type="float">
            <text:p>1.12361052179022</text:p>
          </table:table-cell>
          <table:table-cell table:formula="of:=EXP(([.$A101]-[.D$2])^2 * -1.5)*[.D$3]" office:value-type="float" office:value="-0.402626002847854" calcext:value-type="float">
            <text:p>-0.402626002847854</text:p>
          </table:table-cell>
          <table:table-cell table:formula="of:=SUM([.B101:.D101])" office:value-type="float" office:value="0.740498970156075" calcext:value-type="float">
            <text:p>0.74049897015607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EXP(([.$A102]-[.B$2])^2 * -1.5)*[.B$3]" office:value-type="float" office:value="0.0176962947053066" calcext:value-type="float">
            <text:p>0.017696294705307</text:p>
          </table:table-cell>
          <table:table-cell table:formula="of:=EXP(([.$A102]-[.C$2])^2 * -1.5)*[.C$3]" office:value-type="float" office:value="1.08193075436266" calcext:value-type="float">
            <text:p>1.08193075436266</text:p>
          </table:table-cell>
          <table:table-cell table:formula="of:=EXP(([.$A102]-[.D$2])^2 * -1.5)*[.D$3]" office:value-type="float" office:value="-0.411664253495358" calcext:value-type="float">
            <text:p>-0.411664253495358</text:p>
          </table:table-cell>
          <table:table-cell table:formula="of:=SUM([.B102:.D102])" office:value-type="float" office:value="0.687962795572607" calcext:value-type="float">
            <text:p>0.68796279557260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EXP(([.$A103]-[.B$2])^2 * -1.5)*[.B$3]" office:value-type="float" office:value="0.0160282898883671" calcext:value-type="float">
            <text:p>0.016028289888367</text:p>
          </table:table-cell>
          <table:table-cell table:formula="of:=EXP(([.$A103]-[.C$2])^2 * -1.5)*[.C$3]" office:value-type="float" office:value="1.04054767025555" calcext:value-type="float">
            <text:p>1.04054767025555</text:p>
          </table:table-cell>
          <table:table-cell table:formula="of:=EXP(([.$A103]-[.D$2])^2 * -1.5)*[.D$3]" office:value-type="float" office:value="-0.420400613540362" calcext:value-type="float">
            <text:p>-0.420400613540362</text:p>
          </table:table-cell>
          <table:table-cell table:formula="of:=SUM([.B103:.D103])" office:value-type="float" office:value="0.636175346603556" calcext:value-type="float">
            <text:p>0.63617534660355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EXP(([.$A104]-[.B$2])^2 * -1.5)*[.B$3]" office:value-type="float" office:value="0.014500096128875" calcext:value-type="float">
            <text:p>0.014500096128875</text:p>
          </table:table-cell>
          <table:table-cell table:formula="of:=EXP(([.$A104]-[.C$2])^2 * -1.5)*[.C$3]" office:value-type="float" office:value="0.999547283067195" calcext:value-type="float">
            <text:p>0.999547283067195</text:p>
          </table:table-cell>
          <table:table-cell table:formula="of:=EXP(([.$A104]-[.D$2])^2 * -1.5)*[.D$3]" office:value-type="float" office:value="-0.428807499205384" calcext:value-type="float">
            <text:p>-0.428807499205384</text:p>
          </table:table-cell>
          <table:table-cell table:formula="of:=SUM([.B104:.D104])" office:value-type="float" office:value="0.585239879990686" calcext:value-type="float">
            <text:p>0.5852398799906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EXP(([.$A105]-[.B$2])^2 * -1.5)*[.B$3]" office:value-type="float" office:value="0.0131018740729916" calcext:value-type="float">
            <text:p>0.013101874072992</text:p>
          </table:table-cell>
          <table:table-cell table:formula="of:=EXP(([.$A105]-[.C$2])^2 * -1.5)*[.C$3]" office:value-type="float" office:value="0.959010917949788" calcext:value-type="float">
            <text:p>0.959010917949788</text:p>
          </table:table-cell>
          <table:table-cell table:formula="of:=EXP(([.$A105]-[.D$2])^2 * -1.5)*[.D$3]" office:value-type="float" office:value="-0.436857955844017" calcext:value-type="float">
            <text:p>-0.436857955844017</text:p>
          </table:table-cell>
          <table:table-cell table:formula="of:=SUM([.B105:.D105])" office:value-type="float" office:value="0.535254836178763" calcext:value-type="float">
            <text:p>0.53525483617876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EXP(([.$A106]-[.B$2])^2 * -1.5)*[.B$3]" office:value-type="float" office:value="0.0118242827716961" calcext:value-type="float">
            <text:p>0.011824282771696</text:p>
          </table:table-cell>
          <table:table-cell table:formula="of:=EXP(([.$A106]-[.C$2])^2 * -1.5)*[.C$3]" office:value-type="float" office:value="0.91901501399694" calcext:value-type="float">
            <text:p>0.91901501399694</text:p>
          </table:table-cell>
          <table:table-cell table:formula="of:=EXP(([.$A106]-[.D$2])^2 * -1.5)*[.D$3]" office:value-type="float" office:value="-0.444525801070414" calcext:value-type="float">
            <text:p>-0.444525801070414</text:p>
          </table:table-cell>
          <table:table-cell table:formula="of:=SUM([.B106:.D106])" office:value-type="float" office:value="0.486313495698222" calcext:value-type="float">
            <text:p>0.4863134956982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EXP(([.$A107]-[.B$2])^2 * -1.5)*[.B$3]" office:value-type="float" office:value="0.0106584742394068" calcext:value-type="float">
            <text:p>0.010658474239407</text:p>
          </table:table-cell>
          <table:table-cell table:formula="of:=EXP(([.$A107]-[.C$2])^2 * -1.5)*[.C$3]" office:value-type="float" office:value="0.879630963222717" calcext:value-type="float">
            <text:p>0.879630963222717</text:p>
          </table:table-cell>
          <table:table-cell table:formula="of:=EXP(([.$A107]-[.D$2])^2 * -1.5)*[.D$3]" office:value-type="float" office:value="-0.451785765988856" calcext:value-type="float">
            <text:p>-0.451785765988856</text:p>
          </table:table-cell>
          <table:table-cell table:formula="of:=SUM([.B107:.D107])" office:value-type="float" office:value="0.438503671473269" calcext:value-type="float">
            <text:p>0.43850367147326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EXP(([.$A108]-[.B$2])^2 * -1.5)*[.B$3]" office:value-type="float" office:value="0.00959608573109196" calcext:value-type="float">
            <text:p>0.009596085731092</text:p>
          </table:table-cell>
          <table:table-cell table:formula="of:=EXP(([.$A108]-[.C$2])^2 * -1.5)*[.C$3]" office:value-type="float" office:value="0.840924985783342" calcext:value-type="float">
            <text:p>0.840924985783342</text:p>
          </table:table-cell>
          <table:table-cell table:formula="of:=EXP(([.$A108]-[.D$2])^2 * -1.5)*[.D$3]" office:value-type="float" office:value="-0.458613633462707" calcext:value-type="float">
            <text:p>-0.458613633462707</text:p>
          </table:table-cell>
          <table:table-cell table:formula="of:=SUM([.B108:.D108])" office:value-type="float" office:value="0.391907438051726" calcext:value-type="float">
            <text:p>0.39190743805172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EXP(([.$A109]-[.B$2])^2 * -1.5)*[.B$3]" office:value-type="float" office:value="0.00862923001299507" calcext:value-type="float">
            <text:p>0.008629230012995</text:p>
          </table:table-cell>
          <table:table-cell table:formula="of:=EXP(([.$A109]-[.C$2])^2 * -1.5)*[.C$3]" office:value-type="float" office:value="0.802958040809328" calcext:value-type="float">
            <text:p>0.802958040809328</text:p>
          </table:table-cell>
          <table:table-cell table:formula="of:=EXP(([.$A109]-[.D$2])^2 * -1.5)*[.D$3]" office:value-type="float" office:value="-0.464986372367893" calcext:value-type="float">
            <text:p>-0.464986372367893</text:p>
          </table:table-cell>
          <table:table-cell table:formula="of:=SUM([.B109:.D109])" office:value-type="float" office:value="0.34660089845443" calcext:value-type="float">
            <text:p>0.346600898454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EXP(([.$A110]-[.B$2])^2 * -1.5)*[.B$3]" office:value-type="float" office:value="0.00775048389113669" calcext:value-type="float">
            <text:p>0.007750483891137</text:p>
          </table:table-cell>
          <table:table-cell table:formula="of:=EXP(([.$A110]-[.C$2])^2 * -1.5)*[.C$3]" office:value-type="float" office:value="0.765785771950224" calcext:value-type="float">
            <text:p>0.765785771950224</text:p>
          </table:table-cell>
          <table:table-cell table:formula="of:=EXP(([.$A110]-[.D$2])^2 * -1.5)*[.D$3]" office:value-type="float" office:value="-0.470882266792124" calcext:value-type="float">
            <text:p>-0.470882266792124</text:p>
          </table:table-cell>
          <table:table-cell table:formula="of:=SUM([.B110:.D110])" office:value-type="float" office:value="0.302653989049236" calcext:value-type="float">
            <text:p>0.30265398904923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EXP(([.$A111]-[.B$2])^2 * -1.5)*[.B$3]" office:value-type="float" office:value="0.00695287524945627" calcext:value-type="float">
            <text:p>0.006952875249456</text:p>
          </table:table-cell>
          <table:table-cell table:formula="of:=EXP(([.$A111]-[.C$2])^2 * -1.5)*[.C$3]" office:value-type="float" office:value="0.729458486488302" calcext:value-type="float">
            <text:p>0.729458486488302</text:p>
          </table:table-cell>
          <table:table-cell table:formula="of:=EXP(([.$A111]-[.D$2])^2 * -1.5)*[.D$3]" office:value-type="float" office:value="-0.476281039167516" calcext:value-type="float">
            <text:p>-0.476281039167516</text:p>
          </table:table-cell>
          <table:table-cell table:formula="of:=SUM([.B111:.D111])" office:value-type="float" office:value="0.260130322570242" calcext:value-type="float">
            <text:p>0.26013032257024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EXP(([.$A112]-[.B$2])^2 * -1.5)*[.B$3]" office:value-type="float" office:value="0.00622986883609944" calcext:value-type="float">
            <text:p>0.006229868836099</text:p>
          </table:table-cell>
          <table:table-cell table:formula="of:=EXP(([.$A112]-[.C$2])^2 * -1.5)*[.C$3]" office:value-type="float" office:value="0.694021166653262" calcext:value-type="float">
            <text:p>0.694021166653262</text:p>
          </table:table-cell>
          <table:table-cell table:formula="of:=EXP(([.$A112]-[.D$2])^2 * -1.5)*[.D$3]" office:value-type="float" office:value="-0.481163966360805" calcext:value-type="float">
            <text:p>-0.481163966360805</text:p>
          </table:table-cell>
          <table:table-cell table:formula="of:=SUM([.B112:.D112])" office:value-type="float" office:value="0.219087069128556" calcext:value-type="float">
            <text:p>0.21908706912855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EXP(([.$A113]-[.B$2])^2 * -1.5)*[.B$3]" office:value-type="float" office:value="0.00557535102217079" calcext:value-type="float">
            <text:p>0.005575351022171</text:p>
          </table:table-cell>
          <table:table-cell table:formula="of:=EXP(([.$A113]-[.C$2])^2 * -1.5)*[.C$3]" office:value-type="float" office:value="0.659513511568626" calcext:value-type="float">
            <text:p>0.659513511568626</text:p>
          </table:table-cell>
          <table:table-cell table:formula="of:=EXP(([.$A113]-[.D$2])^2 * -1.5)*[.D$3]" office:value-type="float" office:value="-0.485513987791887" calcext:value-type="float">
            <text:p>-0.485513987791887</text:p>
          </table:table-cell>
          <table:table-cell table:formula="of:=SUM([.B113:.D113])" office:value-type="float" office:value="0.17957487479891" calcext:value-type="float">
            <text:p>0.1795748747989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EXP(([.$A114]-[.B$2])^2 * -1.5)*[.B$3]" office:value-type="float" office:value="0.00498361374249313" calcext:value-type="float">
            <text:p>0.004983613742493</text:p>
          </table:table-cell>
          <table:table-cell table:formula="of:=EXP(([.$A114]-[.C$2])^2 * -1.5)*[.C$3]" office:value-type="float" office:value="0.625970008083167" calcext:value-type="float">
            <text:p>0.625970008083167</text:p>
          </table:table-cell>
          <table:table-cell table:formula="of:=EXP(([.$A114]-[.D$2])^2 * -1.5)*[.D$3]" office:value-type="float" office:value="-0.489315804707443" calcext:value-type="float">
            <text:p>-0.489315804707443</text:p>
          </table:table-cell>
          <table:table-cell table:formula="of:=SUM([.B114:.D114])" office:value-type="float" office:value="0.141637817118218" calcext:value-type="float">
            <text:p>0.14163781711821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EXP(([.$A115]-[.B$2])^2 * -1.5)*[.B$3]" office:value-type="float" office:value="0.00444933781275139" calcext:value-type="float">
            <text:p>0.004449337812751</text:p>
          </table:table-cell>
          <table:table-cell table:formula="of:=EXP(([.$A115]-[.C$2])^2 * -1.5)*[.C$3]" office:value-type="float" office:value="0.59342002858809" calcext:value-type="float">
            <text:p>0.59342002858809</text:p>
          </table:table-cell>
          <table:table-cell table:formula="of:=EXP(([.$A115]-[.D$2])^2 * -1.5)*[.D$3]" office:value-type="float" office:value="-0.492555969801531" calcext:value-type="float">
            <text:p>-0.492555969801531</text:p>
          </table:table-cell>
          <table:table-cell table:formula="of:=SUM([.B115:.D115])" office:value-type="float" office:value="0.10531339659931" calcext:value-type="float">
            <text:p>0.1053133965993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EXP(([.$A116]-[.B$2])^2 * -1.5)*[.B$3]" office:value-type="float" office:value="0.00396757580204813" calcext:value-type="float">
            <text:p>0.003967575802048</text:p>
          </table:table-cell>
          <table:table-cell table:formula="of:=EXP(([.$A116]-[.C$2])^2 * -1.5)*[.C$3]" office:value-type="float" office:value="0.561887953793233" calcext:value-type="float">
            <text:p>0.561887953793233</text:p>
          </table:table-cell>
          <table:table-cell table:formula="of:=EXP(([.$A116]-[.D$2])^2 * -1.5)*[.D$3]" office:value-type="float" office:value="-0.495222966448608" calcext:value-type="float">
            <text:p>-0.495222966448608</text:p>
          </table:table-cell>
          <table:table-cell table:formula="of:=SUM([.B116:.D116])" office:value-type="float" office:value="0.0706325631466732" calcext:value-type="float">
            <text:p>0.07063256314667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EXP(([.$A117]-[.B$2])^2 * -1.5)*[.B$3]" office:value-type="float" office:value="0.00353373462453339" calcext:value-type="float">
            <text:p>0.003533734624533</text:p>
          </table:table-cell>
          <table:table-cell table:formula="of:=EXP(([.$A117]-[.C$2])^2 * -1.5)*[.C$3]" office:value-type="float" office:value="0.531393318333385" calcext:value-type="float">
            <text:p>0.531393318333385</text:p>
          </table:table-cell>
          <table:table-cell table:formula="of:=EXP(([.$A117]-[.D$2])^2 * -1.5)*[.D$3]" office:value-type="float" office:value="-0.497307276895696" calcext:value-type="float">
            <text:p>-0.497307276895696</text:p>
          </table:table-cell>
          <table:table-cell table:formula="of:=SUM([.B117:.D117])" office:value-type="float" office:value="0.0376197760622232" calcext:value-type="float">
            <text:p>0.03761977606222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EXP(([.$A118]-[.B$2])^2 * -1.5)*[.B$3]" office:value-type="float" office:value="0.00314355799855377" calcext:value-type="float">
            <text:p>0.003143557998554</text:p>
          </table:table-cell>
          <table:table-cell table:formula="of:=EXP(([.$A118]-[.C$2])^2 * -1.5)*[.C$3]" office:value-type="float" office:value="0.501950976998713" calcext:value-type="float">
            <text:p>0.501950976998713</text:p>
          </table:table-cell>
          <table:table-cell table:formula="of:=EXP(([.$A118]-[.D$2])^2 * -1.5)*[.D$3]" office:value-type="float" office:value="-0.498801438848691" calcext:value-type="float">
            <text:p>-0.498801438848691</text:p>
          </table:table-cell>
          <table:table-cell table:formula="of:=SUM([.B118:.D118])" office:value-type="float" office:value="0.00629309614857571" calcext:value-type="float">
            <text:p>0.00629309614857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EXP(([.$A119]-[.B$2])^2 * -1.5)*[.B$3]" office:value-type="float" office:value="0.00279310890683257" calcext:value-type="float">
            <text:p>0.002793108906833</text:p>
          </table:table-cell>
          <table:table-cell table:formula="of:=EXP(([.$A119]-[.C$2])^2 * -1.5)*[.C$3]" office:value-type="float" office:value="0.473571289330762" calcext:value-type="float">
            <text:p>0.473571289330762</text:p>
          </table:table-cell>
          <table:table-cell table:formula="of:=EXP(([.$A119]-[.D$2])^2 * -1.5)*[.D$3]" office:value-type="float" office:value="-0.499700089982003" calcext:value-type="float">
            <text:p>-0.499700089982003</text:p>
          </table:table-cell>
          <table:table-cell table:formula="of:=SUM([.B119:.D119])" office:value-type="float" office:value="-0.0233356917444086" calcext:value-type="float">
            <text:p>-0.023335691744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([.$A120]-[.B$2])^2 * -1.5)*[.B$3]" office:value-type="float" office:value="0.00247875217666636" calcext:value-type="float">
            <text:p>0.002478752176666</text:p>
          </table:table-cell>
          <table:table-cell table:formula="of:=EXP(([.$A120]-[.C$2])^2 * -1.5)*[.C$3]" office:value-type="float" office:value="0.446260320296859" calcext:value-type="float">
            <text:p>0.446260320296859</text:p>
          </table:table-cell>
          <table:table-cell table:formula="of:=EXP(([.$A120]-[.D$2])^2 * -1.5)*[.D$3]" office:value-type="float" office:value="-0.5" calcext:value-type="float">
            <text:p>-0.5</text:p>
          </table:table-cell>
          <table:table-cell table:formula="of:=SUM([.B120:.D120])" office:value-type="float" office:value="-0.0512609275264743" calcext:value-type="float">
            <text:p>-0.0512609275264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EXP(([.$A121]-[.B$2])^2 * -1.5)*[.B$3]" office:value-type="float" office:value="0.00219713728510765" calcext:value-type="float">
            <text:p>0.002197137285108</text:p>
          </table:table-cell>
          <table:table-cell table:formula="of:=EXP(([.$A121]-[.C$2])^2 * -1.5)*[.C$3]" office:value-type="float" office:value="0.420020054749947" calcext:value-type="float">
            <text:p>0.420020054749947</text:p>
          </table:table-cell>
          <table:table-cell table:formula="of:=EXP(([.$A121]-[.D$2])^2 * -1.5)*[.D$3]" office:value-type="float" office:value="-0.499700089982003" calcext:value-type="float">
            <text:p>-0.499700089982003</text:p>
          </table:table-cell>
          <table:table-cell table:formula="of:=SUM([.B121:.D121])" office:value-type="float" office:value="-0.0774828979469481" calcext:value-type="float">
            <text:p>-0.077482897946948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EXP(([.$A122]-[.B$2])^2 * -1.5)*[.B$3]" office:value-type="float" office:value="0.00194518148068443" calcext:value-type="float">
            <text:p>0.001945181480684</text:p>
          </table:table-cell>
          <table:table-cell table:formula="of:=EXP(([.$A122]-[.C$2])^2 * -1.5)*[.C$3]" office:value-type="float" office:value="0.394848623396765" calcext:value-type="float">
            <text:p>0.394848623396765</text:p>
          </table:table-cell>
          <table:table-cell table:formula="of:=EXP(([.$A122]-[.D$2])^2 * -1.5)*[.D$3]" office:value-type="float" office:value="-0.498801438848691" calcext:value-type="float">
            <text:p>-0.498801438848691</text:p>
          </table:table-cell>
          <table:table-cell table:formula="of:=SUM([.B122:.D122])" office:value-type="float" office:value="-0.102007633971242" calcext:value-type="float">
            <text:p>-0.10200763397124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EXP(([.$A123]-[.B$2])^2 * -1.5)*[.B$3]" office:value-type="float" office:value="0.0017200533004555" calcext:value-type="float">
            <text:p>0.001720053300456</text:p>
          </table:table-cell>
          <table:table-cell table:formula="of:=EXP(([.$A123]-[.C$2])^2 * -1.5)*[.C$3]" office:value-type="float" office:value="0.37074053803353" calcext:value-type="float">
            <text:p>0.37074053803353</text:p>
          </table:table-cell>
          <table:table-cell table:formula="of:=EXP(([.$A123]-[.D$2])^2 * -1.5)*[.D$3]" office:value-type="float" office:value="-0.497307276895696" calcext:value-type="float">
            <text:p>-0.497307276895696</text:p>
          </table:table-cell>
          <table:table-cell table:formula="of:=SUM([.B123:.D123])" office:value-type="float" office:value="-0.12484668556171" calcext:value-type="float">
            <text:p>-0.1248466855617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EXP(([.$A124]-[.B$2])^2 * -1.5)*[.B$3]" office:value-type="float" office:value="0.00151915654917123" calcext:value-type="float">
            <text:p>0.001519156549171</text:p>
          </table:table-cell>
          <table:table-cell table:formula="of:=EXP(([.$A124]-[.C$2])^2 * -1.5)*[.C$3]" office:value-type="float" office:value="0.347686933863189" calcext:value-type="float">
            <text:p>0.347686933863189</text:p>
          </table:table-cell>
          <table:table-cell table:formula="of:=EXP(([.$A124]-[.D$2])^2 * -1.5)*[.D$3]" office:value-type="float" office:value="-0.495222966448608" calcext:value-type="float">
            <text:p>-0.495222966448608</text:p>
          </table:table-cell>
          <table:table-cell table:formula="of:=SUM([.B124:.D124])" office:value-type="float" office:value="-0.146016876036248" calcext:value-type="float">
            <text:p>-0.14601687603624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EXP(([.$A125]-[.B$2])^2 * -1.5)*[.B$3]" office:value-type="float" office:value="0.00134011479604282" calcext:value-type="float">
            <text:p>0.001340114796043</text:p>
          </table:table-cell>
          <table:table-cell table:formula="of:=EXP(([.$A125]-[.C$2])^2 * -1.5)*[.C$3]" office:value-type="float" office:value="0.325675816780394" calcext:value-type="float">
            <text:p>0.325675816780394</text:p>
          </table:table-cell>
          <table:table-cell table:formula="of:=EXP(([.$A125]-[.D$2])^2 * -1.5)*[.D$3]" office:value-type="float" office:value="-0.492555969801531" calcext:value-type="float">
            <text:p>-0.492555969801531</text:p>
          </table:table-cell>
          <table:table-cell table:formula="of:=SUM([.B125:.D125])" office:value-type="float" office:value="-0.165540038225094" calcext:value-type="float">
            <text:p>-0.16554003822509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EXP(([.$A126]-[.B$2])^2 * -1.5)*[.B$3]" office:value-type="float" office:value="0.00118075643414632" calcext:value-type="float">
            <text:p>0.001180756434146</text:p>
          </table:table-cell>
          <table:table-cell table:formula="of:=EXP(([.$A126]-[.C$2])^2 * -1.5)*[.C$3]" office:value-type="float" office:value="0.304692313597763" calcext:value-type="float">
            <text:p>0.304692313597763</text:p>
          </table:table-cell>
          <table:table-cell table:formula="of:=EXP(([.$A126]-[.D$2])^2 * -1.5)*[.D$3]" office:value-type="float" office:value="-0.489315804707443" calcext:value-type="float">
            <text:p>-0.489315804707443</text:p>
          </table:table-cell>
          <table:table-cell table:formula="of:=SUM([.B126:.D126])" office:value-type="float" office:value="-0.183442734675533" calcext:value-type="float">
            <text:p>-0.18344273467553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EXP(([.$A127]-[.B$2])^2 * -1.5)*[.B$3]" office:value-type="float" office:value="0.00103910033781736" calcext:value-type="float">
            <text:p>0.001039100337817</text:p>
          </table:table-cell>
          <table:table-cell table:formula="of:=EXP(([.$A127]-[.C$2])^2 * -1.5)*[.C$3]" office:value-type="float" office:value="0.284718923287842" calcext:value-type="float">
            <text:p>0.284718923287842</text:p>
          </table:table-cell>
          <table:table-cell table:formula="of:=EXP(([.$A127]-[.D$2])^2 * -1.5)*[.D$3]" office:value-type="float" office:value="-0.485513987791887" calcext:value-type="float">
            <text:p>-0.485513987791887</text:p>
          </table:table-cell>
          <table:table-cell table:formula="of:=SUM([.B127:.D127])" office:value-type="float" office:value="-0.199755964166228" calcext:value-type="float">
            <text:p>-0.19975596416622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EXP(([.$A128]-[.B$2])^2 * -1.5)*[.B$3]" office:value-type="float" office:value="0.00091334214453108" calcext:value-type="float">
            <text:p>0.000913342144531</text:p>
          </table:table-cell>
          <table:table-cell table:formula="of:=EXP(([.$A128]-[.C$2])^2 * -1.5)*[.C$3]" office:value-type="float" office:value="0.265735767427682" calcext:value-type="float">
            <text:p>0.265735767427682</text:p>
          </table:table-cell>
          <table:table-cell table:formula="of:=EXP(([.$A128]-[.D$2])^2 * -1.5)*[.D$3]" office:value-type="float" office:value="-0.481163966360805" calcext:value-type="float">
            <text:p>-0.481163966360805</text:p>
          </table:table-cell>
          <table:table-cell table:formula="of:=SUM([.B128:.D128])" office:value-type="float" office:value="-0.214514856788592" calcext:value-type="float">
            <text:p>-0.21451485678859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EXP(([.$A129]-[.B$2])^2 * -1.5)*[.B$3]" office:value-type="float" office:value="0.000801841179706095" calcext:value-type="float">
            <text:p>0.000801841179706</text:p>
          </table:table-cell>
          <table:table-cell table:formula="of:=EXP(([.$A129]-[.C$2])^2 * -1.5)*[.C$3]" office:value-type="float" office:value="0.247720838155157" calcext:value-type="float">
            <text:p>0.247720838155157</text:p>
          </table:table-cell>
          <table:table-cell table:formula="of:=EXP(([.$A129]-[.D$2])^2 * -1.5)*[.D$3]" office:value-type="float" office:value="-0.476281039167516" calcext:value-type="float">
            <text:p>-0.476281039167516</text:p>
          </table:table-cell>
          <table:table-cell table:formula="of:=SUM([.B129:.D129])" office:value-type="float" office:value="-0.227758359832653" calcext:value-type="float">
            <text:p>-0.22775835983265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EXP(([.$A130]-[.B$2])^2 * -1.5)*[.B$3]" office:value-type="float" office:value="0.000703108035606482" calcext:value-type="float">
            <text:p>0.000703108035606</text:p>
          </table:table-cell>
          <table:table-cell table:formula="of:=EXP(([.$A130]-[.C$2])^2 * -1.5)*[.C$3]" office:value-type="float" office:value="0.230650242076125" calcext:value-type="float">
            <text:p>0.230650242076125</text:p>
          </table:table-cell>
          <table:table-cell table:formula="of:=EXP(([.$A130]-[.D$2])^2 * -1.5)*[.D$3]" office:value-type="float" office:value="-0.470882266792124" calcext:value-type="float">
            <text:p>-0.470882266792124</text:p>
          </table:table-cell>
          <table:table-cell table:formula="of:=SUM([.B130:.D130])" office:value-type="float" office:value="-0.239528916680393" calcext:value-type="float">
            <text:p>-0.239528916680393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EXP(([.$A131]-[.B$2])^2 * -1.5)*[.B$3]" office:value-type="float" office:value="0.000615792809021399" calcext:value-type="float">
            <text:p>0.000615792809021</text:p>
          </table:table-cell>
          <table:table-cell table:formula="of:=EXP(([.$A131]-[.C$2])^2 * -1.5)*[.C$3]" office:value-type="float" office:value="0.214498438697508" calcext:value-type="float">
            <text:p>0.214498438697508</text:p>
          </table:table-cell>
          <table:table-cell table:formula="of:=EXP(([.$A131]-[.D$2])^2 * -1.5)*[.D$3]" office:value-type="float" office:value="-0.464986372367893" calcext:value-type="float">
            <text:p>-0.464986372367893</text:p>
          </table:table-cell>
          <table:table-cell table:formula="of:=SUM([.B131:.D131])" office:value-type="float" office:value="-0.249872140861364" calcext:value-type="float">
            <text:p>-0.24987214086136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EXP(([.$A132]-[.B$2])^2 * -1.5)*[.B$3]" office:value-type="float" office:value="0.000538673996650861" calcext:value-type="float">
            <text:p>0.000538673996651</text:p>
          </table:table-cell>
          <table:table-cell table:formula="of:=EXP(([.$A132]-[.C$2])^2 * -1.5)*[.C$3]" office:value-type="float" office:value="0.199238472101442" calcext:value-type="float">
            <text:p>0.199238472101442</text:p>
          </table:table-cell>
          <table:table-cell table:formula="of:=EXP(([.$A132]-[.D$2])^2 * -1.5)*[.D$3]" office:value-type="float" office:value="-0.458613633462707" calcext:value-type="float">
            <text:p>-0.458613633462707</text:p>
          </table:table-cell>
          <table:table-cell table:formula="of:=SUM([.B132:.D132])" office:value-type="float" office:value="-0.258836487364614" calcext:value-type="float">
            <text:p>-0.25883648736461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EXP(([.$A133]-[.B$2])^2 * -1.5)*[.B$3]" office:value-type="float" office:value="0.000470648042086445" calcext:value-type="float">
            <text:p>0.000470648042086</text:p>
          </table:table-cell>
          <table:table-cell table:formula="of:=EXP(([.$A133]-[.C$2])^2 * -1.5)*[.C$3]" office:value-type="float" office:value="0.184842194718166" calcext:value-type="float">
            <text:p>0.184842194718166</text:p>
          </table:table-cell>
          <table:table-cell table:formula="of:=EXP(([.$A133]-[.D$2])^2 * -1.5)*[.D$3]" office:value-type="float" office:value="-0.451785765988856" calcext:value-type="float">
            <text:p>-0.451785765988856</text:p>
          </table:table-cell>
          <table:table-cell table:formula="of:=SUM([.B133:.D133])" office:value-type="float" office:value="-0.266472923228603" calcext:value-type="float">
            <text:p>-0.26647292322860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EXP(([.$A134]-[.B$2])^2 * -1.5)*[.B$3]" office:value-type="float" office:value="0.000410719523910673" calcext:value-type="float">
            <text:p>0.000410719523911</text:p>
          </table:table-cell>
          <table:table-cell table:formula="of:=EXP(([.$A134]-[.C$2])^2 * -1.5)*[.C$3]" office:value-type="float" office:value="0.171280482198524" calcext:value-type="float">
            <text:p>0.171280482198524</text:p>
          </table:table-cell>
          <table:table-cell table:formula="of:=EXP(([.$A134]-[.D$2])^2 * -1.5)*[.D$3]" office:value-type="float" office:value="-0.444525801070414" calcext:value-type="float">
            <text:p>-0.444525801070414</text:p>
          </table:table-cell>
          <table:table-cell table:formula="of:=SUM([.B134:.D134])" office:value-type="float" office:value="-0.272834599347979" calcext:value-type="float">
            <text:p>-0.27283459934797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EXP(([.$A135]-[.B$2])^2 * -1.5)*[.B$3]" office:value-type="float" office:value="0.000357991970709802" calcext:value-type="float">
            <text:p>0.00035799197071</text:p>
          </table:table-cell>
          <table:table-cell table:formula="of:=EXP(([.$A135]-[.C$2])^2 * -1.5)*[.C$3]" office:value-type="float" office:value="0.158523438529463" calcext:value-type="float">
            <text:p>0.158523438529463</text:p>
          </table:table-cell>
          <table:table-cell table:formula="of:=EXP(([.$A135]-[.D$2])^2 * -1.5)*[.D$3]" office:value-type="float" office:value="-0.436857955844017" calcext:value-type="float">
            <text:p>-0.436857955844017</text:p>
          </table:table-cell>
          <table:table-cell table:formula="of:=SUM([.B135:.D135])" office:value-type="float" office:value="-0.277976525343844" calcext:value-type="float">
            <text:p>-0.277976525343844</text:p>
          </table:table-cell>
        </table:table-row>
      </table:table>
      <table:table table:name="Error response" table:style-name="ta1">
        <table:shapes>
          <draw:frame draw:z-index="0" draw:style-name="gr1" draw:text-style-name="P1" svg:width="15.999cm" svg:height="8.999cm" svg:x="1.655cm" svg:y="41.191cm">
            <draw:object draw:notify-on-update-of-ranges="'Error response'.A1:'Error response'.A1 'Error response'.A4:'Error response'.A103 'Error response'.D1:'Error response'.D1 'Error response'.D4:'Error response'.D103 'Error response'.A1:'Error response'.A1 'Error response'.A4:'Error response'.A103 'Error response'.E1:'Error response'.E1 'Error response'.E4:'Error response'.E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_error</text:p>
          </table:table-cell>
          <table:table-cell office:value-type="string" calcext:value-type="string">
            <text:p>Magnitude Error</text:p>
          </table:table-cell>
          <table:table-cell office:value-type="string" calcext:value-type="string">
            <text:p>Azimuth Error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QRT(1-[.A3]^2)" office:value-type="float" office:value="0" calcext:value-type="float">
            <text:p>0</text:p>
          </table:table-cell>
          <table:table-cell table:formula="of:=[.A3]+[.$C$2]" office:value-type="float" office:value="-0.99" calcext:value-type="float">
            <text:p>-0.99</text:p>
          </table:table-cell>
          <table:table-cell table:formula="of:=ABS(1-SQRT([.C3]^2+[.B3]^2))*100" office:value-type="float" office:value="1" calcext:value-type="float">
            <text:p>1</text:p>
          </table:table-cell>
          <table:table-cell table:formula="of:=(ATAN2([.A3];[.B3])-ATAN2([.C3];[.B3]))*180/PI(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SQRT(1-[.A4]^2)" office:value-type="float" office:value="0.198997487421324" calcext:value-type="float">
            <text:p>0.198997487421324</text:p>
          </table:table-cell>
          <table:table-cell table:formula="of:=[.A4]+[.$C$2]" office:value-type="float" office:value="-0.97" calcext:value-type="float">
            <text:p>-0.97</text:p>
          </table:table-cell>
          <table:table-cell table:formula="of:=ABS(1-SQRT([.C4]^2+[.B4]^2))*100" office:value-type="float" office:value="0.979800040597778" calcext:value-type="float">
            <text:p>0.979800040597778</text:p>
          </table:table-cell>
          <table:table-cell table:formula="of:=(ATAN2([.A4];[.B4])-ATAN2([.C4];[.B4]))*180/PI()" office:value-type="float" office:value="0.115145433380555" calcext:value-type="float">
            <text:p>0.11514543338055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SQRT(1-[.A5]^2)" office:value-type="float" office:value="0.28" calcext:value-type="float">
            <text:p>0.28</text:p>
          </table:table-cell>
          <table:table-cell table:formula="of:=[.A5]+[.$C$2]" office:value-type="float" office:value="-0.95" calcext:value-type="float">
            <text:p>-0.95</text:p>
          </table:table-cell>
          <table:table-cell table:formula="of:=ABS(1-SQRT([.C5]^2+[.B5]^2))*100" office:value-type="float" office:value="0.959604201113984" calcext:value-type="float">
            <text:p>0.959604201113984</text:p>
          </table:table-cell>
          <table:table-cell table:formula="of:=(ATAN2([.A5];[.B5])-ATAN2([.C5];[.B5]))*180/PI()" office:value-type="float" office:value="0.161982790003337" calcext:value-type="float">
            <text:p>0.161982790003337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SQRT(1-[.A6]^2)" office:value-type="float" office:value="0.34117444218464" calcext:value-type="float">
            <text:p>0.34117444218464</text:p>
          </table:table-cell>
          <table:table-cell table:formula="of:=[.A6]+[.$C$2]" office:value-type="float" office:value="-0.93" calcext:value-type="float">
            <text:p>-0.93</text:p>
          </table:table-cell>
          <table:table-cell table:formula="of:=ABS(1-SQRT([.C6]^2+[.B6]^2))*100" office:value-type="float" office:value="0.939412479028778" calcext:value-type="float">
            <text:p>0.939412479028778</text:p>
          </table:table-cell>
          <table:table-cell table:formula="of:=(ATAN2([.A6];[.B6])-ATAN2([.C6];[.B6]))*180/PI()" office:value-type="float" office:value="0.197332710715958" calcext:value-type="float">
            <text:p>0.197332710715958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SQRT(1-[.A7]^2)" office:value-type="float" office:value="0.391918358845308" calcext:value-type="float">
            <text:p>0.391918358845308</text:p>
          </table:table-cell>
          <table:table-cell table:formula="of:=[.A7]+[.$C$2]" office:value-type="float" office:value="-0.91" calcext:value-type="float">
            <text:p>-0.91</text:p>
          </table:table-cell>
          <table:table-cell table:formula="of:=ABS(1-SQRT([.C7]^2+[.B7]^2))*100" office:value-type="float" office:value="0.919224871824908" calcext:value-type="float">
            <text:p>0.919224871824908</text:p>
          </table:table-cell>
          <table:table-cell table:formula="of:=(ATAN2([.A7];[.B7])-ATAN2([.C7];[.B7]))*180/PI()" office:value-type="float" office:value="0.226636563995133" calcext:value-type="float">
            <text:p>0.22663656399513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QRT(1-[.A8]^2)" office:value-type="float" office:value="0.435889894354067" calcext:value-type="float">
            <text:p>0.435889894354067</text:p>
          </table:table-cell>
          <table:table-cell table:formula="of:=[.A8]+[.$C$2]" office:value-type="float" office:value="-0.89" calcext:value-type="float">
            <text:p>-0.89</text:p>
          </table:table-cell>
          <table:table-cell table:formula="of:=ABS(1-SQRT([.C8]^2+[.B8]^2))*100" office:value-type="float" office:value="0.899041376987686" calcext:value-type="float">
            <text:p>0.899041376987686</text:p>
          </table:table-cell>
          <table:table-cell table:formula="of:=(ATAN2([.A8];[.B8])-ATAN2([.C8];[.B8]))*180/PI()" office:value-type="float" office:value="0.252013019394112" calcext:value-type="float">
            <text:p>0.25201301939411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SQRT(1-[.A9]^2)" office:value-type="float" office:value="0.474973683481517" calcext:value-type="float">
            <text:p>0.474973683481517</text:p>
          </table:table-cell>
          <table:table-cell table:formula="of:=[.A9]+[.$C$2]" office:value-type="float" office:value="-0.87" calcext:value-type="float">
            <text:p>-0.87</text:p>
          </table:table-cell>
          <table:table-cell table:formula="of:=ABS(1-SQRT([.C9]^2+[.B9]^2))*100" office:value-type="float" office:value="0.878861992004953" calcext:value-type="float">
            <text:p>0.878861992004953</text:p>
          </table:table-cell>
          <table:table-cell table:formula="of:=(ATAN2([.A9];[.B9])-ATAN2([.C9];[.B9]))*180/PI()" office:value-type="float" office:value="0.274553865486532" calcext:value-type="float">
            <text:p>0.274553865486532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SQRT(1-[.A10]^2)" office:value-type="float" office:value="0.510294032886923" calcext:value-type="float">
            <text:p>0.510294032886923</text:p>
          </table:table-cell>
          <table:table-cell table:formula="of:=[.A10]+[.$C$2]" office:value-type="float" office:value="-0.85" calcext:value-type="float">
            <text:p>-0.85</text:p>
          </table:table-cell>
          <table:table-cell table:formula="of:=ABS(1-SQRT([.C10]^2+[.B10]^2))*100" office:value-type="float" office:value="0.858686714367163" calcext:value-type="float">
            <text:p>0.858686714367163</text:p>
          </table:table-cell>
          <table:table-cell table:formula="of:=(ATAN2([.A10];[.B10])-ATAN2([.C10];[.B10]))*180/PI()" office:value-type="float" office:value="0.294910593040279" calcext:value-type="float">
            <text:p>0.294910593040279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SQRT(1-[.A11]^2)" office:value-type="float" office:value="0.542586398650022" calcext:value-type="float">
            <text:p>0.542586398650022</text:p>
          </table:table-cell>
          <table:table-cell table:formula="of:=[.A11]+[.$C$2]" office:value-type="float" office:value="-0.83" calcext:value-type="float">
            <text:p>-0.83</text:p>
          </table:table-cell>
          <table:table-cell table:formula="of:=ABS(1-SQRT([.C11]^2+[.B11]^2))*100" office:value-type="float" office:value="0.838515541567242" calcext:value-type="float">
            <text:p>0.838515541567242</text:p>
          </table:table-cell>
          <table:table-cell table:formula="of:=(ATAN2([.A11];[.B11])-ATAN2([.C11];[.B11]))*180/PI()" office:value-type="float" office:value="0.313509483691085" calcext:value-type="float">
            <text:p>0.313509483691085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SQRT(1-[.A12]^2)" office:value-type="float" office:value="0.572363520850167" calcext:value-type="float">
            <text:p>0.572363520850167</text:p>
          </table:table-cell>
          <table:table-cell table:formula="of:=[.A12]+[.$C$2]" office:value-type="float" office:value="-0.81" calcext:value-type="float">
            <text:p>-0.81</text:p>
          </table:table-cell>
          <table:table-cell table:formula="of:=ABS(1-SQRT([.C12]^2+[.B12]^2))*100" office:value-type="float" office:value="0.818348471100761" calcext:value-type="float">
            <text:p>0.818348471100761</text:p>
          </table:table-cell>
          <table:table-cell table:formula="of:=(ATAN2([.A12];[.B12])-ATAN2([.C12];[.B12]))*180/PI()" office:value-type="float" office:value="0.330647812487928" calcext:value-type="float">
            <text:p>0.33064781248792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QRT(1-[.A13]^2)" office:value-type="float" office:value="0.6" calcext:value-type="float">
            <text:p>0.6</text:p>
          </table:table-cell>
          <table:table-cell table:formula="of:=[.A13]+[.$C$2]" office:value-type="float" office:value="-0.79" calcext:value-type="float">
            <text:p>-0.79</text:p>
          </table:table-cell>
          <table:table-cell table:formula="of:=ABS(1-SQRT([.C13]^2+[.B13]^2))*100" office:value-type="float" office:value="0.798185500465776" calcext:value-type="float">
            <text:p>0.798185500465776</text:p>
          </table:table-cell>
          <table:table-cell table:formula="of:=(ATAN2([.A13];[.B13])-ATAN2([.C13];[.B13]))*180/PI()" office:value-type="float" office:value="0.346542827690573" calcext:value-type="float">
            <text:p>0.346542827690573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SQRT(1-[.A14]^2)" office:value-type="float" office:value="0.625779513886481" calcext:value-type="float">
            <text:p>0.625779513886481</text:p>
          </table:table-cell>
          <table:table-cell table:formula="of:=[.A14]+[.$C$2]" office:value-type="float" office:value="-0.77" calcext:value-type="float">
            <text:p>-0.77</text:p>
          </table:table-cell>
          <table:table-cell table:formula="of:=ABS(1-SQRT([.C14]^2+[.B14]^2))*100" office:value-type="float" office:value="0.778026627162876" calcext:value-type="float">
            <text:p>0.778026627162876</text:p>
          </table:table-cell>
          <table:table-cell table:formula="of:=(ATAN2([.A14];[.B14])-ATAN2([.C14];[.B14]))*180/PI()" office:value-type="float" office:value="0.361359097503245" calcext:value-type="float">
            <text:p>0.361359097503245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SQRT(1-[.A15]^2)" office:value-type="float" office:value="0.649923072370877" calcext:value-type="float">
            <text:p>0.649923072370877</text:p>
          </table:table-cell>
          <table:table-cell table:formula="of:=[.A15]+[.$C$2]" office:value-type="float" office:value="-0.75" calcext:value-type="float">
            <text:p>-0.75</text:p>
          </table:table-cell>
          <table:table-cell table:formula="of:=ABS(1-SQRT([.C15]^2+[.B15]^2))*100" office:value-type="float" office:value="0.757871848695213" calcext:value-type="float">
            <text:p>0.757871848695213</text:p>
          </table:table-cell>
          <table:table-cell table:formula="of:=(ATAN2([.A15];[.B15])-ATAN2([.C15];[.B15]))*180/PI()" office:value-type="float" office:value="0.375224876043277" calcext:value-type="float">
            <text:p>0.375224876043277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SQRT(1-[.A16]^2)" office:value-type="float" office:value="0.67260686883201" calcext:value-type="float">
            <text:p>0.67260686883201</text:p>
          </table:table-cell>
          <table:table-cell table:formula="of:=[.A16]+[.$C$2]" office:value-type="float" office:value="-0.73" calcext:value-type="float">
            <text:p>-0.73</text:p>
          </table:table-cell>
          <table:table-cell table:formula="of:=ABS(1-SQRT([.C16]^2+[.B16]^2))*100" office:value-type="float" office:value="0.737721162568505" calcext:value-type="float">
            <text:p>0.737721162568505</text:p>
          </table:table-cell>
          <table:table-cell table:formula="of:=(ATAN2([.A16];[.B16])-ATAN2([.C16];[.B16]))*180/PI()" office:value-type="float" office:value="0.388242444372593" calcext:value-type="float">
            <text:p>0.388242444372593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SQRT(1-[.A17]^2)" office:value-type="float" office:value="0.693974062915899" calcext:value-type="float">
            <text:p>0.693974062915899</text:p>
          </table:table-cell>
          <table:table-cell table:formula="of:=[.A17]+[.$C$2]" office:value-type="float" office:value="-0.71" calcext:value-type="float">
            <text:p>-0.71</text:p>
          </table:table-cell>
          <table:table-cell table:formula="of:=ABS(1-SQRT([.C17]^2+[.B17]^2))*100" office:value-type="float" office:value="0.717574566290935" calcext:value-type="float">
            <text:p>0.717574566290935</text:p>
          </table:table-cell>
          <table:table-cell table:formula="of:=(ATAN2([.A17];[.B17])-ATAN2([.C17];[.B17]))*180/PI()" office:value-type="float" office:value="0.400494936689582" calcext:value-type="float">
            <text:p>0.40049493668958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QRT(1-[.A18]^2)" office:value-type="float" office:value="0.714142842854285" calcext:value-type="float">
            <text:p>0.714142842854285</text:p>
          </table:table-cell>
          <table:table-cell table:formula="of:=[.A18]+[.$C$2]" office:value-type="float" office:value="-0.69" calcext:value-type="float">
            <text:p>-0.69</text:p>
          </table:table-cell>
          <table:table-cell table:formula="of:=ABS(1-SQRT([.C18]^2+[.B18]^2))*100" office:value-type="float" office:value="0.69743205737326" calcext:value-type="float">
            <text:p>0.69743205737326</text:p>
          </table:table-cell>
          <table:table-cell table:formula="of:=(ATAN2([.A18];[.B18])-ATAN2([.C18];[.B18]))*180/PI()" office:value-type="float" office:value="0.41205101158169" calcext:value-type="float">
            <text:p>0.41205101158169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SQRT(1-[.A19]^2)" office:value-type="float" office:value="0.733212111192935" calcext:value-type="float">
            <text:p>0.733212111192935</text:p>
          </table:table-cell>
          <table:table-cell table:formula="of:=[.A19]+[.$C$2]" office:value-type="float" office:value="-0.67" calcext:value-type="float">
            <text:p>-0.67</text:p>
          </table:table-cell>
          <table:table-cell table:formula="of:=ABS(1-SQRT([.C19]^2+[.B19]^2))*100" office:value-type="float" office:value="0.677293633328735" calcext:value-type="float">
            <text:p>0.677293633328735</text:p>
          </table:table-cell>
          <table:table-cell table:formula="of:=(ATAN2([.A19];[.B19])-ATAN2([.C19];[.B19]))*180/PI()" office:value-type="float" office:value="0.422968146616935" calcext:value-type="float">
            <text:p>0.422968146616935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SQRT(1-[.A20]^2)" office:value-type="float" office:value="0.751265598839718" calcext:value-type="float">
            <text:p>0.751265598839718</text:p>
          </table:table-cell>
          <table:table-cell table:formula="of:=[.A20]+[.$C$2]" office:value-type="float" office:value="-0.65" calcext:value-type="float">
            <text:p>-0.65</text:p>
          </table:table-cell>
          <table:table-cell table:formula="of:=ABS(1-SQRT([.C20]^2+[.B20]^2))*100" office:value-type="float" office:value="0.657159291673159" calcext:value-type="float">
            <text:p>0.657159291673159</text:p>
          </table:table-cell>
          <table:table-cell table:formula="of:=(ATAN2([.A20];[.B20])-ATAN2([.C20];[.B20]))*180/PI()" office:value-type="float" office:value="0.433295022459703" calcext:value-type="float">
            <text:p>0.433295022459703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SQRT(1-[.A21]^2)" office:value-type="float" office:value="0.768374908491942" calcext:value-type="float">
            <text:p>0.768374908491942</text:p>
          </table:table-cell>
          <table:table-cell table:formula="of:=[.A21]+[.$C$2]" office:value-type="float" office:value="-0.63" calcext:value-type="float">
            <text:p>-0.63</text:p>
          </table:table-cell>
          <table:table-cell table:formula="of:=ABS(1-SQRT([.C21]^2+[.B21]^2))*100" office:value-type="float" office:value="0.637029029924829" calcext:value-type="float">
            <text:p>0.637029029924829</text:p>
          </table:table-cell>
          <table:table-cell table:formula="of:=(ATAN2([.A21];[.B21])-ATAN2([.C21];[.B21]))*180/PI()" office:value-type="float" office:value="0.443073286730706" calcext:value-type="float">
            <text:p>0.443073286730706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SQRT(1-[.A22]^2)" office:value-type="float" office:value="0.784601809837321" calcext:value-type="float">
            <text:p>0.784601809837321</text:p>
          </table:table-cell>
          <table:table-cell table:formula="of:=[.A22]+[.$C$2]" office:value-type="float" office:value="-0.61" calcext:value-type="float">
            <text:p>-0.61</text:p>
          </table:table-cell>
          <table:table-cell table:formula="of:=ABS(1-SQRT([.C22]^2+[.B22]^2))*100" office:value-type="float" office:value="0.616902845604583" calcext:value-type="float">
            <text:p>0.616902845604583</text:p>
          </table:table-cell>
          <table:table-cell table:formula="of:=(ATAN2([.A22];[.B22])-ATAN2([.C22];[.B22]))*180/PI()" office:value-type="float" office:value="0.452338884357001" calcext:value-type="float">
            <text:p>0.45233888435700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QRT(1-[.A23]^2)" office:value-type="float" office:value="0.8" calcext:value-type="float">
            <text:p>0.8</text:p>
          </table:table-cell>
          <table:table-cell table:formula="of:=[.A23]+[.$C$2]" office:value-type="float" office:value="-0.59" calcext:value-type="float">
            <text:p>-0.59</text:p>
          </table:table-cell>
          <table:table-cell table:formula="of:=ABS(1-SQRT([.C23]^2+[.B23]^2))*100" office:value-type="float" office:value="0.596780736235703" calcext:value-type="float">
            <text:p>0.596780736235703</text:p>
          </table:table-cell>
          <table:table-cell table:formula="of:=(ATAN2([.A23];[.B23])-ATAN2([.C23];[.B23]))*180/PI()" office:value-type="float" office:value="0.461123078071661" calcext:value-type="float">
            <text:p>0.461123078071661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SQRT(1-[.A24]^2)" office:value-type="float" office:value="0.814616474176652" calcext:value-type="float">
            <text:p>0.814616474176652</text:p>
          </table:table-cell>
          <table:table-cell table:formula="of:=[.A24]+[.$C$2]" office:value-type="float" office:value="-0.57" calcext:value-type="float">
            <text:p>-0.57</text:p>
          </table:table-cell>
          <table:table-cell table:formula="of:=ABS(1-SQRT([.C24]^2+[.B24]^2))*100" office:value-type="float" office:value="0.576662699344066" calcext:value-type="float">
            <text:p>0.576662699344066</text:p>
          </table:table-cell>
          <table:table-cell table:formula="of:=(ATAN2([.A24];[.B24])-ATAN2([.C24];[.B24]))*180/PI()" office:value-type="float" office:value="0.469453243032006" calcext:value-type="float">
            <text:p>0.46945324303200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SQRT(1-[.A25]^2)" office:value-type="float" office:value="0.828492607088319" calcext:value-type="float">
            <text:p>0.828492607088319</text:p>
          </table:table-cell>
          <table:table-cell table:formula="of:=[.A25]+[.$C$2]" office:value-type="float" office:value="-0.55" calcext:value-type="float">
            <text:p>-0.55</text:p>
          </table:table-cell>
          <table:table-cell table:formula="of:=ABS(1-SQRT([.C25]^2+[.B25]^2))*100" office:value-type="float" office:value="0.556548732458007" calcext:value-type="float">
            <text:p>0.556548732458007</text:p>
          </table:table-cell>
          <table:table-cell table:formula="of:=(ATAN2([.A25];[.B25])-ATAN2([.C25];[.B25]))*180/PI()" office:value-type="float" office:value="0.477353493853669" calcext:value-type="float">
            <text:p>0.47735349385366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SQRT(1-[.A26]^2)" office:value-type="float" office:value="0.841665016500032" calcext:value-type="float">
            <text:p>0.841665016500032</text:p>
          </table:table-cell>
          <table:table-cell table:formula="of:=[.A26]+[.$C$2]" office:value-type="float" office:value="-0.53" calcext:value-type="float">
            <text:p>-0.53</text:p>
          </table:table-cell>
          <table:table-cell table:formula="of:=ABS(1-SQRT([.C26]^2+[.B26]^2))*100" office:value-type="float" office:value="0.536438833108333" calcext:value-type="float">
            <text:p>0.536438833108333</text:p>
          </table:table-cell>
          <table:table-cell table:formula="of:=(ATAN2([.A26];[.B26])-ATAN2([.C26];[.B26]))*180/PI()" office:value-type="float" office:value="0.484845185343051" calcext:value-type="float">
            <text:p>0.484845185343051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SQRT(1-[.A27]^2)" office:value-type="float" office:value="0.854166260162505" calcext:value-type="float">
            <text:p>0.854166260162505</text:p>
          </table:table-cell>
          <table:table-cell table:formula="of:=[.A27]+[.$C$2]" office:value-type="float" office:value="-0.51" calcext:value-type="float">
            <text:p>-0.51</text:p>
          </table:table-cell>
          <table:table-cell table:formula="of:=ABS(1-SQRT([.C27]^2+[.B27]^2))*100" office:value-type="float" office:value="0.516332998828384" calcext:value-type="float">
            <text:p>0.516332998828384</text:p>
          </table:table-cell>
          <table:table-cell table:formula="of:=(ATAN2([.A27];[.B27])-ATAN2([.C27];[.B27]))*180/PI()" office:value-type="float" office:value="0.491947316683488" calcext:value-type="float">
            <text:p>0.49194731668348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QRT(1-[.A28]^2)" office:value-type="float" office:value="0.866025403784439" calcext:value-type="float">
            <text:p>0.866025403784439</text:p>
          </table:table-cell>
          <table:table-cell table:formula="of:=[.A28]+[.$C$2]" office:value-type="float" office:value="-0.49" calcext:value-type="float">
            <text:p>-0.49</text:p>
          </table:table-cell>
          <table:table-cell table:formula="of:=ABS(1-SQRT([.C28]^2+[.B28]^2))*100" office:value-type="float" office:value="0.49623122715402" calcext:value-type="float">
            <text:p>0.49623122715402</text:p>
          </table:table-cell>
          <table:table-cell table:formula="of:=(ATAN2([.A28];[.B28])-ATAN2([.C28];[.B28]))*180/PI()" office:value-type="float" office:value="0.498676860867709" calcext:value-type="float">
            <text:p>0.498676860867709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SQRT(1-[.A29]^2)" office:value-type="float" office:value="0.877268487978452" calcext:value-type="float">
            <text:p>0.877268487978452</text:p>
          </table:table-cell>
          <table:table-cell table:formula="of:=[.A29]+[.$C$2]" office:value-type="float" office:value="-0.47" calcext:value-type="float">
            <text:p>-0.47</text:p>
          </table:table-cell>
          <table:table-cell table:formula="of:=ABS(1-SQRT([.C29]^2+[.B29]^2))*100" office:value-type="float" office:value="0.4761335156235" calcext:value-type="float">
            <text:p>0.4761335156235</text:p>
          </table:table-cell>
          <table:table-cell table:formula="of:=(ATAN2([.A29];[.B29])-ATAN2([.C29];[.B29]))*180/PI()" office:value-type="float" office:value="0.50504903556945" calcext:value-type="float">
            <text:p>0.5050490355694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SQRT(1-[.A30]^2)" office:value-type="float" office:value="0.887918915216924" calcext:value-type="float">
            <text:p>0.887918915216924</text:p>
          </table:table-cell>
          <table:table-cell table:formula="of:=[.A30]+[.$C$2]" office:value-type="float" office:value="-0.45" calcext:value-type="float">
            <text:p>-0.45</text:p>
          </table:table-cell>
          <table:table-cell table:formula="of:=ABS(1-SQRT([.C30]^2+[.B30]^2))*100" office:value-type="float" office:value="0.456039861777646" calcext:value-type="float">
            <text:p>0.456039861777646</text:p>
          </table:table-cell>
          <table:table-cell table:formula="of:=(ATAN2([.A30];[.B30])-ATAN2([.C30];[.B30]))*180/PI()" office:value-type="float" office:value="0.511077527645017" calcext:value-type="float">
            <text:p>0.511077527645017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SQRT(1-[.A31]^2)" office:value-type="float" office:value="0.897997772825746" calcext:value-type="float">
            <text:p>0.897997772825746</text:p>
          </table:table-cell>
          <table:table-cell table:formula="of:=[.A31]+[.$C$2]" office:value-type="float" office:value="-0.43" calcext:value-type="float">
            <text:p>-0.43</text:p>
          </table:table-cell>
          <table:table-cell table:formula="of:=ABS(1-SQRT([.C31]^2+[.B31]^2))*100" office:value-type="float" office:value="0.435950263159757" calcext:value-type="float">
            <text:p>0.435950263159757</text:p>
          </table:table-cell>
          <table:table-cell table:formula="of:=(ATAN2([.A31];[.B31])-ATAN2([.C31];[.B31]))*180/PI()" office:value-type="float" office:value="0.516774680554237" calcext:value-type="float">
            <text:p>0.516774680554237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SQRT(1-[.A32]^2)" office:value-type="float" office:value="0.907524104363074" calcext:value-type="float">
            <text:p>0.907524104363074</text:p>
          </table:table-cell>
          <table:table-cell table:formula="of:=[.A32]+[.$C$2]" office:value-type="float" office:value="-0.41" calcext:value-type="float">
            <text:p>-0.41</text:p>
          </table:table-cell>
          <table:table-cell table:formula="of:=ABS(1-SQRT([.C32]^2+[.B32]^2))*100" office:value-type="float" office:value="0.415864717315539" calcext:value-type="float">
            <text:p>0.415864717315539</text:p>
          </table:table-cell>
          <table:table-cell table:formula="of:=(ATAN2([.A32];[.B32])-ATAN2([.C32];[.B32]))*180/PI()" office:value-type="float" office:value="0.522151651857099" calcext:value-type="float">
            <text:p>0.52215165185709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QRT(1-[.A33]^2)" office:value-type="float" office:value="0.916515138991168" calcext:value-type="float">
            <text:p>0.916515138991168</text:p>
          </table:table-cell>
          <table:table-cell table:formula="of:=[.A33]+[.$C$2]" office:value-type="float" office:value="-0.39" calcext:value-type="float">
            <text:p>-0.39</text:p>
          </table:table-cell>
          <table:table-cell table:formula="of:=ABS(1-SQRT([.C33]^2+[.B33]^2))*100" office:value-type="float" office:value="0.395783221793267" calcext:value-type="float">
            <text:p>0.395783221793267</text:p>
          </table:table-cell>
          <table:table-cell table:formula="of:=(ATAN2([.A33];[.B33])-ATAN2([.C33];[.B33]))*180/PI()" office:value-type="float" office:value="0.527218546355553" calcext:value-type="float">
            <text:p>0.527218546355553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SQRT(1-[.A34]^2)" office:value-type="float" office:value="0.924986486387774" calcext:value-type="float">
            <text:p>0.924986486387774</text:p>
          </table:table-cell>
          <table:table-cell table:formula="of:=[.A34]+[.$C$2]" office:value-type="float" office:value="-0.37" calcext:value-type="float">
            <text:p>-0.37</text:p>
          </table:table-cell>
          <table:table-cell table:formula="of:=ABS(1-SQRT([.C34]^2+[.B34]^2))*100" office:value-type="float" office:value="0.37570577414362" calcext:value-type="float">
            <text:p>0.37570577414362</text:p>
          </table:table-cell>
          <table:table-cell table:formula="of:=(ATAN2([.A34];[.B34])-ATAN2([.C34];[.B34]))*180/PI()" office:value-type="float" office:value="0.531984529254782" calcext:value-type="float">
            <text:p>0.53198452925478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SQRT(1-[.A35]^2)" office:value-type="float" office:value="0.932952303175248" calcext:value-type="float">
            <text:p>0.932952303175248</text:p>
          </table:table-cell>
          <table:table-cell table:formula="of:=[.A35]+[.$C$2]" office:value-type="float" office:value="-0.35" calcext:value-type="float">
            <text:p>-0.35</text:p>
          </table:table-cell>
          <table:table-cell table:formula="of:=ABS(1-SQRT([.C35]^2+[.B35]^2))*100" office:value-type="float" office:value="0.35563237191979" calcext:value-type="float">
            <text:p>0.35563237191979</text:p>
          </table:table-cell>
          <table:table-cell table:formula="of:=(ATAN2([.A35];[.B35])-ATAN2([.C35];[.B35]))*180/PI()" office:value-type="float" office:value="0.536457922809866" calcext:value-type="float">
            <text:p>0.536457922809866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SQRT(1-[.A36]^2)" office:value-type="float" office:value="0.9404254356407" calcext:value-type="float">
            <text:p>0.9404254356407</text:p>
          </table:table-cell>
          <table:table-cell table:formula="of:=[.A36]+[.$C$2]" office:value-type="float" office:value="-0.33" calcext:value-type="float">
            <text:p>-0.33</text:p>
          </table:table-cell>
          <table:table-cell table:formula="of:=ABS(1-SQRT([.C36]^2+[.B36]^2))*100" office:value-type="float" office:value="0.335563012677387" calcext:value-type="float">
            <text:p>0.335563012677387</text:p>
          </table:table-cell>
          <table:table-cell table:formula="of:=(ATAN2([.A36];[.B36])-ATAN2([.C36];[.B36]))*180/PI()" office:value-type="float" office:value="0.540646289225192" calcext:value-type="float">
            <text:p>0.54064628922519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SQRT(1-[.A37]^2)" office:value-type="float" office:value="0.947417542586161" calcext:value-type="float">
            <text:p>0.947417542586161</text:p>
          </table:table-cell>
          <table:table-cell table:formula="of:=[.A37]+[.$C$2]" office:value-type="float" office:value="-0.31" calcext:value-type="float">
            <text:p>-0.31</text:p>
          </table:table-cell>
          <table:table-cell table:formula="of:=ABS(1-SQRT([.C37]^2+[.B37]^2))*100" office:value-type="float" office:value="0.31549769397452" calcext:value-type="float">
            <text:p>0.31549769397452</text:p>
          </table:table-cell>
          <table:table-cell table:formula="of:=(ATAN2([.A37];[.B37])-ATAN2([.C37];[.B37]))*180/PI()" office:value-type="float" office:value="0.544556502032737" calcext:value-type="float">
            <text:p>0.544556502032737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QRT(1-[.A38]^2)" office:value-type="float" office:value="0.953939201416946" calcext:value-type="float">
            <text:p>0.953939201416946</text:p>
          </table:table-cell>
          <table:table-cell table:formula="of:=[.A38]+[.$C$2]" office:value-type="float" office:value="-0.29" calcext:value-type="float">
            <text:p>-0.29</text:p>
          </table:table-cell>
          <table:table-cell table:formula="of:=ABS(1-SQRT([.C38]^2+[.B38]^2))*100" office:value-type="float" office:value="0.29543641337173" calcext:value-type="float">
            <text:p>0.29543641337173</text:p>
          </table:table-cell>
          <table:table-cell table:formula="of:=(ATAN2([.A38];[.B38])-ATAN2([.C38];[.B38]))*180/PI()" office:value-type="float" office:value="0.548194807751453" calcext:value-type="float">
            <text:p>0.548194807751453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SQRT(1-[.A39]^2)" office:value-type="float" office:value="0.96" calcext:value-type="float">
            <text:p>0.96</text:p>
          </table:table-cell>
          <table:table-cell table:formula="of:=[.A39]+[.$C$2]" office:value-type="float" office:value="-0.27" calcext:value-type="float">
            <text:p>-0.27</text:p>
          </table:table-cell>
          <table:table-cell table:formula="of:=ABS(1-SQRT([.C39]^2+[.B39]^2))*100" office:value-type="float" office:value="0.275379168432033" calcext:value-type="float">
            <text:p>0.275379168432033</text:p>
          </table:table-cell>
          <table:table-cell table:formula="of:=(ATAN2([.A39];[.B39])-ATAN2([.C39];[.B39]))*180/PI()" office:value-type="float" office:value="0.551566879296224" calcext:value-type="float">
            <text:p>0.551566879296224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SQRT(1-[.A40]^2)" office:value-type="float" office:value="0.965608616365865" calcext:value-type="float">
            <text:p>0.965608616365865</text:p>
          </table:table-cell>
          <table:table-cell table:formula="of:=[.A40]+[.$C$2]" office:value-type="float" office:value="-0.25" calcext:value-type="float">
            <text:p>-0.25</text:p>
          </table:table-cell>
          <table:table-cell table:formula="of:=ABS(1-SQRT([.C40]^2+[.B40]^2))*100" office:value-type="float" office:value="0.255325956720875" calcext:value-type="float">
            <text:p>0.255325956720875</text:p>
          </table:table-cell>
          <table:table-cell table:formula="of:=(ATAN2([.A40];[.B40])-ATAN2([.C40];[.B40]))*180/PI()" office:value-type="float" office:value="0.554677862339159" calcext:value-type="float">
            <text:p>0.554677862339159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SQRT(1-[.A41]^2)" office:value-type="float" office:value="0.970772887960928" calcext:value-type="float">
            <text:p>0.970772887960928</text:p>
          </table:table-cell>
          <table:table-cell table:formula="of:=[.A41]+[.$C$2]" office:value-type="float" office:value="-0.23" calcext:value-type="float">
            <text:p>-0.23</text:p>
          </table:table-cell>
          <table:table-cell table:formula="of:=ABS(1-SQRT([.C41]^2+[.B41]^2))*100" office:value-type="float" office:value="0.23527677580617" calcext:value-type="float">
            <text:p>0.23527677580617</text:p>
          </table:table-cell>
          <table:table-cell table:formula="of:=(ATAN2([.A41];[.B41])-ATAN2([.C41];[.B41]))*180/PI()" office:value-type="float" office:value="0.557532415613426" calcext:value-type="float">
            <text:p>0.557532415613426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SQRT(1-[.A42]^2)" office:value-type="float" office:value="0.975499871860576" calcext:value-type="float">
            <text:p>0.975499871860576</text:p>
          </table:table-cell>
          <table:table-cell table:formula="of:=[.A42]+[.$C$2]" office:value-type="float" office:value="-0.21" calcext:value-type="float">
            <text:p>-0.21</text:p>
          </table:table-cell>
          <table:table-cell table:formula="of:=ABS(1-SQRT([.C42]^2+[.B42]^2))*100" office:value-type="float" office:value="0.215231623258261" calcext:value-type="float">
            <text:p>0.215231623258261</text:p>
          </table:table-cell>
          <table:table-cell table:formula="of:=(ATAN2([.A42];[.B42])-ATAN2([.C42];[.B42]))*180/PI()" office:value-type="float" office:value="0.560134745977841" calcext:value-type="float">
            <text:p>0.560134745977841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QRT(1-[.A43]^2)" office:value-type="float" office:value="0.979795897113271" calcext:value-type="float">
            <text:p>0.979795897113271</text:p>
          </table:table-cell>
          <table:table-cell table:formula="of:=[.A43]+[.$C$2]" office:value-type="float" office:value="-0.19" calcext:value-type="float">
            <text:p>-0.19</text:p>
          </table:table-cell>
          <table:table-cell table:formula="of:=ABS(1-SQRT([.C43]^2+[.B43]^2))*100" office:value-type="float" office:value="0.195190496649911" calcext:value-type="float">
            <text:p>0.195190496649911</text:p>
          </table:table-cell>
          <table:table-cell table:formula="of:=(ATAN2([.A43];[.B43])-ATAN2([.C43];[.B43]))*180/PI()" office:value-type="float" office:value="0.562488638921777" calcext:value-type="float">
            <text:p>0.562488638921777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SQRT(1-[.A44]^2)" office:value-type="float" office:value="0.983666610188635" calcext:value-type="float">
            <text:p>0.983666610188635</text:p>
          </table:table-cell>
          <table:table-cell table:formula="of:=[.A44]+[.$C$2]" office:value-type="float" office:value="-0.17" calcext:value-type="float">
            <text:p>-0.17</text:p>
          </table:table-cell>
          <table:table-cell table:formula="of:=ABS(1-SQRT([.C44]^2+[.B44]^2))*100" office:value-type="float" office:value="0.175153393556371" calcext:value-type="float">
            <text:p>0.175153393556371</text:p>
          </table:table-cell>
          <table:table-cell table:formula="of:=(ATAN2([.A44];[.B44])-ATAN2([.C44];[.B44]))*180/PI()" office:value-type="float" office:value="0.564597485074753" calcext:value-type="float">
            <text:p>0.564597485074753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SQRT(1-[.A45]^2)" office:value-type="float" office:value="0.987117014340245" calcext:value-type="float">
            <text:p>0.987117014340245</text:p>
          </table:table-cell>
          <table:table-cell table:formula="of:=[.A45]+[.$C$2]" office:value-type="float" office:value="-0.15" calcext:value-type="float">
            <text:p>-0.15</text:p>
          </table:table-cell>
          <table:table-cell table:formula="of:=ABS(1-SQRT([.C45]^2+[.B45]^2))*100" office:value-type="float" office:value="0.15512031155529" calcext:value-type="float">
            <text:p>0.15512031155529</text:p>
          </table:table-cell>
          <table:table-cell table:formula="of:=(ATAN2([.A45];[.B45])-ATAN2([.C45];[.B45]))*180/PI()" office:value-type="float" office:value="0.566464303192205" calcext:value-type="float">
            <text:p>0.56646430319220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SQRT(1-[.A46]^2)" office:value-type="float" office:value="0.990151503558925" calcext:value-type="float">
            <text:p>0.990151503558925</text:p>
          </table:table-cell>
          <table:table-cell table:formula="of:=[.A46]+[.$C$2]" office:value-type="float" office:value="-0.13" calcext:value-type="float">
            <text:p>-0.13</text:p>
          </table:table-cell>
          <table:table-cell table:formula="of:=ABS(1-SQRT([.C46]^2+[.B46]^2))*100" office:value-type="float" office:value="0.135091248226737" calcext:value-type="float">
            <text:p>0.135091248226737</text:p>
          </table:table-cell>
          <table:table-cell table:formula="of:=(ATAN2([.A46];[.B46])-ATAN2([.C46];[.B46]))*180/PI()" office:value-type="float" office:value="0.568091760009506" calcext:value-type="float">
            <text:p>0.56809176000950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SQRT(1-[.A47]^2)" office:value-type="float" office:value="0.992773891679268" calcext:value-type="float">
            <text:p>0.992773891679268</text:p>
          </table:table-cell>
          <table:table-cell table:formula="of:=[.A47]+[.$C$2]" office:value-type="float" office:value="-0.11" calcext:value-type="float">
            <text:p>-0.11</text:p>
          </table:table-cell>
          <table:table-cell table:formula="of:=ABS(1-SQRT([.C47]^2+[.B47]^2))*100" office:value-type="float" office:value="0.115066201153236" calcext:value-type="float">
            <text:p>0.115066201153236</text:p>
          </table:table-cell>
          <table:table-cell table:formula="of:=(ATAN2([.A47];[.B47])-ATAN2([.C47];[.B47]))*180/PI()" office:value-type="float" office:value="0.569482187291876" calcext:value-type="float">
            <text:p>0.56948218729187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QRT(1-[.A48]^2)" office:value-type="float" office:value="0.99498743710662" calcext:value-type="float">
            <text:p>0.99498743710662</text:p>
          </table:table-cell>
          <table:table-cell table:formula="of:=[.A48]+[.$C$2]" office:value-type="float" office:value="-0.09" calcext:value-type="float">
            <text:p>-0.09</text:p>
          </table:table-cell>
          <table:table-cell table:formula="of:=ABS(1-SQRT([.C48]^2+[.B48]^2))*100" office:value-type="float" office:value="0.0950451679197273" calcext:value-type="float">
            <text:p>0.095045167919727</text:p>
          </table:table-cell>
          <table:table-cell table:formula="of:=(ATAN2([.A48];[.B48])-ATAN2([.C48];[.B48]))*180/PI()" office:value-type="float" office:value="0.570637596351868" calcext:value-type="float">
            <text:p>0.57063759635186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table:formula="of:=SQRT(1-[.A49]^2)" office:value-type="float" office:value="0.996794863550169" calcext:value-type="float">
            <text:p>0.996794863550169</text:p>
          </table:table-cell>
          <table:table-cell table:formula="of:=[.A49]+[.$C$2]" office:value-type="float" office:value="-0.07" calcext:value-type="float">
            <text:p>-0.07</text:p>
          </table:table-cell>
          <table:table-cell table:formula="of:=ABS(1-SQRT([.C49]^2+[.B49]^2))*100" office:value-type="float" office:value="0.0750281461135427" calcext:value-type="float">
            <text:p>0.075028146113543</text:p>
          </table:table-cell>
          <table:table-cell table:formula="of:=(ATAN2([.A49];[.B49])-ATAN2([.C49];[.B49]))*180/PI()" office:value-type="float" office:value="0.571559690259279" calcext:value-type="float">
            <text:p>0.57155969025927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table:formula="of:=SQRT(1-[.A50]^2)" office:value-type="float" office:value="0.998198377077422" calcext:value-type="float">
            <text:p>0.998198377077422</text:p>
          </table:table-cell>
          <table:table-cell table:formula="of:=[.A50]+[.$C$2]" office:value-type="float" office:value="-0.05" calcext:value-type="float">
            <text:p>-0.05</text:p>
          </table:table-cell>
          <table:table-cell table:formula="of:=ABS(1-SQRT([.C50]^2+[.B50]^2))*100" office:value-type="float" office:value="0.0550151333244764" calcext:value-type="float">
            <text:p>0.055015133324476</text:p>
          </table:table-cell>
          <table:table-cell table:formula="of:=(ATAN2([.A50];[.B50])-ATAN2([.C50];[.B50]))*180/PI()" office:value-type="float" office:value="0.572249873927234" calcext:value-type="float">
            <text:p>0.57224987392723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SQRT(1-[.A51]^2)" office:value-type="float" office:value="0.999199679743744" calcext:value-type="float">
            <text:p>0.999199679743744</text:p>
          </table:table-cell>
          <table:table-cell table:formula="of:=[.A51]+[.$C$2]" office:value-type="float" office:value="-0.03" calcext:value-type="float">
            <text:p>-0.03</text:p>
          </table:table-cell>
          <table:table-cell table:formula="of:=ABS(1-SQRT([.C51]^2+[.B51]^2))*100" office:value-type="float" office:value="0.0350061271446878" calcext:value-type="float">
            <text:p>0.035006127144688</text:p>
          </table:table-cell>
          <table:table-cell table:formula="of:=(ATAN2([.A51];[.B51])-ATAN2([.C51];[.B51]))*180/PI()" office:value-type="float" office:value="0.57270926222311" calcext:value-type="float">
            <text:p>0.57270926222311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SQRT(1-[.A52]^2)" office:value-type="float" office:value="0.999799979995999" calcext:value-type="float">
            <text:p>0.999799979995999</text:p>
          </table:table-cell>
          <table:table-cell table:formula="of:=[.A52]+[.$C$2]" office:value-type="float" office:value="-0.01" calcext:value-type="float">
            <text:p>-0.01</text:p>
          </table:table-cell>
          <table:table-cell table:formula="of:=ABS(1-SQRT([.C52]^2+[.B52]^2))*100" office:value-type="float" office:value="0.0150011251687787" calcext:value-type="float">
            <text:p>0.015001125168779</text:p>
          </table:table-cell>
          <table:table-cell table:formula="of:=(ATAN2([.A52];[.B52])-ATAN2([.C52];[.B52]))*180/PI()" office:value-type="float" office:value="0.572938686220897" calcext:value-type="float">
            <text:p>0.572938686220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1-[.A53]^2)" office:value-type="float" office:value="1" calcext:value-type="float">
            <text:p>1</text:p>
          </table:table-cell>
          <table:table-cell table:formula="of:=[.A53]+[.$C$2]" office:value-type="float" office:value="0.01" calcext:value-type="float">
            <text:p>0.01</text:p>
          </table:table-cell>
          <table:table-cell table:formula="of:=ABS(1-SQRT([.C53]^2+[.B53]^2))*100" office:value-type="float" office:value="0.00499987500623966" calcext:value-type="float">
            <text:p>0.00499987500624</text:p>
          </table:table-cell>
          <table:table-cell table:formula="of:=(ATAN2([.A53];[.B53])-ATAN2([.C53];[.B53]))*180/PI()" office:value-type="float" office:value="0.572938697683477" calcext:value-type="float">
            <text:p>0.57293869768347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QRT(1-[.A54]^2)" office:value-type="float" office:value="0.999799979995999" calcext:value-type="float">
            <text:p>0.999799979995999</text:p>
          </table:table-cell>
          <table:table-cell table:formula="of:=[.A54]+[.$C$2]" office:value-type="float" office:value="0.03" calcext:value-type="float">
            <text:p>0.03</text:p>
          </table:table-cell>
          <table:table-cell table:formula="of:=ABS(1-SQRT([.C54]^2+[.B54]^2))*100" office:value-type="float" office:value="0.0249968757810137" calcext:value-type="float">
            <text:p>0.024996875781014</text:p>
          </table:table-cell>
          <table:table-cell table:formula="of:=(ATAN2([.A54];[.B54])-ATAN2([.C54];[.B54]))*180/PI()" office:value-type="float" office:value="0.572709571837157" calcext:value-type="float">
            <text:p>0.57270957183715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QRT(1-[.A55]^2)" office:value-type="float" office:value="0.999199679743744" calcext:value-type="float">
            <text:p>0.999199679743744</text:p>
          </table:table-cell>
          <table:table-cell table:formula="of:=[.A55]+[.$C$2]" office:value-type="float" office:value="0.05" calcext:value-type="float">
            <text:p>0.05</text:p>
          </table:table-cell>
          <table:table-cell table:formula="of:=ABS(1-SQRT([.C55]^2+[.B55]^2))*100" office:value-type="float" office:value="0.0449898795536807" calcext:value-type="float">
            <text:p>0.044989879553681</text:p>
          </table:table-cell>
          <table:table-cell table:formula="of:=(ATAN2([.A55];[.B55])-ATAN2([.C55];[.B55]))*180/PI()" office:value-type="float" office:value="0.572251308475635" calcext:value-type="float">
            <text:p>0.572251308475635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formula="of:=SQRT(1-[.A56]^2)" office:value-type="float" office:value="0.998198377077422" calcext:value-type="float">
            <text:p>0.998198377077422</text:p>
          </table:table-cell>
          <table:table-cell table:formula="of:=[.A56]+[.$C$2]" office:value-type="float" office:value="0.07" calcext:value-type="float">
            <text:p>0.07</text:p>
          </table:table-cell>
          <table:table-cell table:formula="of:=ABS(1-SQRT([.C56]^2+[.B56]^2))*100" office:value-type="float" office:value="0.0649788887201019" calcext:value-type="float">
            <text:p>0.064978888720102</text:p>
          </table:table-cell>
          <table:table-cell table:formula="of:=(ATAN2([.A56];[.B56])-ATAN2([.C56];[.B56]))*180/PI()" office:value-type="float" office:value="0.571563631407952" calcext:value-type="float">
            <text:p>0.571563631407952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table:formula="of:=SQRT(1-[.A57]^2)" office:value-type="float" office:value="0.996794863550169" calcext:value-type="float">
            <text:p>0.996794863550169</text:p>
          </table:table-cell>
          <table:table-cell table:formula="of:=[.A57]+[.$C$2]" office:value-type="float" office:value="0.0900000000000001" calcext:value-type="float">
            <text:p>0.09</text:p>
          </table:table-cell>
          <table:table-cell table:formula="of:=ABS(1-SQRT([.C57]^2+[.B57]^2))*100" office:value-type="float" office:value="0.084963905673674" calcext:value-type="float">
            <text:p>0.084963905673674</text:p>
          </table:table-cell>
          <table:table-cell table:formula="of:=(ATAN2([.A57];[.B57])-ATAN2([.C57];[.B57]))*180/PI()" office:value-type="float" office:value="0.570645986240666" calcext:value-type="float">
            <text:p>0.5706459862406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QRT(1-[.A58]^2)" office:value-type="float" office:value="0.99498743710662" calcext:value-type="float">
            <text:p>0.99498743710662</text:p>
          </table:table-cell>
          <table:table-cell table:formula="of:=[.A58]+[.$C$2]" office:value-type="float" office:value="0.11" calcext:value-type="float">
            <text:p>0.11</text:p>
          </table:table-cell>
          <table:table-cell table:formula="of:=ABS(1-SQRT([.C58]^2+[.B58]^2))*100" office:value-type="float" office:value="0.104944932805395" calcext:value-type="float">
            <text:p>0.104944932805395</text:p>
          </table:table-cell>
          <table:table-cell table:formula="of:=(ATAN2([.A58];[.B58])-ATAN2([.C58];[.B58]))*180/PI()" office:value-type="float" office:value="0.569497536461599" calcext:value-type="float">
            <text:p>0.56949753646159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QRT(1-[.A59]^2)" office:value-type="float" office:value="0.992773891679268" calcext:value-type="float">
            <text:p>0.992773891679268</text:p>
          </table:table-cell>
          <table:table-cell table:formula="of:=[.A59]+[.$C$2]" office:value-type="float" office:value="0.13" calcext:value-type="float">
            <text:p>0.13</text:p>
          </table:table-cell>
          <table:table-cell table:formula="of:=ABS(1-SQRT([.C59]^2+[.B59]^2))*100" office:value-type="float" office:value="0.124921972503933" calcext:value-type="float">
            <text:p>0.124921972503933</text:p>
          </table:table-cell>
          <table:table-cell table:formula="of:=(ATAN2([.A59];[.B59])-ATAN2([.C59];[.B59]))*180/PI()" office:value-type="float" office:value="0.568117157767687" calcext:value-type="float">
            <text:p>0.56811715776768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QRT(1-[.A60]^2)" office:value-type="float" office:value="0.990151503558925" calcext:value-type="float">
            <text:p>0.990151503558925</text:p>
          </table:table-cell>
          <table:table-cell table:formula="of:=[.A60]+[.$C$2]" office:value-type="float" office:value="0.15" calcext:value-type="float">
            <text:p>0.15</text:p>
          </table:table-cell>
          <table:table-cell table:formula="of:=ABS(1-SQRT([.C60]^2+[.B60]^2))*100" office:value-type="float" office:value="0.144895027155534" calcext:value-type="float">
            <text:p>0.144895027155534</text:p>
          </table:table-cell>
          <table:table-cell table:formula="of:=(ATAN2([.A60];[.B60])-ATAN2([.C60];[.B60]))*180/PI()" office:value-type="float" office:value="0.566503430554096" calcext:value-type="float">
            <text:p>0.56650343055409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QRT(1-[.A61]^2)" office:value-type="float" office:value="0.987117014340245" calcext:value-type="float">
            <text:p>0.987117014340245</text:p>
          </table:table-cell>
          <table:table-cell table:formula="of:=[.A61]+[.$C$2]" office:value-type="float" office:value="0.17" calcext:value-type="float">
            <text:p>0.17</text:p>
          </table:table-cell>
          <table:table-cell table:formula="of:=ABS(1-SQRT([.C61]^2+[.B61]^2))*100" office:value-type="float" office:value="0.164864099144069" calcext:value-type="float">
            <text:p>0.164864099144069</text:p>
          </table:table-cell>
          <table:table-cell table:formula="of:=(ATAN2([.A61];[.B61])-ATAN2([.C61];[.B61]))*180/PI()" office:value-type="float" office:value="0.564654630452726" calcext:value-type="float">
            <text:p>0.56465463045272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QRT(1-[.A62]^2)" office:value-type="float" office:value="0.983666610188635" calcext:value-type="float">
            <text:p>0.983666610188635</text:p>
          </table:table-cell>
          <table:table-cell table:formula="of:=[.A62]+[.$C$2]" office:value-type="float" office:value="0.19" calcext:value-type="float">
            <text:p>0.19</text:p>
          </table:table-cell>
          <table:table-cell table:formula="of:=ABS(1-SQRT([.C62]^2+[.B62]^2))*100" office:value-type="float" office:value="0.184829190851055" calcext:value-type="float">
            <text:p>0.184829190851055</text:p>
          </table:table-cell>
          <table:table-cell table:formula="of:=(ATAN2([.A62];[.B62])-ATAN2([.C62];[.B62]))*180/PI()" office:value-type="float" office:value="0.562568716778395" calcext:value-type="float">
            <text:p>0.5625687167783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QRT(1-[.A63]^2)" office:value-type="float" office:value="0.979795897113271" calcext:value-type="float">
            <text:p>0.979795897113271</text:p>
          </table:table-cell>
          <table:table-cell table:formula="of:=[.A63]+[.$C$2]" office:value-type="float" office:value="0.21" calcext:value-type="float">
            <text:p>0.21</text:p>
          </table:table-cell>
          <table:table-cell table:formula="of:=ABS(1-SQRT([.C63]^2+[.B63]^2))*100" office:value-type="float" office:value="0.204790304655589" calcext:value-type="float">
            <text:p>0.204790304655589</text:p>
          </table:table-cell>
          <table:table-cell table:formula="of:=(ATAN2([.A63];[.B63])-ATAN2([.C63];[.B63]))*180/PI()" office:value-type="float" office:value="0.560243318704833" calcext:value-type="float">
            <text:p>0.56024331870483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QRT(1-[.A64]^2)" office:value-type="float" office:value="0.975499871860576" calcext:value-type="float">
            <text:p>0.975499871860576</text:p>
          </table:table-cell>
          <table:table-cell table:formula="of:=[.A64]+[.$C$2]" office:value-type="float" office:value="0.23" calcext:value-type="float">
            <text:p>0.23</text:p>
          </table:table-cell>
          <table:table-cell table:formula="of:=ABS(1-SQRT([.C64]^2+[.B64]^2))*100" office:value-type="float" office:value="0.224747442934459" calcext:value-type="float">
            <text:p>0.224747442934459</text:p>
          </table:table-cell>
          <table:table-cell table:formula="of:=(ATAN2([.A64];[.B64])-ATAN2([.C64];[.B64]))*180/PI()" office:value-type="float" office:value="0.557675718953466" calcext:value-type="float">
            <text:p>0.55767571895346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QRT(1-[.A65]^2)" office:value-type="float" office:value="0.970772887960928" calcext:value-type="float">
            <text:p>0.970772887960928</text:p>
          </table:table-cell>
          <table:table-cell table:formula="of:=[.A65]+[.$C$2]" office:value-type="float" office:value="0.25" calcext:value-type="float">
            <text:p>0.25</text:p>
          </table:table-cell>
          <table:table-cell table:formula="of:=ABS(1-SQRT([.C65]^2+[.B65]^2))*100" office:value-type="float" office:value="0.244700608062076" calcext:value-type="float">
            <text:p>0.244700608062076</text:p>
          </table:table-cell>
          <table:table-cell table:formula="of:=(ATAN2([.A65];[.B65])-ATAN2([.C65];[.B65]))*180/PI()" office:value-type="float" office:value="0.554862834731263" calcext:value-type="float">
            <text:p>0.5548628347312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QRT(1-[.A66]^2)" office:value-type="float" office:value="0.965608616365865" calcext:value-type="float">
            <text:p>0.965608616365865</text:p>
          </table:table-cell>
          <table:table-cell table:formula="of:=[.A66]+[.$C$2]" office:value-type="float" office:value="0.27" calcext:value-type="float">
            <text:p>0.27</text:p>
          </table:table-cell>
          <table:table-cell table:formula="of:=ABS(1-SQRT([.C66]^2+[.B66]^2))*100" office:value-type="float" office:value="0.264649802410433" calcext:value-type="float">
            <text:p>0.264649802410433</text:p>
          </table:table-cell>
          <table:table-cell table:formula="of:=(ATAN2([.A66];[.B66])-ATAN2([.C66];[.B66]))*180/PI()" office:value-type="float" office:value="0.551801195600004" calcext:value-type="float">
            <text:p>0.5518011956000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QRT(1-[.A67]^2)" office:value-type="float" office:value="0.96" calcext:value-type="float">
            <text:p>0.96</text:p>
          </table:table-cell>
          <table:table-cell table:formula="of:=[.A67]+[.$C$2]" office:value-type="float" office:value="0.29" calcext:value-type="float">
            <text:p>0.29</text:p>
          </table:table-cell>
          <table:table-cell table:formula="of:=ABS(1-SQRT([.C67]^2+[.B67]^2))*100" office:value-type="float" office:value="0.284595028349188" calcext:value-type="float">
            <text:p>0.284595028349188</text:p>
          </table:table-cell>
          <table:table-cell table:formula="of:=(ATAN2([.A67];[.B67])-ATAN2([.C67];[.B67]))*180/PI()" office:value-type="float" office:value="0.548486917894898" calcext:value-type="float">
            <text:p>0.5484869178948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QRT(1-[.A68]^2)" office:value-type="float" office:value="0.953939201416946" calcext:value-type="float">
            <text:p>0.953939201416946</text:p>
          </table:table-cell>
          <table:table-cell table:formula="of:=[.A68]+[.$C$2]" office:value-type="float" office:value="0.31" calcext:value-type="float">
            <text:p>0.31</text:p>
          </table:table-cell>
          <table:table-cell table:formula="of:=ABS(1-SQRT([.C68]^2+[.B68]^2))*100" office:value-type="float" office:value="0.304536288245716" calcext:value-type="float">
            <text:p>0.304536288245716</text:p>
          </table:table-cell>
          <table:table-cell table:formula="of:=(ATAN2([.A68];[.B68])-ATAN2([.C68];[.B68]))*180/PI()" office:value-type="float" office:value="0.544915675234697" calcext:value-type="float">
            <text:p>0.54491567523469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QRT(1-[.A69]^2)" office:value-type="float" office:value="0.947417542586161" calcext:value-type="float">
            <text:p>0.947417542586161</text:p>
          </table:table-cell>
          <table:table-cell table:formula="of:=[.A69]+[.$C$2]" office:value-type="float" office:value="0.33" calcext:value-type="float">
            <text:p>0.33</text:p>
          </table:table-cell>
          <table:table-cell table:formula="of:=ABS(1-SQRT([.C69]^2+[.B69]^2))*100" office:value-type="float" office:value="0.324473584464924" calcext:value-type="float">
            <text:p>0.324473584464924</text:p>
          </table:table-cell>
          <table:table-cell table:formula="of:=(ATAN2([.A69];[.B69])-ATAN2([.C69];[.B69]))*180/PI()" office:value-type="float" office:value="0.541082664572431" calcext:value-type="float">
            <text:p>0.54108266457243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QRT(1-[.A70]^2)" office:value-type="float" office:value="0.9404254356407" calcext:value-type="float">
            <text:p>0.9404254356407</text:p>
          </table:table-cell>
          <table:table-cell table:formula="of:=[.A70]+[.$C$2]" office:value-type="float" office:value="0.35" calcext:value-type="float">
            <text:p>0.35</text:p>
          </table:table-cell>
          <table:table-cell table:formula="of:=ABS(1-SQRT([.C70]^2+[.B70]^2))*100" office:value-type="float" office:value="0.344406919369455" calcext:value-type="float">
            <text:p>0.344406919369455</text:p>
          </table:table-cell>
          <table:table-cell table:formula="of:=(ATAN2([.A70];[.B70])-ATAN2([.C70];[.B70]))*180/PI()" office:value-type="float" office:value="0.536982567125333" calcext:value-type="float">
            <text:p>0.53698256712533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QRT(1-[.A71]^2)" office:value-type="float" office:value="0.932952303175248" calcext:value-type="float">
            <text:p>0.932952303175248</text:p>
          </table:table-cell>
          <table:table-cell table:formula="of:=[.A71]+[.$C$2]" office:value-type="float" office:value="0.37" calcext:value-type="float">
            <text:p>0.37</text:p>
          </table:table-cell>
          <table:table-cell table:formula="of:=ABS(1-SQRT([.C71]^2+[.B71]^2))*100" office:value-type="float" office:value="0.364336295319578" calcext:value-type="float">
            <text:p>0.364336295319578</text:p>
          </table:table-cell>
          <table:table-cell table:formula="of:=(ATAN2([.A71];[.B71])-ATAN2([.C71];[.B71]))*180/PI()" office:value-type="float" office:value="0.532609503385515" calcext:value-type="float">
            <text:p>0.53260950338551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QRT(1-[.A72]^2)" office:value-type="float" office:value="0.924986486387774" calcext:value-type="float">
            <text:p>0.924986486387774</text:p>
          </table:table-cell>
          <table:table-cell table:formula="of:=[.A72]+[.$C$2]" office:value-type="float" office:value="0.39" calcext:value-type="float">
            <text:p>0.39</text:p>
          </table:table-cell>
          <table:table-cell table:formula="of:=ABS(1-SQRT([.C72]^2+[.B72]^2))*100" office:value-type="float" office:value="0.384261714673184" calcext:value-type="float">
            <text:p>0.384261714673184</text:p>
          </table:table-cell>
          <table:table-cell table:formula="of:=(ATAN2([.A72];[.B72])-ATAN2([.C72];[.B72]))*180/PI()" office:value-type="float" office:value="0.527956981245611" calcext:value-type="float">
            <text:p>0.5279569812456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QRT(1-[.A73]^2)" office:value-type="float" office:value="0.916515138991168" calcext:value-type="float">
            <text:p>0.916515138991168</text:p>
          </table:table-cell>
          <table:table-cell table:formula="of:=[.A73]+[.$C$2]" office:value-type="float" office:value="0.41" calcext:value-type="float">
            <text:p>0.41</text:p>
          </table:table-cell>
          <table:table-cell table:formula="of:=ABS(1-SQRT([.C73]^2+[.B73]^2))*100" office:value-type="float" office:value="0.404183179785878" calcext:value-type="float">
            <text:p>0.404183179785878</text:p>
          </table:table-cell>
          <table:table-cell table:formula="of:=(ATAN2([.A73];[.B73])-ATAN2([.C73];[.B73]))*180/PI()" office:value-type="float" office:value="0.523017836065464" calcext:value-type="float">
            <text:p>0.52301783606546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QRT(1-[.A74]^2)" office:value-type="float" office:value="0.907524104363074" calcext:value-type="float">
            <text:p>0.907524104363074</text:p>
          </table:table-cell>
          <table:table-cell table:formula="of:=[.A74]+[.$C$2]" office:value-type="float" office:value="0.43" calcext:value-type="float">
            <text:p>0.43</text:p>
          </table:table-cell>
          <table:table-cell table:formula="of:=ABS(1-SQRT([.C74]^2+[.B74]^2))*100" office:value-type="float" office:value="0.424100693010954" calcext:value-type="float">
            <text:p>0.424100693010954</text:p>
          </table:table-cell>
          <table:table-cell table:formula="of:=(ATAN2([.A74];[.B74])-ATAN2([.C74];[.B74]))*180/PI()" office:value-type="float" office:value="0.517784161246702" calcext:value-type="float">
            <text:p>0.51778416124670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QRT(1-[.A75]^2)" office:value-type="float" office:value="0.897997772825746" calcext:value-type="float">
            <text:p>0.897997772825746</text:p>
          </table:table-cell>
          <table:table-cell table:formula="of:=[.A75]+[.$C$2]" office:value-type="float" office:value="0.45" calcext:value-type="float">
            <text:p>0.45</text:p>
          </table:table-cell>
          <table:table-cell table:formula="of:=ABS(1-SQRT([.C75]^2+[.B75]^2))*100" office:value-type="float" office:value="0.444014256699243" calcext:value-type="float">
            <text:p>0.444014256699243</text:p>
          </table:table-cell>
          <table:table-cell table:formula="of:=(ATAN2([.A75];[.B75])-ATAN2([.C75];[.B75]))*180/PI()" office:value-type="float" office:value="0.512247227555213" calcext:value-type="float">
            <text:p>0.51224722755521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QRT(1-[.A76]^2)" office:value-type="float" office:value="0.887918915216924" calcext:value-type="float">
            <text:p>0.887918915216924</text:p>
          </table:table-cell>
          <table:table-cell table:formula="of:=[.A76]+[.$C$2]" office:value-type="float" office:value="0.47" calcext:value-type="float">
            <text:p>0.47</text:p>
          </table:table-cell>
          <table:table-cell table:formula="of:=ABS(1-SQRT([.C76]^2+[.B76]^2))*100" office:value-type="float" office:value="0.463923873199379" calcext:value-type="float">
            <text:p>0.463923873199379</text:p>
          </table:table-cell>
          <table:table-cell table:formula="of:=(ATAN2([.A76];[.B76])-ATAN2([.C76];[.B76]))*180/PI()" office:value-type="float" office:value="0.506397389017787" calcext:value-type="float">
            <text:p>0.50639738901778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QRT(1-[.A77]^2)" office:value-type="float" office:value="0.877268487978452" calcext:value-type="float">
            <text:p>0.877268487978452</text:p>
          </table:table-cell>
          <table:table-cell table:formula="of:=[.A77]+[.$C$2]" office:value-type="float" office:value="0.49" calcext:value-type="float">
            <text:p>0.49</text:p>
          </table:table-cell>
          <table:table-cell table:formula="of:=ABS(1-SQRT([.C77]^2+[.B77]^2))*100" office:value-type="float" office:value="0.483829544857617" calcext:value-type="float">
            <text:p>0.483829544857617</text:p>
          </table:table-cell>
          <table:table-cell table:formula="of:=(ATAN2([.A77];[.B77])-ATAN2([.C77];[.B77]))*180/PI()" office:value-type="float" office:value="0.500223972689584" calcext:value-type="float">
            <text:p>0.5002239726895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QRT(1-[.A78]^2)" office:value-type="float" office:value="0.866025403784439" calcext:value-type="float">
            <text:p>0.866025403784439</text:p>
          </table:table-cell>
          <table:table-cell table:formula="of:=[.A78]+[.$C$2]" office:value-type="float" office:value="0.51" calcext:value-type="float">
            <text:p>0.51</text:p>
          </table:table-cell>
          <table:table-cell table:formula="of:=ABS(1-SQRT([.C78]^2+[.B78]^2))*100" office:value-type="float" office:value="0.503731274017882" calcext:value-type="float">
            <text:p>0.503731274017882</text:p>
          </table:table-cell>
          <table:table-cell table:formula="of:=(ATAN2([.A78];[.B78])-ATAN2([.C78];[.B78]))*180/PI()" office:value-type="float" office:value="0.493715148906894" calcext:value-type="float">
            <text:p>0.49371514890689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QRT(1-[.A79]^2)" office:value-type="float" office:value="0.854166260162505" calcext:value-type="float">
            <text:p>0.854166260162505</text:p>
          </table:table-cell>
          <table:table-cell table:formula="of:=[.A79]+[.$C$2]" office:value-type="float" office:value="0.53" calcext:value-type="float">
            <text:p>0.53</text:p>
          </table:table-cell>
          <table:table-cell table:formula="of:=ABS(1-SQRT([.C79]^2+[.B79]^2))*100" office:value-type="float" office:value="0.523629063021813" calcext:value-type="float">
            <text:p>0.523629063021813</text:p>
          </table:table-cell>
          <table:table-cell table:formula="of:=(ATAN2([.A79];[.B79])-ATAN2([.C79];[.B79]))*180/PI()" office:value-type="float" office:value="0.486857777750664" calcext:value-type="float">
            <text:p>0.48685777775066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QRT(1-[.A80]^2)" office:value-type="float" office:value="0.841665016500032" calcext:value-type="float">
            <text:p>0.841665016500032</text:p>
          </table:table-cell>
          <table:table-cell table:formula="of:=[.A80]+[.$C$2]" office:value-type="float" office:value="0.55" calcext:value-type="float">
            <text:p>0.55</text:p>
          </table:table-cell>
          <table:table-cell table:formula="of:=ABS(1-SQRT([.C80]^2+[.B80]^2))*100" office:value-type="float" office:value="0.54352291420865" calcext:value-type="float">
            <text:p>0.54352291420865</text:p>
          </table:table-cell>
          <table:table-cell table:formula="of:=(ATAN2([.A80];[.B80])-ATAN2([.C80];[.B80]))*180/PI()" office:value-type="float" office:value="0.479637226278532" calcext:value-type="float">
            <text:p>0.47963722627853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QRT(1-[.A81]^2)" office:value-type="float" office:value="0.828492607088319" calcext:value-type="float">
            <text:p>0.828492607088319</text:p>
          </table:table-cell>
          <table:table-cell table:formula="of:=[.A81]+[.$C$2]" office:value-type="float" office:value="0.57" calcext:value-type="float">
            <text:p>0.57</text:p>
          </table:table-cell>
          <table:table-cell table:formula="of:=ABS(1-SQRT([.C81]^2+[.B81]^2))*100" office:value-type="float" office:value="0.563412829915433" calcext:value-type="float">
            <text:p>0.563412829915433</text:p>
          </table:table-cell>
          <table:table-cell table:formula="of:=(ATAN2([.A81];[.B81])-ATAN2([.C81];[.B81]))*180/PI()" office:value-type="float" office:value="0.47203714953092" calcext:value-type="float">
            <text:p>0.4720371495309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QRT(1-[.A82]^2)" office:value-type="float" office:value="0.814616474176652" calcext:value-type="float">
            <text:p>0.814616474176652</text:p>
          </table:table-cell>
          <table:table-cell table:formula="of:=[.A82]+[.$C$2]" office:value-type="float" office:value="0.59" calcext:value-type="float">
            <text:p>0.59</text:p>
          </table:table-cell>
          <table:table-cell table:formula="of:=ABS(1-SQRT([.C82]^2+[.B82]^2))*100" office:value-type="float" office:value="0.583298812476829" calcext:value-type="float">
            <text:p>0.583298812476829</text:p>
          </table:table-cell>
          <table:table-cell table:formula="of:=(ATAN2([.A82];[.B82])-ATAN2([.C82];[.B82]))*180/PI()" office:value-type="float" office:value="0.464039226231252" calcext:value-type="float">
            <text:p>0.4640392262312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QRT(1-[.A83]^2)" office:value-type="float" office:value="0.8" calcext:value-type="float">
            <text:p>0.8</text:p>
          </table:table-cell>
          <table:table-cell table:formula="of:=[.A83]+[.$C$2]" office:value-type="float" office:value="0.61" calcext:value-type="float">
            <text:p>0.61</text:p>
          </table:table-cell>
          <table:table-cell table:formula="of:=ABS(1-SQRT([.C83]^2+[.B83]^2))*100" office:value-type="float" office:value="0.603180864225172" calcext:value-type="float">
            <text:p>0.603180864225172</text:p>
          </table:table-cell>
          <table:table-cell table:formula="of:=(ATAN2([.A83];[.B83])-ATAN2([.C83];[.B83]))*180/PI()" office:value-type="float" office:value="0.455622837262046" calcext:value-type="float">
            <text:p>0.45562283726204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QRT(1-[.A84]^2)" office:value-type="float" office:value="0.784601809837321" calcext:value-type="float">
            <text:p>0.784601809837321</text:p>
          </table:table-cell>
          <table:table-cell table:formula="of:=[.A84]+[.$C$2]" office:value-type="float" office:value="0.63" calcext:value-type="float">
            <text:p>0.63</text:p>
          </table:table-cell>
          <table:table-cell table:formula="of:=ABS(1-SQRT([.C84]^2+[.B84]^2))*100" office:value-type="float" office:value="0.623058987490555" calcext:value-type="float">
            <text:p>0.623058987490555</text:p>
          </table:table-cell>
          <table:table-cell table:formula="of:=(ATAN2([.A84];[.B84])-ATAN2([.C84];[.B84]))*180/PI()" office:value-type="float" office:value="0.446764671084946" calcext:value-type="float">
            <text:p>0.44676467108494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QRT(1-[.A85]^2)" office:value-type="float" office:value="0.768374908491942" calcext:value-type="float">
            <text:p>0.768374908491942</text:p>
          </table:table-cell>
          <table:table-cell table:formula="of:=[.A85]+[.$C$2]" office:value-type="float" office:value="0.65" calcext:value-type="float">
            <text:p>0.65</text:p>
          </table:table-cell>
          <table:table-cell table:formula="of:=ABS(1-SQRT([.C85]^2+[.B85]^2))*100" office:value-type="float" office:value="0.642933184600691" calcext:value-type="float">
            <text:p>0.642933184600691</text:p>
          </table:table-cell>
          <table:table-cell table:formula="of:=(ATAN2([.A85];[.B85])-ATAN2([.C85];[.B85]))*180/PI()" office:value-type="float" office:value="0.437438234795049" calcext:value-type="float">
            <text:p>0.43743823479504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QRT(1-[.A86]^2)" office:value-type="float" office:value="0.751265598839718" calcext:value-type="float">
            <text:p>0.751265598839718</text:p>
          </table:table-cell>
          <table:table-cell table:formula="of:=[.A86]+[.$C$2]" office:value-type="float" office:value="0.67" calcext:value-type="float">
            <text:p>0.67</text:p>
          </table:table-cell>
          <table:table-cell table:formula="of:=ABS(1-SQRT([.C86]^2+[.B86]^2))*100" office:value-type="float" office:value="0.6628034578811" calcext:value-type="float">
            <text:p>0.6628034578811</text:p>
          </table:table-cell>
          <table:table-cell table:formula="of:=(ATAN2([.A86];[.B86])-ATAN2([.C86];[.B86]))*180/PI()" office:value-type="float" office:value="0.427613241709561" calcext:value-type="float">
            <text:p>0.42761324170956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QRT(1-[.A87]^2)" office:value-type="float" office:value="0.733212111192935" calcext:value-type="float">
            <text:p>0.733212111192935</text:p>
          </table:table-cell>
          <table:table-cell table:formula="of:=[.A87]+[.$C$2]" office:value-type="float" office:value="0.69" calcext:value-type="float">
            <text:p>0.69</text:p>
          </table:table-cell>
          <table:table-cell table:formula="of:=ABS(1-SQRT([.C87]^2+[.B87]^2))*100" office:value-type="float" office:value="0.682669809654923" calcext:value-type="float">
            <text:p>0.682669809654923</text:p>
          </table:table-cell>
          <table:table-cell table:formula="of:=(ATAN2([.A87];[.B87])-ATAN2([.C87];[.B87]))*180/PI()" office:value-type="float" office:value="0.417254835113529" calcext:value-type="float">
            <text:p>0.4172548351135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QRT(1-[.A88]^2)" office:value-type="float" office:value="0.714142842854285" calcext:value-type="float">
            <text:p>0.714142842854285</text:p>
          </table:table-cell>
          <table:table-cell table:formula="of:=[.A88]+[.$C$2]" office:value-type="float" office:value="0.71" calcext:value-type="float">
            <text:p>0.71</text:p>
          </table:table-cell>
          <table:table-cell table:formula="of:=ABS(1-SQRT([.C88]^2+[.B88]^2))*100" office:value-type="float" office:value="0.702532242243037" calcext:value-type="float">
            <text:p>0.702532242243037</text:p>
          </table:table-cell>
          <table:table-cell table:formula="of:=(ATAN2([.A88];[.B88])-ATAN2([.C88];[.B88]))*180/PI()" office:value-type="float" office:value="0.406322591136511" calcext:value-type="float">
            <text:p>0.40632259113651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QRT(1-[.A89]^2)" office:value-type="float" office:value="0.693974062915899" calcext:value-type="float">
            <text:p>0.693974062915899</text:p>
          </table:table-cell>
          <table:table-cell table:formula="of:=[.A89]+[.$C$2]" office:value-type="float" office:value="0.73" calcext:value-type="float">
            <text:p>0.73</text:p>
          </table:table-cell>
          <table:table-cell table:formula="of:=ABS(1-SQRT([.C89]^2+[.B89]^2))*100" office:value-type="float" office:value="0.722390757964031" calcext:value-type="float">
            <text:p>0.722390757964031</text:p>
          </table:table-cell>
          <table:table-cell table:formula="of:=(ATAN2([.A89];[.B89])-ATAN2([.C89];[.B89]))*180/PI()" office:value-type="float" office:value="0.394769218612885" calcext:value-type="float">
            <text:p>0.3947692186128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QRT(1-[.A90]^2)" office:value-type="float" office:value="0.67260686883201" calcext:value-type="float">
            <text:p>0.67260686883201</text:p>
          </table:table-cell>
          <table:table-cell table:formula="of:=[.A90]+[.$C$2]" office:value-type="float" office:value="0.75" calcext:value-type="float">
            <text:p>0.75</text:p>
          </table:table-cell>
          <table:table-cell table:formula="of:=ABS(1-SQRT([.C90]^2+[.B90]^2))*100" office:value-type="float" office:value="0.742245359134208" calcext:value-type="float">
            <text:p>0.742245359134208</text:p>
          </table:table-cell>
          <table:table-cell table:formula="of:=(ATAN2([.A90];[.B90])-ATAN2([.C90];[.B90]))*180/PI()" office:value-type="float" office:value="0.382538834934457" calcext:value-type="float">
            <text:p>0.38253883493445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QRT(1-[.A91]^2)" office:value-type="float" office:value="0.649923072370877" calcext:value-type="float">
            <text:p>0.649923072370877</text:p>
          </table:table-cell>
          <table:table-cell table:formula="of:=[.A91]+[.$C$2]" office:value-type="float" office:value="0.77" calcext:value-type="float">
            <text:p>0.77</text:p>
          </table:table-cell>
          <table:table-cell table:formula="of:=ABS(1-SQRT([.C91]^2+[.B91]^2))*100" office:value-type="float" office:value="0.762096048067606" calcext:value-type="float">
            <text:p>0.762096048067606</text:p>
          </table:table-cell>
          <table:table-cell table:formula="of:=(ATAN2([.A91];[.B91])-ATAN2([.C91];[.B91]))*180/PI()" office:value-type="float" office:value="0.369564635158388" calcext:value-type="float">
            <text:p>0.36956463515838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QRT(1-[.A92]^2)" office:value-type="float" office:value="0.625779513886481" calcext:value-type="float">
            <text:p>0.625779513886481</text:p>
          </table:table-cell>
          <table:table-cell table:formula="of:=[.A92]+[.$C$2]" office:value-type="float" office:value="0.79" calcext:value-type="float">
            <text:p>0.79</text:p>
          </table:table-cell>
          <table:table-cell table:formula="of:=ABS(1-SQRT([.C92]^2+[.B92]^2))*100" office:value-type="float" office:value="0.781942827075932" calcext:value-type="float">
            <text:p>0.781942827075932</text:p>
          </table:table-cell>
          <table:table-cell table:formula="of:=(ATAN2([.A92];[.B92])-ATAN2([.C92];[.B92]))*180/PI()" office:value-type="float" office:value="0.355765670347509" calcext:value-type="float">
            <text:p>0.3557656703475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QRT(1-[.A93]^2)" office:value-type="float" office:value="0.6" calcext:value-type="float">
            <text:p>0.6</text:p>
          </table:table-cell>
          <table:table-cell table:formula="of:=[.A93]+[.$C$2]" office:value-type="float" office:value="0.81" calcext:value-type="float">
            <text:p>0.81</text:p>
          </table:table-cell>
          <table:table-cell table:formula="of:=ABS(1-SQRT([.C93]^2+[.B93]^2))*100" office:value-type="float" office:value="0.801785698468649" calcext:value-type="float">
            <text:p>0.801785698468649</text:p>
          </table:table-cell>
          <table:table-cell table:formula="of:=(ATAN2([.A93];[.B93])-ATAN2([.C93];[.B93]))*180/PI()" office:value-type="float" office:value="0.341042278858855" calcext:value-type="float">
            <text:p>0.34104227885885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QRT(1-[.A94]^2)" office:value-type="float" office:value="0.572363520850167" calcext:value-type="float">
            <text:p>0.572363520850167</text:p>
          </table:table-cell>
          <table:table-cell table:formula="of:=[.A94]+[.$C$2]" office:value-type="float" office:value="0.83" calcext:value-type="float">
            <text:p>0.83</text:p>
          </table:table-cell>
          <table:table-cell table:formula="of:=ABS(1-SQRT([.C94]^2+[.B94]^2))*100" office:value-type="float" office:value="0.821624664552978" calcext:value-type="float">
            <text:p>0.821624664552978</text:p>
          </table:table-cell>
          <table:table-cell table:formula="of:=(ATAN2([.A94];[.B94])-ATAN2([.C94];[.B94]))*180/PI()" office:value-type="float" office:value="0.325269408745289" calcext:value-type="float">
            <text:p>0.32526940874528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QRT(1-[.A95]^2)" office:value-type="float" office:value="0.542586398650021" calcext:value-type="float">
            <text:p>0.542586398650021</text:p>
          </table:table-cell>
          <table:table-cell table:formula="of:=[.A95]+[.$C$2]" office:value-type="float" office:value="0.85" calcext:value-type="float">
            <text:p>0.85</text:p>
          </table:table-cell>
          <table:table-cell table:formula="of:=ABS(1-SQRT([.C95]^2+[.B95]^2))*100" office:value-type="float" office:value="0.841459727633853" calcext:value-type="float">
            <text:p>0.841459727633853</text:p>
          </table:table-cell>
          <table:table-cell table:formula="of:=(ATAN2([.A95];[.B95])-ATAN2([.C95];[.B95]))*180/PI()" office:value-type="float" office:value="0.308286499944918" calcext:value-type="float">
            <text:p>0.30828649994491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QRT(1-[.A96]^2)" office:value-type="float" office:value="0.510294032886923" calcext:value-type="float">
            <text:p>0.510294032886923</text:p>
          </table:table-cell>
          <table:table-cell table:formula="of:=[.A96]+[.$C$2]" office:value-type="float" office:value="0.87" calcext:value-type="float">
            <text:p>0.87</text:p>
          </table:table-cell>
          <table:table-cell table:formula="of:=ABS(1-SQRT([.C96]^2+[.B96]^2))*100" office:value-type="float" office:value="0.861290890013899" calcext:value-type="float">
            <text:p>0.861290890013899</text:p>
          </table:table-cell>
          <table:table-cell table:formula="of:=(ATAN2([.A96];[.B96])-ATAN2([.C96];[.B96]))*180/PI()" office:value-type="float" office:value="0.289881468621605" calcext:value-type="float">
            <text:p>0.28988146862160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QRT(1-[.A97]^2)" office:value-type="float" office:value="0.474973683481516" calcext:value-type="float">
            <text:p>0.474973683481516</text:p>
          </table:table-cell>
          <table:table-cell table:formula="of:=[.A97]+[.$C$2]" office:value-type="float" office:value="0.89" calcext:value-type="float">
            <text:p>0.89</text:p>
          </table:table-cell>
          <table:table-cell table:formula="of:=ABS(1-SQRT([.C97]^2+[.B97]^2))*100" office:value-type="float" office:value="0.881118153993521" calcext:value-type="float">
            <text:p>0.881118153993521</text:p>
          </table:table-cell>
          <table:table-cell table:formula="of:=(ATAN2([.A97];[.B97])-ATAN2([.C97];[.B97]))*180/PI()" office:value-type="float" office:value="0.269763940836598" calcext:value-type="float">
            <text:p>0.26976394083659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QRT(1-[.A98]^2)" office:value-type="float" office:value="0.435889894354067" calcext:value-type="float">
            <text:p>0.435889894354067</text:p>
          </table:table-cell>
          <table:table-cell table:formula="of:=[.A98]+[.$C$2]" office:value-type="float" office:value="0.91" calcext:value-type="float">
            <text:p>0.91</text:p>
          </table:table-cell>
          <table:table-cell table:formula="of:=ABS(1-SQRT([.C98]^2+[.B98]^2))*100" office:value-type="float" office:value="0.900941521870835" calcext:value-type="float">
            <text:p>0.900941521870835</text:p>
          </table:table-cell>
          <table:table-cell table:formula="of:=(ATAN2([.A98];[.B98])-ATAN2([.C98];[.B98]))*180/PI()" office:value-type="float" office:value="0.24751730343875" calcext:value-type="float">
            <text:p>0.2475173034387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QRT(1-[.A99]^2)" office:value-type="float" office:value="0.391918358845309" calcext:value-type="float">
            <text:p>0.391918358845309</text:p>
          </table:table-cell>
          <table:table-cell table:formula="of:=[.A99]+[.$C$2]" office:value-type="float" office:value="0.93" calcext:value-type="float">
            <text:p>0.93</text:p>
          </table:table-cell>
          <table:table-cell table:formula="of:=ABS(1-SQRT([.C99]^2+[.B99]^2))*100" office:value-type="float" office:value="0.920760995941761" calcext:value-type="float">
            <text:p>0.920760995941761</text:p>
          </table:table-cell>
          <table:table-cell table:formula="of:=(ATAN2([.A99];[.B99])-ATAN2([.C99];[.B99]))*180/PI()" office:value-type="float" office:value="0.222504508444373" calcext:value-type="float">
            <text:p>0.22250450844437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QRT(1-[.A100]^2)" office:value-type="float" office:value="0.34117444218464" calcext:value-type="float">
            <text:p>0.34117444218464</text:p>
          </table:table-cell>
          <table:table-cell table:formula="of:=[.A100]+[.$C$2]" office:value-type="float" office:value="0.95" calcext:value-type="float">
            <text:p>0.95</text:p>
          </table:table-cell>
          <table:table-cell table:formula="of:=ABS(1-SQRT([.C100]^2+[.B100]^2))*100" office:value-type="float" office:value="0.940576578499885" calcext:value-type="float">
            <text:p>0.940576578499885</text:p>
          </table:table-cell>
          <table:table-cell table:formula="of:=(ATAN2([.A100];[.B100])-ATAN2([.C100];[.B100]))*180/PI()" office:value-type="float" office:value="0.193657431897989" calcext:value-type="float">
            <text:p>0.19365743189798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QRT(1-[.A101]^2)" office:value-type="float" office:value="0.28" calcext:value-type="float">
            <text:p>0.28</text:p>
          </table:table-cell>
          <table:table-cell table:formula="of:=[.A101]+[.$C$2]" office:value-type="float" office:value="0.97" calcext:value-type="float">
            <text:p>0.97</text:p>
          </table:table-cell>
          <table:table-cell table:formula="of:=ABS(1-SQRT([.C101]^2+[.B101]^2))*100" office:value-type="float" office:value="0.960388271836576" calcext:value-type="float">
            <text:p>0.960388271836576</text:p>
          </table:table-cell>
          <table:table-cell table:formula="of:=(ATAN2([.A101];[.B101])-ATAN2([.C101];[.B101]))*180/PI()" office:value-type="float" office:value="0.158902309153534" calcext:value-type="float">
            <text:p>0.15890230915353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QRT(1-[.A102]^2)" office:value-type="float" office:value="0.198997487421324" calcext:value-type="float">
            <text:p>0.198997487421324</text:p>
          </table:table-cell>
          <table:table-cell table:formula="of:=[.A102]+[.$C$2]" office:value-type="float" office:value="0.99" calcext:value-type="float">
            <text:p>0.99</text:p>
          </table:table-cell>
          <table:table-cell table:formula="of:=ABS(1-SQRT([.C102]^2+[.B102]^2))*100" office:value-type="float" office:value="0.980196078241002" calcext:value-type="float">
            <text:p>0.980196078241002</text:p>
          </table:table-cell>
          <table:table-cell table:formula="of:=(ATAN2([.A102];[.B102])-ATAN2([.C102];[.B102]))*180/PI()" office:value-type="float" office:value="0.112910491220276" calcext:value-type="float">
            <text:p>0.112910491220276</text:p>
          </table:table-cell>
        </table:table-row>
      </table:table>
      <table:table table:name="Overfitting error" table:style-name="ta1">
        <table:shapes>
          <draw:frame draw:z-index="0" draw:style-name="gr1" draw:text-style-name="P1" svg:width="15.999cm" svg:height="8.999cm" svg:x="0.974cm" svg:y="22.678cm">
            <draw:object draw:notify-on-update-of-ranges="'Overfitting error'.A3:'Overfitting error'.A23 'Overfitting error'.C2:'Overfitting error'.C2 'Overfitting error'.C3:'Overfitting error'.C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ue_y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points</text:p>
          </table:table-cell>
        </table:table-row>
        <table:table-row table:style-name="ro1">
          <table:table-cell office:value-type="float" office:value="-3.14" calcext:value-type="float">
            <text:p>-3.14</text:p>
          </table:table-cell>
          <table:table-cell table:formula="of:=COS([.A3])" office:value-type="float" office:value="-0.999998731727539" calcext:value-type="float">
            <text:p>-0.999998731727539</text:p>
          </table:table-cell>
          <table:table-cell table:formula="of:=[.B3]+RAND()/4" office:value-type="float" office:value="-0.959857981824326" calcext:value-type="float">
            <text:p>-0.959857981824326</text:p>
          </table:table-cell>
        </table:table-row>
        <table:table-row table:style-name="ro1">
          <table:table-cell office:value-type="float" office:value="-2.826" calcext:value-type="float">
            <text:p>-2.826</text:p>
          </table:table-cell>
          <table:table-cell table:formula="of:=COS([.A4])" office:value-type="float" office:value="-0.950612598102916" calcext:value-type="float">
            <text:p>-0.950612598102916</text:p>
          </table:table-cell>
          <table:table-cell table:formula="of:=[.B4]+RAND()/4" office:value-type="float" office:value="-0.717308769192476" calcext:value-type="float">
            <text:p>-0.717308769192476</text:p>
          </table:table-cell>
        </table:table-row>
        <table:table-row table:style-name="ro1">
          <table:table-cell office:value-type="float" office:value="-2.512" calcext:value-type="float">
            <text:p>-2.512</text:p>
          </table:table-cell>
          <table:table-cell table:formula="of:=COS([.A5])" office:value-type="float" office:value="-0.80826742726931" calcext:value-type="float">
            <text:p>-0.80826742726931</text:p>
          </table:table-cell>
          <table:table-cell table:formula="of:=[.B5]+RAND()/4" office:value-type="float" office:value="-0.727825577193394" calcext:value-type="float">
            <text:p>-0.727825577193394</text:p>
          </table:table-cell>
        </table:table-row>
        <table:table-row table:style-name="ro1">
          <table:table-cell office:value-type="float" office:value="-2.198" calcext:value-type="float">
            <text:p>-2.198</text:p>
          </table:table-cell>
          <table:table-cell table:formula="of:=COS([.A6])" office:value-type="float" office:value="-0.58688294852386" calcext:value-type="float">
            <text:p>-0.58688294852386</text:p>
          </table:table-cell>
          <table:table-cell table:formula="of:=[.B6]+RAND()/4" office:value-type="float" office:value="-0.483443228574437" calcext:value-type="float">
            <text:p>-0.483443228574437</text:p>
          </table:table-cell>
        </table:table-row>
        <table:table-row table:style-name="ro1">
          <table:table-cell office:value-type="float" office:value="-1.884" calcext:value-type="float">
            <text:p>-1.884</text:p>
          </table:table-cell>
          <table:table-cell table:formula="of:=COS([.A7])" office:value-type="float" office:value="-0.308108031277993" calcext:value-type="float">
            <text:p>-0.308108031277993</text:p>
          </table:table-cell>
          <table:table-cell table:formula="of:=[.B7]+RAND()/4" office:value-type="float" office:value="-0.138027206370988" calcext:value-type="float">
            <text:p>-0.138027206370988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table:formula="of:=COS([.A8])" office:value-type="float" office:value="0.000796326710733263" calcext:value-type="float">
            <text:p>0.000796326710733</text:p>
          </table:table-cell>
          <table:table-cell table:formula="of:=[.B8]+RAND()/4" office:value-type="float" office:value="0.140293252073557" calcext:value-type="float">
            <text:p>0.140293252073557</text:p>
          </table:table-cell>
        </table:table-row>
        <table:table-row table:style-name="ro1">
          <table:table-cell office:value-type="float" office:value="-1.256" calcext:value-type="float">
            <text:p>-1.256</text:p>
          </table:table-cell>
          <table:table-cell table:formula="of:=COS([.A9])" office:value-type="float" office:value="0.309622813057024" calcext:value-type="float">
            <text:p>0.309622813057024</text:p>
          </table:table-cell>
          <table:table-cell table:formula="of:=[.B9]+RAND()/4" office:value-type="float" office:value="0.489547006034987" calcext:value-type="float">
            <text:p>0.489547006034987</text:p>
          </table:table-cell>
        </table:table-row>
        <table:table-row table:style-name="ro1">
          <table:table-cell office:value-type="float" office:value="-0.942" calcext:value-type="float">
            <text:p>-0.942</text:p>
          </table:table-cell>
          <table:table-cell table:formula="of:=COS([.A10])" office:value-type="float" office:value="0.588171730331375" calcext:value-type="float">
            <text:p>0.588171730331375</text:p>
          </table:table-cell>
          <table:table-cell table:formula="of:=[.B10]+RAND()/4" office:value-type="float" office:value="0.600156892164078" calcext:value-type="float">
            <text:p>0.600156892164078</text:p>
          </table:table-cell>
        </table:table-row>
        <table:table-row table:style-name="ro1">
          <table:table-cell office:value-type="float" office:value="-0.628" calcext:value-type="float">
            <text:p>-0.628</text:p>
          </table:table-cell>
          <table:table-cell table:formula="of:=COS([.A11])" office:value-type="float" office:value="0.809204180988032" calcext:value-type="float">
            <text:p>0.809204180988032</text:p>
          </table:table-cell>
          <table:table-cell table:formula="of:=[.B11]+RAND()/4" office:value-type="float" office:value="1.02376637469358" calcext:value-type="float">
            <text:p>1.02376637469358</text:p>
          </table:table-cell>
        </table:table-row>
        <table:table-row table:style-name="ro1">
          <table:table-cell office:value-type="float" office:value="-0.314" calcext:value-type="float">
            <text:p>-0.314</text:p>
          </table:table-cell>
          <table:table-cell table:formula="of:=COS([.A12])" office:value-type="float" office:value="0.951105719935495" calcext:value-type="float">
            <text:p>0.951105719935495</text:p>
          </table:table-cell>
          <table:table-cell table:formula="of:=[.B12]+RAND()/4" office:value-type="float" office:value="1.1362929828773" calcext:value-type="float">
            <text:p>1.1362929828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13])" office:value-type="float" office:value="1" calcext:value-type="float">
            <text:p>1</text:p>
          </table:table-cell>
          <table:table-cell table:formula="of:=[.B13]+RAND()/4" office:value-type="float" office:value="1.20410923710695" calcext:value-type="float">
            <text:p>1.20410923710695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table:formula="of:=COS([.A14])" office:value-type="float" office:value="0.951105719935495" calcext:value-type="float">
            <text:p>0.951105719935495</text:p>
          </table:table-cell>
          <table:table-cell table:formula="of:=[.B14]+RAND()/4" office:value-type="float" office:value="1.16694259650028" calcext:value-type="float">
            <text:p>1.16694259650028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table:formula="of:=COS([.A15])" office:value-type="float" office:value="0.809204180988032" calcext:value-type="float">
            <text:p>0.809204180988032</text:p>
          </table:table-cell>
          <table:table-cell table:formula="of:=[.B15]+RAND()/4" office:value-type="float" office:value="0.998104760057297" calcext:value-type="float">
            <text:p>0.998104760057297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table:formula="of:=COS([.A16])" office:value-type="float" office:value="0.588171730331375" calcext:value-type="float">
            <text:p>0.588171730331375</text:p>
          </table:table-cell>
          <table:table-cell table:formula="of:=[.B16]+RAND()/4" office:value-type="float" office:value="0.698748769819948" calcext:value-type="float">
            <text:p>0.698748769819948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table:formula="of:=COS([.A17])" office:value-type="float" office:value="0.309622813057024" calcext:value-type="float">
            <text:p>0.309622813057024</text:p>
          </table:table-cell>
          <table:table-cell table:formula="of:=[.B17]+RAND()/4" office:value-type="float" office:value="0.487638274053933" calcext:value-type="float">
            <text:p>0.48763827405393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COS([.A18])" office:value-type="float" office:value="0.000796326710733485" calcext:value-type="float">
            <text:p>0.000796326710733</text:p>
          </table:table-cell>
          <table:table-cell table:formula="of:=[.B18]+RAND()/4" office:value-type="float" office:value="0.115395859261857" calcext:value-type="float">
            <text:p>0.115395859261857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table:formula="of:=COS([.A19])" office:value-type="float" office:value="-0.308108031277992" calcext:value-type="float">
            <text:p>-0.308108031277992</text:p>
          </table:table-cell>
          <table:table-cell table:formula="of:=[.B19]+RAND()/4" office:value-type="float" office:value="-0.0817461138552656" calcext:value-type="float">
            <text:p>-0.081746113855266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table:formula="of:=COS([.A20])" office:value-type="float" office:value="-0.586882948523859" calcext:value-type="float">
            <text:p>-0.586882948523859</text:p>
          </table:table-cell>
          <table:table-cell table:formula="of:=[.B20]+RAND()/4" office:value-type="float" office:value="-0.488100223664505" calcext:value-type="float">
            <text:p>-0.488100223664505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table:formula="of:=COS([.A21])" office:value-type="float" office:value="-0.80826742726931" calcext:value-type="float">
            <text:p>-0.80826742726931</text:p>
          </table:table-cell>
          <table:table-cell table:formula="of:=[.B21]+RAND()/4" office:value-type="float" office:value="-0.5951650314129" calcext:value-type="float">
            <text:p>-0.5951650314129</text:p>
          </table:table-cell>
        </table:table-row>
        <table:table-row table:style-name="ro1">
          <table:table-cell office:value-type="float" office:value="2.826" calcext:value-type="float">
            <text:p>2.826</text:p>
          </table:table-cell>
          <table:table-cell table:formula="of:=COS([.A22])" office:value-type="float" office:value="-0.950612598102916" calcext:value-type="float">
            <text:p>-0.950612598102916</text:p>
          </table:table-cell>
          <table:table-cell table:formula="of:=[.B22]+RAND()/4" office:value-type="float" office:value="-0.878520112984883" calcext:value-type="float">
            <text:p>-0.87852011298488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table:formula="of:=COS([.A23])" office:value-type="float" office:value="-0.999998731727539" calcext:value-type="float">
            <text:p>-0.999998731727539</text:p>
          </table:table-cell>
          <table:table-cell table:formula="of:=[.B23]+RAND()/4" office:value-type="float" office:value="-0.836408892112846" calcext:value-type="float">
            <text:p>-0.836408892112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21:16:55.132088528</meta:creation-date>
    <dc:date>2021-05-12T00:40:38.650356333</dc:date>
    <meta:editing-duration>PT1H58M19S</meta:editing-duration>
    <meta:editing-cycles>4</meta:editing-cycles>
    <meta:generator>LibreOffice/6.4.7.2$Linux_X86_64 LibreOffice_project/40$Build-2</meta:generator>
    <meta:document-statistic meta:table-count="3" meta:cell-count="123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1cm" svg:y="0.316cm" chart:style-name="ch2">
          <text:p>Arbitrary function from radial basis functions</text:p>
        </chart:title>
        <chart:legend chart:legend-position="end" svg:x="12.497cm" svg:y="3.442cm" style:legend-expansion="high" chart:style-name="ch3"/>
        <chart:plot-area chart:style-name="ch4" table:cell-range-address="RBF.A5:RBF.E135 RBF.A1:RBF.E1" chart:data-source-has-labels="row" svg:x="0.32cm" svg:y="1.301cm" svg:width="11.857cm" svg:height="7.519cm">
          <chartooo:coordinate-region svg:x="1.185cm" svg:y="1.44cm" svg:width="10.747cm" svg:height="7.114cm"/>
          <chart:axis chart:dimension="x" chart:name="primary-x" chart:style-name="ch5"/>
          <chart:axis chart:dimension="y" chart:name="primary-y" chart:style-name="ch6"/>
          <chart:series chart:style-name="ch7" chart:values-cell-range-address="RBF.B5:RBF.B135" chart:label-cell-address="RBF.B1:RBF.B1" chart:class="chart:scatter">
            <chart:domain table:cell-range-address="RBF.A5:RBF.A135 RBF.A1:RBF.A1"/>
            <chart:data-point chart:repeated="132"/>
          </chart:series>
          <chart:series chart:style-name="ch8" chart:values-cell-range-address="RBF.C5:RBF.C135" chart:label-cell-address="RBF.C1:RBF.C1" chart:class="chart:scatter">
            <chart:data-point chart:repeated="132"/>
          </chart:series>
          <chart:series chart:style-name="ch9" chart:values-cell-range-address="RBF.D5:RBF.D135" chart:label-cell-address="RBF.D1:RBF.D1" chart:class="chart:scatter">
            <chart:data-point chart:repeated="132"/>
          </chart:series>
          <chart:series chart:style-name="ch10" chart:values-cell-range-address="RBF.E5:RBF.E135" chart:label-cell-address="RBF.E1:RBF.E1" chart:class="chart:scatter">
            <chart:data-point chart:repeated="1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  <table:table-cell office:value-type="string">
                <text:p>φ a=-1, p=1</text:p>
                <draw:g>
                  <svg:desc>RBF.B1:RBF.B1</svg:desc>
                </draw:g>
              </table:table-cell>
              <table:table-cell office:value-type="string">
                <text:p>φ a=0, p=2</text:p>
                <draw:g>
                  <svg:desc>RBF.C1:RBF.C1</svg:desc>
                </draw:g>
              </table:table-cell>
              <table:table-cell office:value-type="string">
                <text:p>φ a=1, p=-0.5</text:p>
                <draw:g>
                  <svg:desc>RBF.D1:RBF.D1</svg:desc>
                </draw:g>
              </table:table-cell>
              <table:table-cell office:value-type="string">
                <text:p>ψ</text:p>
                <draw:g>
                  <svg:desc>RBF.E1:RB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">
                <text:p>-1.3</text:p>
                <draw:g>
                  <svg:desc>RBF.A5:RBF.A135 RBF.A1:RBF.A1</svg:desc>
                </draw:g>
              </table:table-cell>
              <table:table-cell office:value-type="float" office:value="0.873715911688034">
                <text:p>0.873715911688034</text:p>
                <draw:g>
                  <svg:desc>RBF.B5:RBF.B135</svg:desc>
                </draw:g>
              </table:table-cell>
              <table:table-cell office:value-type="float" office:value="0.158523438529463">
                <text:p>0.158523438529463</text:p>
                <draw:g>
                  <svg:desc>RBF.C5:RBF.C135</svg:desc>
                </draw:g>
              </table:table-cell>
              <table:table-cell office:value-type="float" office:value="-0.000178995985354901">
                <text:p>-0.000178995985354901</text:p>
                <draw:g>
                  <svg:desc>RBF.D5:RBF.D135</svg:desc>
                </draw:g>
              </table:table-cell>
              <table:table-cell office:value-type="float" office:value="1.03206035423214">
                <text:p>1.03206035423214</text:p>
                <draw:g>
                  <svg:desc>RBF.E5:RBF.E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8">
                <text:p>-1.28</text:p>
              </table:table-cell>
              <table:table-cell office:value-type="float" office:value="0.889051602140828">
                <text:p>0.889051602140828</text:p>
              </table:table-cell>
              <table:table-cell office:value-type="float" office:value="0.171280482198524">
                <text:p>0.171280482198524</text:p>
              </table:table-cell>
              <table:table-cell office:value-type="float" office:value="-0.000205359761955336">
                <text:p>-0.000205359761955336</text:p>
              </table:table-cell>
              <table:table-cell office:value-type="float" office:value="1.0601267245774">
                <text:p>1.0601267245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6">
                <text:p>-1.26</text:p>
              </table:table-cell>
              <table:table-cell office:value-type="float" office:value="0.903571531977711">
                <text:p>0.903571531977711</text:p>
              </table:table-cell>
              <table:table-cell office:value-type="float" office:value="0.184842194718166">
                <text:p>0.184842194718166</text:p>
              </table:table-cell>
              <table:table-cell office:value-type="float" office:value="-0.000235324021043223">
                <text:p>-0.000235324021043223</text:p>
              </table:table-cell>
              <table:table-cell office:value-type="float" office:value="1.08817840267483">
                <text:p>1.08817840267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4">
                <text:p>-1.24</text:p>
              </table:table-cell>
              <table:table-cell office:value-type="float" office:value="0.917227266925415">
                <text:p>0.917227266925415</text:p>
              </table:table-cell>
              <table:table-cell office:value-type="float" office:value="0.199238472101442">
                <text:p>0.199238472101442</text:p>
              </table:table-cell>
              <table:table-cell office:value-type="float" office:value="-0.000269336998325431">
                <text:p>-0.000269336998325431</text:p>
              </table:table-cell>
              <table:table-cell office:value-type="float" office:value="1.11619640202853">
                <text:p>1.11619640202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2">
                <text:p>-1.22</text:p>
              </table:table-cell>
              <table:table-cell office:value-type="float" office:value="0.929972744735786">
                <text:p>0.929972744735786</text:p>
              </table:table-cell>
              <table:table-cell office:value-type="float" office:value="0.214498438697508">
                <text:p>0.214498438697508</text:p>
              </table:table-cell>
              <table:table-cell office:value-type="float" office:value="-0.0003078964045107">
                <text:p>-0.0003078964045107</text:p>
              </table:table-cell>
              <table:table-cell office:value-type="float" office:value="1.14416328702878">
                <text:p>1.14416328702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230650242076125">
                <text:p>0.230650242076125</text:p>
              </table:table-cell>
              <table:table-cell office:value-type="float" office:value="-0.000351554017803241">
                <text:p>-0.000351554017803241</text:p>
              </table:table-cell>
              <table:table-cell office:value-type="float" office:value="1.17206322164257">
                <text:p>1.17206322164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8">
                <text:p>-1.18</text:p>
              </table:table-cell>
              <table:table-cell office:value-type="float" office:value="0.952562078335032">
                <text:p>0.952562078335032</text:p>
              </table:table-cell>
              <table:table-cell office:value-type="float" office:value="0.247720838155157">
                <text:p>0.247720838155157</text:p>
              </table:table-cell>
              <table:table-cell office:value-type="float" office:value="-0.000400920589853047">
                <text:p>-0.000400920589853047</text:p>
              </table:table-cell>
              <table:table-cell office:value-type="float" office:value="1.19988199590034">
                <text:p>1.19988199590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6">
                <text:p>-1.16</text:p>
              </table:table-cell>
              <table:table-cell office:value-type="float" office:value="0.96232793272161">
                <text:p>0.96232793272161</text:p>
              </table:table-cell>
              <table:table-cell office:value-type="float" office:value="0.265735767427682">
                <text:p>0.265735767427682</text:p>
              </table:table-cell>
              <table:table-cell office:value-type="float" office:value="-0.00045667107226554">
                <text:p>-0.00045667107226554</text:p>
              </table:table-cell>
              <table:table-cell office:value-type="float" office:value="1.22760702907703">
                <text:p>1.22760702907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4">
                <text:p>-1.14</text:p>
              </table:table-cell>
              <table:table-cell office:value-type="float" office:value="0.971027975583774">
                <text:p>0.971027975583774</text:p>
              </table:table-cell>
              <table:table-cell office:value-type="float" office:value="0.284718923287842">
                <text:p>0.284718923287842</text:p>
              </table:table-cell>
              <table:table-cell office:value-type="float" office:value="-0.00051955016890868">
                <text:p>-0.00051955016890868</text:p>
              </table:table-cell>
              <table:table-cell office:value-type="float" office:value="1.25522734870271">
                <text:p>1.25522734870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2">
                <text:p>-1.12</text:p>
              </table:table-cell>
              <table:table-cell office:value-type="float" office:value="0.978631609414885">
                <text:p>0.978631609414885</text:p>
              </table:table-cell>
              <table:table-cell office:value-type="float" office:value="0.304692313597763">
                <text:p>0.304692313597763</text:p>
              </table:table-cell>
              <table:table-cell office:value-type="float" office:value="-0.000590378217073158">
                <text:p>-0.000590378217073158</text:p>
              </table:table-cell>
              <table:table-cell office:value-type="float" office:value="1.28273354479558">
                <text:p>1.282733544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">
                <text:p>-1.1</text:p>
              </table:table-cell>
              <table:table-cell office:value-type="float" office:value="0.985111939603063">
                <text:p>0.985111939603063</text:p>
              </table:table-cell>
              <table:table-cell office:value-type="float" office:value="0.325675816780394">
                <text:p>0.325675816780394</text:p>
              </table:table-cell>
              <table:table-cell office:value-type="float" office:value="-0.000670057398021409">
                <text:p>-0.000670057398021409</text:p>
              </table:table-cell>
              <table:table-cell office:value-type="float" office:value="1.31011769898544">
                <text:p>1.31011769898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8">
                <text:p>-1.08</text:p>
              </table:table-cell>
              <table:table-cell office:value-type="float" office:value="0.990445932897216">
                <text:p>0.990445932897216</text:p>
              </table:table-cell>
              <table:table-cell office:value-type="float" office:value="0.347686933863189">
                <text:p>0.347686933863189</text:p>
              </table:table-cell>
              <table:table-cell office:value-type="float" office:value="-0.000759578274585615">
                <text:p>-0.000759578274585615</text:p>
              </table:table-cell>
              <table:table-cell office:value-type="float" office:value="1.33737328848582">
                <text:p>1.33737328848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6">
                <text:p>-1.06</text:p>
              </table:table-cell>
              <table:table-cell office:value-type="float" office:value="0.994614553791391">
                <text:p>0.994614553791391</text:p>
              </table:table-cell>
              <table:table-cell office:value-type="float" office:value="0.37074053803353">
                <text:p>0.37074053803353</text:p>
              </table:table-cell>
              <table:table-cell office:value-type="float" office:value="-0.000860026650227746">
                <text:p>-0.000860026650227746</text:p>
              </table:table-cell>
              <table:table-cell office:value-type="float" office:value="1.36449506517469">
                <text:p>1.36449506517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4">
                <text:p>-1.04</text:p>
              </table:table-cell>
              <table:table-cell office:value-type="float" office:value="0.997602877697382">
                <text:p>0.997602877697382</text:p>
              </table:table-cell>
              <table:table-cell office:value-type="float" office:value="0.394848623396764">
                <text:p>0.394848623396764</text:p>
              </table:table-cell>
              <table:table-cell office:value-type="float" office:value="-0.000972590740342213">
                <text:p>-0.000972590740342213</text:p>
              </table:table-cell>
              <table:table-cell office:value-type="float" office:value="1.3914789103538">
                <text:p>1.3914789103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2">
                <text:p>-1.02</text:p>
              </table:table-cell>
              <table:table-cell office:value-type="float" office:value="0.999400179964005">
                <text:p>0.999400179964005</text:p>
              </table:table-cell>
              <table:table-cell office:value-type="float" office:value="0.420020054749947">
                <text:p>0.420020054749947</text:p>
              </table:table-cell>
              <table:table-cell office:value-type="float" office:value="-0.00109856864255382">
                <text:p>-0.00109856864255382</text:p>
              </table:table-cell>
              <table:table-cell office:value-type="float" office:value="1.4183216660714">
                <text:p>1.4183216660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44626032029686">
                <text:p>0.44626032029686</text:p>
              </table:table-cell>
              <table:table-cell office:value-type="float" office:value="-0.00123937608833318">
                <text:p>-0.00123937608833318</text:p>
              </table:table-cell>
              <table:table-cell office:value-type="float" office:value="1.44502094420853">
                <text:p>1.44502094420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8">
                <text:p>-0.98</text:p>
              </table:table-cell>
              <table:table-cell office:value-type="float" office:value="0.999400179964005">
                <text:p>0.999400179964005</text:p>
              </table:table-cell>
              <table:table-cell office:value-type="float" office:value="0.473571289330762">
                <text:p>0.473571289330762</text:p>
              </table:table-cell>
              <table:table-cell office:value-type="float" office:value="-0.00139655445341629">
                <text:p>-0.00139655445341629</text:p>
              </table:table-cell>
              <table:table-cell office:value-type="float" office:value="1.47157491484135">
                <text:p>1.47157491484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6">
                <text:p>-0.96</text:p>
              </table:table-cell>
              <table:table-cell office:value-type="float" office:value="0.997602877697382">
                <text:p>0.997602877697382</text:p>
              </table:table-cell>
              <table:table-cell office:value-type="float" office:value="0.501950976998713">
                <text:p>0.501950976998713</text:p>
              </table:table-cell>
              <table:table-cell office:value-type="float" office:value="-0.00157177899927689">
                <text:p>-0.00157177899927689</text:p>
              </table:table-cell>
              <table:table-cell office:value-type="float" office:value="1.49798207569682">
                <text:p>1.49798207569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4">
                <text:p>-0.94</text:p>
              </table:table-cell>
              <table:table-cell office:value-type="float" office:value="0.994614553791391">
                <text:p>0.994614553791391</text:p>
              </table:table-cell>
              <table:table-cell office:value-type="float" office:value="0.531393318333386">
                <text:p>0.531393318333386</text:p>
              </table:table-cell>
              <table:table-cell office:value-type="float" office:value="-0.0017668673122667">
                <text:p>-0.0017668673122667</text:p>
              </table:table-cell>
              <table:table-cell office:value-type="float" office:value="1.52424100481251">
                <text:p>1.52424100481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2">
                <text:p>-0.92</text:p>
              </table:table-cell>
              <table:table-cell office:value-type="float" office:value="0.990445932897216">
                <text:p>0.990445932897216</text:p>
              </table:table-cell>
              <table:table-cell office:value-type="float" office:value="0.561887953793233">
                <text:p>0.561887953793233</text:p>
              </table:table-cell>
              <table:table-cell office:value-type="float" office:value="-0.00198378790102407">
                <text:p>-0.00198378790102407</text:p>
              </table:table-cell>
              <table:table-cell office:value-type="float" office:value="1.55035009878943">
                <text:p>1.55035009878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0.985111939603063">
                <text:p>0.985111939603063</text:p>
              </table:table-cell>
              <table:table-cell office:value-type="float" office:value="0.59342002858809">
                <text:p>0.59342002858809</text:p>
              </table:table-cell>
              <table:table-cell office:value-type="float" office:value="-0.0022246689063757">
                <text:p>-0.0022246689063757</text:p>
              </table:table-cell>
              <table:table-cell office:value-type="float" office:value="1.57630729928478">
                <text:p>1.57630729928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8">
                <text:p>-0.88</text:p>
              </table:table-cell>
              <table:table-cell office:value-type="float" office:value="0.978631609414885">
                <text:p>0.978631609414885</text:p>
              </table:table-cell>
              <table:table-cell office:value-type="float" office:value="0.625970008083167">
                <text:p>0.625970008083167</text:p>
              </table:table-cell>
              <table:table-cell office:value-type="float" office:value="-0.00249180687124656">
                <text:p>-0.00249180687124656</text:p>
              </table:table-cell>
              <table:table-cell office:value-type="float" office:value="1.60210981062681">
                <text:p>1.60210981062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6">
                <text:p>-0.86</text:p>
              </table:table-cell>
              <table:table-cell office:value-type="float" office:value="0.971027975583775">
                <text:p>0.971027975583775</text:p>
              </table:table-cell>
              <table:table-cell office:value-type="float" office:value="0.659513511568626">
                <text:p>0.659513511568626</text:p>
              </table:table-cell>
              <table:table-cell office:value-type="float" office:value="-0.0027876755110854">
                <text:p>-0.0027876755110854</text:p>
              </table:table-cell>
              <table:table-cell office:value-type="float" office:value="1.62775381164132">
                <text:p>1.62775381164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4">
                <text:p>-0.84</text:p>
              </table:table-cell>
              <table:table-cell office:value-type="float" office:value="0.96232793272161">
                <text:p>0.96232793272161</text:p>
              </table:table-cell>
              <table:table-cell office:value-type="float" office:value="0.694021166653262">
                <text:p>0.694021166653262</text:p>
              </table:table-cell>
              <table:table-cell office:value-type="float" office:value="-0.00311493441804972">
                <text:p>-0.00311493441804972</text:p>
              </table:table-cell>
              <table:table-cell office:value-type="float" office:value="1.65323416495682">
                <text:p>1.65323416495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">
                <text:p>-0.82</text:p>
              </table:table-cell>
              <table:table-cell office:value-type="float" office:value="0.952562078335032">
                <text:p>0.952562078335032</text:p>
              </table:table-cell>
              <table:table-cell office:value-type="float" office:value="0.729458486488302">
                <text:p>0.729458486488302</text:p>
              </table:table-cell>
              <table:table-cell office:value-type="float" office:value="-0.00347643762472814">
                <text:p>-0.00347643762472814</text:p>
              </table:table-cell>
              <table:table-cell office:value-type="float" office:value="1.67854412719861">
                <text:p>1.67854412719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">
                <text:p>-0.8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765785771950224">
                <text:p>0.765785771950224</text:p>
              </table:table-cell>
              <table:table-cell office:value-type="float" office:value="-0.00387524194556835">
                <text:p>-0.00387524194556835</text:p>
              </table:table-cell>
              <table:table-cell office:value-type="float" office:value="1.7036750635889">
                <text:p>1.703675063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8">
                <text:p>-0.78</text:p>
              </table:table-cell>
              <table:table-cell office:value-type="float" office:value="0.929972744735786">
                <text:p>0.929972744735786</text:p>
              </table:table-cell>
              <table:table-cell office:value-type="float" office:value="0.802958040809328">
                <text:p>0.802958040809328</text:p>
              </table:table-cell>
              <table:table-cell office:value-type="float" office:value="-0.00431461500649754">
                <text:p>-0.00431461500649754</text:p>
              </table:table-cell>
              <table:table-cell office:value-type="float" office:value="1.72861617053862">
                <text:p>1.72861617053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6">
                <text:p>-0.76</text:p>
              </table:table-cell>
              <table:table-cell office:value-type="float" office:value="0.917227266925415">
                <text:p>0.917227266925415</text:p>
              </table:table-cell>
              <table:table-cell office:value-type="float" office:value="0.840924985783342">
                <text:p>0.840924985783342</text:p>
              </table:table-cell>
              <table:table-cell office:value-type="float" office:value="-0.00479804286554598">
                <text:p>-0.00479804286554598</text:p>
              </table:table-cell>
              <table:table-cell office:value-type="float" office:value="1.75335420984321">
                <text:p>1.75335420984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4">
                <text:p>-0.74</text:p>
              </table:table-cell>
              <table:table-cell office:value-type="float" office:value="0.903571531977711">
                <text:p>0.903571531977711</text:p>
              </table:table-cell>
              <table:table-cell office:value-type="float" office:value="0.879630963222717">
                <text:p>0.879630963222717</text:p>
              </table:table-cell>
              <table:table-cell office:value-type="float" office:value="-0.00532923711970341">
                <text:p>-0.00532923711970341</text:p>
              </table:table-cell>
              <table:table-cell office:value-type="float" office:value="1.77787325808073">
                <text:p>1.77787325808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2">
                <text:p>-0.72</text:p>
              </table:table-cell>
              <table:table-cell office:value-type="float" office:value="0.889051602140828">
                <text:p>0.889051602140828</text:p>
              </table:table-cell>
              <table:table-cell office:value-type="float" office:value="0.91901501399694">
                <text:p>0.91901501399694</text:p>
              </table:table-cell>
              <table:table-cell office:value-type="float" office:value="-0.00591214138584803">
                <text:p>-0.00591214138584803</text:p>
              </table:table-cell>
              <table:table-cell office:value-type="float" office:value="1.80215447475192">
                <text:p>1.8021544747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873715911688035">
                <text:p>0.873715911688035</text:p>
              </table:table-cell>
              <table:table-cell office:value-type="float" office:value="0.959010917949788">
                <text:p>0.959010917949788</text:p>
              </table:table-cell>
              <table:table-cell office:value-type="float" office:value="-0.00655093703649581">
                <text:p>-0.00655093703649581</text:p>
              </table:table-cell>
              <table:table-cell office:value-type="float" office:value="1.82617589260133">
                <text:p>1.82617589260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">
                <text:p>-0.68</text:p>
              </table:table-cell>
              <table:table-cell office:value-type="float" office:value="0.857614998410769">
                <text:p>0.857614998410769</text:p>
              </table:table-cell>
              <table:table-cell office:value-type="float" office:value="0.999547283067195">
                <text:p>0.999547283067195</text:p>
              </table:table-cell>
              <table:table-cell office:value-type="float" office:value="-0.00725004806443748">
                <text:p>-0.00725004806443748</text:p>
              </table:table-cell>
              <table:table-cell office:value-type="float" office:value="1.84991223341353">
                <text:p>1.8499122334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">
                <text:p>-0.66</text:p>
              </table:table-cell>
              <table:table-cell office:value-type="float" office:value="0.840801227080723">
                <text:p>0.840801227080723</text:p>
              </table:table-cell>
              <table:table-cell office:value-type="float" office:value="1.04054767025555">
                <text:p>1.04054767025555</text:p>
              </table:table-cell>
              <table:table-cell office:value-type="float" office:value="-0.00801414494418357">
                <text:p>-0.00801414494418357</text:p>
              </table:table-cell>
              <table:table-cell office:value-type="float" office:value="1.87333475239209">
                <text:p>1.87333475239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">
                <text:p>-0.64</text:p>
              </table:table-cell>
              <table:table-cell office:value-type="float" office:value="0.823328506990717">
                <text:p>0.823328506990717</text:p>
              </table:table-cell>
              <table:table-cell office:value-type="float" office:value="1.08193075436266">
                <text:p>1.08193075436266</text:p>
              </table:table-cell>
              <table:table-cell office:value-type="float" office:value="-0.00884814735265327">
                <text:p>-0.00884814735265327</text:p>
              </table:table-cell>
              <table:table-cell office:value-type="float" office:value="1.89641111400072">
                <text:p>1.89641111400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2">
                <text:p>-0.62</text:p>
              </table:table-cell>
              <table:table-cell office:value-type="float" office:value="0.805252005695708">
                <text:p>0.805252005695708</text:p>
              </table:table-cell>
              <table:table-cell office:value-type="float" office:value="1.12361052179022">
                <text:p>1.12361052179022</text:p>
              </table:table-cell>
              <table:table-cell office:value-type="float" office:value="-0.00975722560685403">
                <text:p>-0.00975722560685403</text:p>
              </table:table-cell>
              <table:table-cell office:value-type="float" office:value="1.91910530187907">
                <text:p>1.91910530187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">
                <text:p>-0.6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1.16549650474798">
                <text:p>1.16549650474798</text:p>
              </table:table-cell>
              <table:table-cell office:value-type="float" office:value="-0.010746800672545">
                <text:p>-0.010746800672545</text:p>
              </table:table-cell>
              <table:table-cell office:value-type="float" office:value="1.94137756514199">
                <text:p>1.94137756514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8">
                <text:p>-0.58</text:p>
              </table:table-cell>
              <table:table-cell office:value-type="float" office:value="0.767512893740506">
                <text:p>0.767512893740506</text:p>
              </table:table-cell>
              <table:table-cell office:value-type="float" office:value="1.20749405188819">
                <text:p>1.20749405188819</text:p>
              </table:table-cell>
              <table:table-cell office:value-type="float" office:value="-0.0118225425952">
                <text:p>-0.0118225425952</text:p>
              </table:table-cell>
              <table:table-cell office:value-type="float" office:value="1.9631844030335">
                <text:p>1.9631844030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6">
                <text:p>-0.56</text:p>
              </table:table-cell>
              <table:table-cell office:value-type="float" office:value="0.747964322004639">
                <text:p>0.747964322004639</text:p>
              </table:table-cell>
              <table:table-cell office:value-type="float" office:value="1.24950463473781">
                <text:p>1.24950463473781</text:p>
              </table:table-cell>
              <table:table-cell office:value-type="float" office:value="-0.0129903672031285">
                <text:p>-0.0129903672031285</text:p>
              </table:table-cell>
              <table:table-cell office:value-type="float" office:value="1.98447858953932">
                <text:p>1.98447858953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4">
                <text:p>-0.54</text:p>
              </table:table-cell>
              <table:table-cell office:value-type="float" office:value="0.728039481082344">
                <text:p>0.728039481082344</text:p>
              </table:table-cell>
              <table:table-cell office:value-type="float" office:value="1.29142618901777">
                <text:p>1.29142618901777</text:p>
              </table:table-cell>
              <table:table-cell office:value-type="float" office:value="-0.014256430932515">
                <text:p>-0.014256430932515</text:p>
              </table:table-cell>
              <table:table-cell office:value-type="float" office:value="2.0052092391676">
                <text:p>2.00520923916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">
                <text:p>-0.52</text:p>
              </table:table-cell>
              <table:table-cell office:value-type="float" office:value="0.707795548709891">
                <text:p>0.707795548709891</text:p>
              </table:table-cell>
              <table:table-cell office:value-type="float" office:value="1.33315348960756">
                <text:p>1.33315348960756</text:p>
              </table:table-cell>
              <table:table-cell office:value-type="float" office:value="-0.0156271236255458">
                <text:p>-0.0156271236255458</text:p>
              </table:table-cell>
              <table:table-cell office:value-type="float" office:value="2.0253219146919">
                <text:p>2.0253219146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0.687289278790972">
                <text:p>0.687289278790972</text:p>
              </table:table-cell>
              <table:table-cell office:value-type="float" office:value="1.37457855758194">
                <text:p>1.37457855758194</text:p>
              </table:table-cell>
              <table:table-cell office:value-type="float" office:value="-0.017109059155833">
                <text:p>-0.017109059155833</text:p>
              </table:table-cell>
              <table:table-cell office:value-type="float" office:value="2.04475877721708">
                <text:p>2.04475877721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">
                <text:p>-0.48</text:p>
              </table:table-cell>
              <table:table-cell office:value-type="float" office:value="0.666576744803778">
                <text:p>0.666576744803778</text:p>
              </table:table-cell>
              <table:table-cell office:value-type="float" office:value="1.41559109741978">
                <text:p>1.41559109741978</text:p>
              </table:table-cell>
              <table:table-cell office:value-type="float" office:value="-0.0187090637401545">
                <text:p>-0.0187090637401545</text:p>
              </table:table-cell>
              <table:table-cell office:value-type="float" office:value="2.0634587784834">
                <text:p>2.0634587784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6">
                <text:p>-0.46</text:p>
              </table:table-cell>
              <table:table-cell office:value-type="float" office:value="0.645713094508885">
                <text:p>0.645713094508885</text:p>
              </table:table-cell>
              <table:table-cell office:value-type="float" office:value="1.45607896216469">
                <text:p>1.45607896216469</text:p>
              </table:table-cell>
              <table:table-cell office:value-type="float" office:value="-0.0204341618022216">
                <text:p>-0.0204341618022216</text:p>
              </table:table-cell>
              <table:table-cell office:value-type="float" office:value="2.08135789487135">
                <text:p>2.08135789487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4">
                <text:p>-0.44</text:p>
              </table:table-cell>
              <table:table-cell office:value-type="float" office:value="0.624752317368903">
                <text:p>0.624752317368903</text:p>
              </table:table-cell>
              <table:table-cell office:value-type="float" office:value="1.49592864400928">
                <text:p>1.49592864400928</text:p>
              </table:table-cell>
              <table:table-cell office:value-type="float" office:value="-0.0222915592628696">
                <text:p>-0.0222915592628696</text:p>
              </table:table-cell>
              <table:table-cell office:value-type="float" office:value="2.09838940211531">
                <text:p>2.09838940211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2">
                <text:p>-0.42</text:p>
              </table:table-cell>
              <table:table-cell office:value-type="float" office:value="0.603747025944095">
                <text:p>0.603747025944095</text:p>
              </table:table-cell>
              <table:table-cell office:value-type="float" office:value="1.53502578748101">
                <text:p>1.53502578748101</text:p>
              </table:table-cell>
              <table:table-cell office:value-type="float" office:value="-0.0242886241418308">
                <text:p>-0.0242886241418308</text:p>
              </table:table-cell>
              <table:table-cell office:value-type="float" office:value="2.11448418928328">
                <text:p>2.11448418928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1.57325572213311">
                <text:p>1.57325572213311</text:p>
              </table:table-cell>
              <table:table-cell office:value-type="float" office:value="-0.0264328643691752">
                <text:p>-0.0264328643691752</text:p>
              </table:table-cell>
              <table:table-cell office:value-type="float" office:value="2.12957111013792">
                <text:p>2.12957111013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8">
                <text:p>-0.38</text:p>
              </table:table-cell>
              <table:table-cell office:value-type="float" office:value="0.56180526089511">
                <text:p>0.56180526089511</text:p>
              </table:table-cell>
              <table:table-cell office:value-type="float" office:value="1.61050401139142">
                <text:p>1.61050401139142</text:p>
              </table:table-cell>
              <table:table-cell office:value-type="float" office:value="-0.028731902719636">
                <text:p>-0.028731902719636</text:p>
              </table:table-cell>
              <table:table-cell office:value-type="float" office:value="2.14357736956689">
                <text:p>2.14357736956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6">
                <text:p>-0.36</text:p>
              </table:table-cell>
              <table:table-cell office:value-type="float" office:value="0.540965377181329">
                <text:p>0.540965377181329</text:p>
              </table:table-cell>
              <table:table-cell office:value-type="float" office:value="1.64665701398143">
                <text:p>1.64665701398143</text:p>
              </table:table-cell>
              <table:table-cell office:value-type="float" office:value="-0.031193448800419">
                <text:p>-0.031193448800419</text:p>
              </table:table-cell>
              <table:table-cell office:value-type="float" office:value="2.15642894236234">
                <text:p>2.15642894236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4">
                <text:p>-0.34</text:p>
              </table:table-cell>
              <table:table-cell office:value-type="float" office:value="0.520273835127775">
                <text:p>0.520273835127775</text:p>
              </table:table-cell>
              <table:table-cell office:value-type="float" office:value="1.68160245416145">
                <text:p>1.68160245416145</text:p>
              </table:table-cell>
              <table:table-cell office:value-type="float" office:value="-0.0338252680427196">
                <text:p>-0.0338252680427196</text:p>
              </table:table-cell>
              <table:table-cell office:value-type="float" office:value="2.1680510212465">
                <text:p>2.168051021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">
                <text:p>-0.32</text:p>
              </table:table-cell>
              <table:table-cell office:value-type="float" office:value="0.499773641533598">
                <text:p>0.499773641533598</text:p>
              </table:table-cell>
              <table:table-cell office:value-type="float" office:value="1.71522999682154">
                <text:p>1.71522999682154</text:p>
              </table:table-cell>
              <table:table-cell office:value-type="float" office:value="-0.0366351476690316">
                <text:p>-0.0366351476690316</text:p>
              </table:table-cell>
              <table:table-cell office:value-type="float" office:value="2.1783684906861">
                <text:p>2.1783684906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">
                <text:p>-0.3</text:p>
              </table:table-cell>
              <table:table-cell office:value-type="float" office:value="0.479505458974894">
                <text:p>0.479505458974894</text:p>
              </table:table-cell>
              <table:table-cell office:value-type="float" office:value="1.74743182337607">
                <text:p>1.74743182337607</text:p>
              </table:table-cell>
              <table:table-cell office:value-type="float" office:value="-0.0396308596323658">
                <text:p>-0.0396308596323658</text:p>
              </table:table-cell>
              <table:table-cell office:value-type="float" office:value="2.1873064227186">
                <text:p>2.1873064227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8">
                <text:p>-0.28</text:p>
              </table:table-cell>
              <table:table-cell office:value-type="float" office:value="0.45950750699847">
                <text:p>0.45950750699847</text:p>
              </table:table-cell>
              <table:table-cell office:value-type="float" office:value="1.77810320428166">
                <text:p>1.77810320428166</text:p>
              </table:table-cell>
              <table:table-cell office:value-type="float" office:value="-0.0428201205496309">
                <text:p>-0.0428201205496309</text:p>
              </table:table-cell>
              <table:table-cell office:value-type="float" office:value="2.19479059073049">
                <text:p>2.19479059073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6">
                <text:p>-0.26</text:p>
              </table:table-cell>
              <table:table-cell office:value-type="float" office:value="0.439815481611359">
                <text:p>0.439815481611359</text:p>
              </table:table-cell>
              <table:table-cell office:value-type="float" office:value="1.80714306395542">
                <text:p>1.80714306395542</text:p>
              </table:table-cell>
              <table:table-cell office:value-type="float" office:value="-0.0462105486795416">
                <text:p>-0.0462105486795416</text:p>
              </table:table-cell>
              <table:table-cell office:value-type="float" office:value="2.20074799688724">
                <text:p>2.20074799688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4">
                <text:p>-0.24</text:p>
              </table:table-cell>
              <table:table-cell office:value-type="float" office:value="0.420462492891671">
                <text:p>0.420462492891671</text:p>
              </table:table-cell>
              <table:table-cell office:value-type="float" office:value="1.83445453385083">
                <text:p>1.83445453385083</text:p>
              </table:table-cell>
              <table:table-cell office:value-type="float" office:value="-0.0498096180253606">
                <text:p>-0.0498096180253606</text:p>
              </table:table-cell>
              <table:table-cell office:value-type="float" office:value="2.20510740871714">
                <text:p>2.20510740871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2">
                <text:p>-0.22</text:p>
              </table:table-cell>
              <table:table-cell office:value-type="float" office:value="0.401479020404664">
                <text:p>0.401479020404664</text:p>
              </table:table-cell>
              <table:table-cell office:value-type="float" office:value="1.85994548947157">
                <text:p>1.85994548947157</text:p>
              </table:table-cell>
              <table:table-cell office:value-type="float" office:value="-0.0536246096743769">
                <text:p>-0.0536246096743769</text:p>
              </table:table-cell>
              <table:table-cell office:value-type="float" office:value="2.20779990020186">
                <text:p>2.20779990020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">
                <text:p>-0.2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1.8835290671685">
                <text:p>1.8835290671685</text:p>
              </table:table-cell>
              <table:table-cell office:value-type="float" office:value="-0.0576625605190313">
                <text:p>-0.0576625605190313</text:p>
              </table:table-cell>
              <table:table-cell office:value-type="float" office:value="2.20875939262458">
                <text:p>2.20875939262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8">
                <text:p>-0.18</text:p>
              </table:table-cell>
              <table:table-cell office:value-type="float" office:value="0.364729243244151">
                <text:p>0.364729243244151</text:p>
              </table:table-cell>
              <table:table-cell office:value-type="float" office:value="1.90512415667006">
                <text:p>1.90512415667006</text:p>
              </table:table-cell>
              <table:table-cell office:value-type="float" office:value="-0.0619302095387892">
                <text:p>-0.0619302095387892</text:p>
              </table:table-cell>
              <table:table-cell office:value-type="float" office:value="2.20792319037543">
                <text:p>2.20792319037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">
                <text:p>-0.16</text:p>
              </table:table-cell>
              <table:table-cell office:value-type="float" office:value="0.347010583326631">
                <text:p>0.347010583326631</text:p>
              </table:table-cell>
              <table:table-cell office:value-type="float" office:value="1.92465586544322">
                <text:p>1.92465586544322</text:p>
              </table:table-cell>
              <table:table-cell office:value-type="float" office:value="-0.0664339418569205">
                <text:p>-0.0664339418569205</text:p>
              </table:table-cell>
              <table:table-cell office:value-type="float" office:value="2.20523250691293">
                <text:p>2.20523250691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4">
                <text:p>-0.14</text:p>
              </table:table-cell>
              <table:table-cell office:value-type="float" office:value="0.329756755784313">
                <text:p>0.329756755784313</text:p>
              </table:table-cell>
              <table:table-cell office:value-type="float" office:value="1.94205595116755">
                <text:p>1.94205595116755</text:p>
              </table:table-cell>
              <table:table-cell office:value-type="float" office:value="-0.0711797308219605">
                <text:p>-0.0711797308219605</text:p>
              </table:table-cell>
              <table:table-cell office:value-type="float" office:value="2.2006329761299">
                <text:p>2.2006329761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2">
                <text:p>-0.12</text:p>
              </table:table-cell>
              <table:table-cell office:value-type="float" office:value="0.312985004041584">
                <text:p>0.312985004041584</text:p>
              </table:table-cell>
              <table:table-cell office:value-type="float" office:value="1.95726321882977">
                <text:p>1.95726321882977</text:p>
              </table:table-cell>
              <table:table-cell office:value-type="float" office:value="-0.0761730783994408">
                <text:p>-0.0761730783994408</text:p>
              </table:table-cell>
              <table:table-cell office:value-type="float" office:value="2.19407514447191">
                <text:p>2.19407514447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">
                <text:p>-0.1</text:p>
              </table:table-cell>
              <table:table-cell office:value-type="float" office:value="0.296710014294045">
                <text:p>0.296710014294045</text:p>
              </table:table-cell>
              <table:table-cell office:value-type="float" office:value="1.97022387920613">
                <text:p>1.97022387920613</text:p>
              </table:table-cell>
              <table:table-cell office:value-type="float" office:value="-0.0814189541950985">
                <text:p>-0.0814189541950985</text:p>
              </table:table-cell>
              <table:table-cell office:value-type="float" office:value="2.18551493930507">
                <text:p>2.18551493930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280943976896617">
                <text:p>0.280943976896617</text:p>
              </table:table-cell>
              <table:table-cell office:value-type="float" office:value="1.98089186579443">
                <text:p>1.98089186579443</text:p>
              </table:table-cell>
              <table:table-cell office:value-type="float" office:value="-0.0869217334657973">
                <text:p>-0.0869217334657973</text:p>
              </table:table-cell>
              <table:table-cell office:value-type="float" office:value="2.17491410922525">
                <text:p>2.17491410922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0.265696659166693">
                <text:p>0.265696659166693</text:p>
              </table:table-cell>
              <table:table-cell office:value-type="float" office:value="1.98922910758278">
                <text:p>1.98922910758278</text:p>
              </table:table-cell>
              <table:table-cell office:value-type="float" office:value="-0.0926851345083826">
                <text:p>-0.0926851345083826</text:p>
              </table:table-cell>
              <table:table-cell office:value-type="float" office:value="2.16224063224109">
                <text:p>2.16224063224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">
                <text:p>-0.04</text:p>
              </table:table-cell>
              <table:table-cell office:value-type="float" office:value="0.250975488499357">
                <text:p>0.250975488499357</text:p>
              </table:table-cell>
              <table:table-cell office:value-type="float" office:value="1.99520575539476">
                <text:p>1.99520575539476</text:p>
              </table:table-cell>
              <table:table-cell office:value-type="float" office:value="-0.0987121558491911">
                <text:p>-0.0987121558491911</text:p>
              </table:table-cell>
              <table:table-cell office:value-type="float" office:value="2.14746908804493">
                <text:p>2.14746908804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">
                <text:p>-0.02</text:p>
              </table:table-cell>
              <table:table-cell office:value-type="float" office:value="0.236785644665381">
                <text:p>0.236785644665381</text:p>
              </table:table-cell>
              <table:table-cell office:value-type="float" office:value="1.99880035992801">
                <text:p>1.99880035992801</text:p>
              </table:table-cell>
              <table:table-cell office:value-type="float" office:value="-0.105005013687487">
                <text:p>-0.105005013687487</text:p>
              </table:table-cell>
              <table:table-cell office:value-type="float" office:value="2.1305809909059">
                <text:p>2.130580990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2">
                <text:p>2</text:p>
              </table:table-cell>
              <table:table-cell office:value-type="float" office:value="-0.111565080074215">
                <text:p>-0.111565080074215</text:p>
              </table:table-cell>
              <table:table-cell office:value-type="float" office:value="2.11156508007421">
                <text:p>2.11156508007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">
                <text:p>0.02</text:p>
              </table:table-cell>
              <table:table-cell office:value-type="float" office:value="0.210010027374973">
                <text:p>0.210010027374973</text:p>
              </table:table-cell>
              <table:table-cell office:value-type="float" office:value="1.99880035992801">
                <text:p>1.99880035992801</text:p>
              </table:table-cell>
              <table:table-cell office:value-type="float" office:value="-0.11839282233269">
                <text:p>-0.11839282233269</text:p>
              </table:table-cell>
              <table:table-cell office:value-type="float" office:value="2.09041756497029">
                <text:p>2.09041756497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197424311698382">
                <text:p>0.197424311698382</text:p>
              </table:table-cell>
              <table:table-cell office:value-type="float" office:value="1.99520575539476">
                <text:p>1.99520575539476</text:p>
              </table:table-cell>
              <table:table-cell office:value-type="float" office:value="-0.125487744249678">
                <text:p>-0.125487744249678</text:p>
              </table:table-cell>
              <table:table-cell office:value-type="float" office:value="2.06714232284347">
                <text:p>2.06714232284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185370269016765">
                <text:p>0.185370269016765</text:p>
              </table:table-cell>
              <table:table-cell office:value-type="float" office:value="1.98922910758278">
                <text:p>1.98922910758278</text:p>
              </table:table-cell>
              <table:table-cell office:value-type="float" office:value="-0.132848329583346">
                <text:p>-0.132848329583346</text:p>
              </table:table-cell>
              <table:table-cell office:value-type="float" office:value="2.0417510470162">
                <text:p>2.0417510470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173843466931595">
                <text:p>0.173843466931595</text:p>
              </table:table-cell>
              <table:table-cell office:value-type="float" office:value="1.98089186579443">
                <text:p>1.98089186579443</text:p>
              </table:table-cell>
              <table:table-cell office:value-type="float" office:value="-0.140471988448308">
                <text:p>-0.140471988448308</text:p>
              </table:table-cell>
              <table:table-cell office:value-type="float" office:value="2.01426334427772">
                <text:p>2.01426334427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  <table:table-cell office:value-type="float" office:value="0.162837908390197">
                <text:p>0.162837908390197</text:p>
              </table:table-cell>
              <table:table-cell office:value-type="float" office:value="1.97022387920613">
                <text:p>1.97022387920613</text:p>
              </table:table-cell>
              <table:table-cell office:value-type="float" office:value="-0.148355007147023">
                <text:p>-0.148355007147023</text:p>
              </table:table-cell>
              <table:table-cell office:value-type="float" office:value="1.9847067804493">
                <text:p>1.9847067804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">
                <text:p>0.12</text:p>
              </table:table-cell>
              <table:table-cell office:value-type="float" office:value="0.152346156798882">
                <text:p>0.152346156798882</text:p>
              </table:table-cell>
              <table:table-cell office:value-type="float" office:value="1.95726321882977">
                <text:p>1.95726321882977</text:p>
              </table:table-cell>
              <table:table-cell office:value-type="float" office:value="-0.156492502020792">
                <text:p>-0.156492502020792</text:p>
              </table:table-cell>
              <table:table-cell office:value-type="float" office:value="1.95311687360786">
                <text:p>1.95311687360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">
                <text:p>0.14</text:p>
              </table:table-cell>
              <table:table-cell office:value-type="float" office:value="0.142359461643921">
                <text:p>0.142359461643921</text:p>
              </table:table-cell>
              <table:table-cell office:value-type="float" office:value="1.94205595116755">
                <text:p>1.94205595116755</text:p>
              </table:table-cell>
              <table:table-cell office:value-type="float" office:value="-0.164878377892156">
                <text:p>-0.164878377892156</text:p>
              </table:table-cell>
              <table:table-cell office:value-type="float" office:value="1.91953703491931">
                <text:p>1.91953703491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">
                <text:p>0.16</text:p>
              </table:table-cell>
              <table:table-cell office:value-type="float" office:value="0.132867883713841">
                <text:p>0.132867883713841</text:p>
              </table:table-cell>
              <table:table-cell office:value-type="float" office:value="1.92465586544322">
                <text:p>1.92465586544322</text:p>
              </table:table-cell>
              <table:table-cell office:value-type="float" office:value="-0.173505291663316">
                <text:p>-0.173505291663316</text:p>
              </table:table-cell>
              <table:table-cell office:value-type="float" office:value="1.88401845749375">
                <text:p>1.8840184574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">
                <text:p>0.18</text:p>
              </table:table-cell>
              <table:table-cell office:value-type="float" office:value="0.123860419077578">
                <text:p>0.123860419077578</text:p>
              </table:table-cell>
              <table:table-cell office:value-type="float" office:value="1.90512415667006">
                <text:p>1.90512415667006</text:p>
              </table:table-cell>
              <table:table-cell office:value-type="float" office:value="-0.182364621622076">
                <text:p>-0.182364621622076</text:p>
              </table:table-cell>
              <table:table-cell office:value-type="float" office:value="1.84661995412557">
                <text:p>1.8466199541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115325121038063">
                <text:p>0.115325121038063</text:p>
              </table:table-cell>
              <table:table-cell office:value-type="float" office:value="1.8835290671685">
                <text:p>1.8835290671685</text:p>
              </table:table-cell>
              <table:table-cell office:value-type="float" office:value="-0.191446442987556">
                <text:p>-0.191446442987556</text:p>
              </table:table-cell>
              <table:table-cell office:value-type="float" office:value="1.807407745219">
                <text:p>1.807407745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">
                <text:p>0.22</text:p>
              </table:table-cell>
              <table:table-cell office:value-type="float" office:value="0.107249219348754">
                <text:p>0.107249219348754</text:p>
              </table:table-cell>
              <table:table-cell office:value-type="float" office:value="1.85994548947157">
                <text:p>1.85994548947157</text:p>
              </table:table-cell>
              <table:table-cell office:value-type="float" office:value="-0.200739510202332">
                <text:p>-0.200739510202332</text:p>
              </table:table-cell>
              <table:table-cell office:value-type="float" office:value="1.76645519861799">
                <text:p>1.76645519861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">
                <text:p>0.24</text:p>
              </table:table-cell>
              <table:table-cell office:value-type="float" office:value="0.0996192360507212">
                <text:p>0.0996192360507212</text:p>
              </table:table-cell>
              <table:table-cell office:value-type="float" office:value="1.83445453385083">
                <text:p>1.83445453385083</text:p>
              </table:table-cell>
              <table:table-cell office:value-type="float" office:value="-0.210231246445835">
                <text:p>-0.210231246445835</text:p>
              </table:table-cell>
              <table:table-cell office:value-type="float" office:value="1.72384252345571">
                <text:p>1.72384252345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924210973590831">
                <text:p>0.0924210973590831</text:p>
              </table:table-cell>
              <table:table-cell office:value-type="float" office:value="1.80714306395542">
                <text:p>1.80714306395542</text:p>
              </table:table-cell>
              <table:table-cell office:value-type="float" office:value="-0.219907740805679">
                <text:p>-0.219907740805679</text:p>
              </table:table-cell>
              <table:table-cell office:value-type="float" office:value="1.67965642050883">
                <text:p>1.67965642050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">
                <text:p>0.28</text:p>
              </table:table-cell>
              <table:table-cell office:value-type="float" office:value="0.0856402410992619">
                <text:p>0.0856402410992619</text:p>
              </table:table-cell>
              <table:table-cell office:value-type="float" office:value="1.77810320428166">
                <text:p>1.77810320428166</text:p>
              </table:table-cell>
              <table:table-cell office:value-type="float" office:value="-0.229753753499235">
                <text:p>-0.229753753499235</text:p>
              </table:table-cell>
              <table:table-cell office:value-type="float" office:value="1.63398969188168">
                <text:p>1.63398969188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">
                <text:p>0.3</text:p>
              </table:table-cell>
              <table:table-cell office:value-type="float" office:value="0.0792617192647316">
                <text:p>0.0792617192647316</text:p>
              </table:table-cell>
              <table:table-cell office:value-type="float" office:value="1.74743182337607">
                <text:p>1.74743182337607</text:p>
              </table:table-cell>
              <table:table-cell office:value-type="float" office:value="-0.239752729487447">
                <text:p>-0.239752729487447</text:p>
              </table:table-cell>
              <table:table-cell office:value-type="float" office:value="1.58694081315335">
                <text:p>1.58694081315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">
                <text:p>0.32</text:p>
              </table:table-cell>
              <table:table-cell office:value-type="float" office:value="0.0732702953380633">
                <text:p>0.0732702953380633</text:p>
              </table:table-cell>
              <table:table-cell office:value-type="float" office:value="1.71522999682154">
                <text:p>1.71522999682154</text:p>
              </table:table-cell>
              <table:table-cell office:value-type="float" office:value="-0.249886820766799">
                <text:p>-0.249886820766799</text:p>
              </table:table-cell>
              <table:table-cell office:value-type="float" office:value="1.5386134713928">
                <text:p>1.5386134713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">
                <text:p>0.34</text:p>
              </table:table-cell>
              <table:table-cell office:value-type="float" office:value="0.0676505360854393">
                <text:p>0.0676505360854393</text:p>
              </table:table-cell>
              <table:table-cell office:value-type="float" office:value="1.68160245416145">
                <text:p>1.68160245416145</text:p>
              </table:table-cell>
              <table:table-cell office:value-type="float" office:value="-0.260136917563888">
                <text:p>-0.260136917563888</text:p>
              </table:table-cell>
              <table:table-cell office:value-type="float" office:value="1.489116072683">
                <text:p>1.489116072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">
                <text:p>0.36</text:p>
              </table:table-cell>
              <table:table-cell office:value-type="float" office:value="0.0623868976008379">
                <text:p>0.0623868976008379</text:p>
              </table:table-cell>
              <table:table-cell office:value-type="float" office:value="1.64665701398143">
                <text:p>1.64665701398143</text:p>
              </table:table-cell>
              <table:table-cell office:value-type="float" office:value="-0.270482688590665">
                <text:p>-0.270482688590665</text:p>
              </table:table-cell>
              <table:table-cell office:value-type="float" office:value="1.43856122299161">
                <text:p>1.43856122299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">
                <text:p>0.38</text:p>
              </table:table-cell>
              <table:table-cell office:value-type="float" office:value="0.057463805439272">
                <text:p>0.057463805439272</text:p>
              </table:table-cell>
              <table:table-cell office:value-type="float" office:value="1.61050401139142">
                <text:p>1.61050401139142</text:p>
              </table:table-cell>
              <table:table-cell office:value-type="float" office:value="-0.280902630447555">
                <text:p>-0.280902630447555</text:p>
              </table:table-cell>
              <table:table-cell office:value-type="float" office:value="1.38706518638313">
                <text:p>1.38706518638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">
                <text:p>0.4</text:p>
              </table:table-cell>
              <table:table-cell office:value-type="float" office:value="0.0528657287383504">
                <text:p>0.0528657287383504</text:p>
              </table:table-cell>
              <table:table-cell office:value-type="float" office:value="1.57325572213311">
                <text:p>1.57325572213311</text:p>
              </table:table-cell>
              <table:table-cell office:value-type="float" office:value="-0.291374126186995">
                <text:p>-0.291374126186995</text:p>
              </table:table-cell>
              <table:table-cell office:value-type="float" office:value="1.33474732468446">
                <text:p>1.33474732468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">
                <text:p>0.42</text:p>
              </table:table-cell>
              <table:table-cell office:value-type="float" office:value="0.0485772482836617">
                <text:p>0.0485772482836617</text:p>
              </table:table-cell>
              <table:table-cell office:value-type="float" office:value="1.53502578748101">
                <text:p>1.53502578748101</text:p>
              </table:table-cell>
              <table:table-cell office:value-type="float" office:value="-0.301873512972048">
                <text:p>-0.301873512972048</text:p>
              </table:table-cell>
              <table:table-cell office:value-type="float" office:value="1.28172952279263">
                <text:p>1.28172952279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">
                <text:p>0.44</text:p>
              </table:table-cell>
              <table:table-cell office:value-type="float" office:value="0.0445831185257392">
                <text:p>0.0445831185257392</text:p>
              </table:table-cell>
              <table:table-cell office:value-type="float" office:value="1.49592864400928">
                <text:p>1.49592864400928</text:p>
              </table:table-cell>
              <table:table-cell office:value-type="float" office:value="-0.312376158684452">
                <text:p>-0.312376158684452</text:p>
              </table:table-cell>
              <table:table-cell office:value-type="float" office:value="1.22813560385056">
                <text:p>1.22813560385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">
                <text:p>0.46</text:p>
              </table:table-cell>
              <table:table-cell office:value-type="float" office:value="0.0408683236044432">
                <text:p>0.0408683236044432</text:p>
              </table:table-cell>
              <table:table-cell office:value-type="float" office:value="1.45607896216469">
                <text:p>1.45607896216469</text:p>
              </table:table-cell>
              <table:table-cell office:value-type="float" office:value="-0.322856547254442">
                <text:p>-0.322856547254442</text:p>
              </table:table-cell>
              <table:table-cell office:value-type="float" office:value="1.17409073851469">
                <text:p>1.17409073851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0.037418127480309">
                <text:p>0.037418127480309</text:p>
              </table:table-cell>
              <table:table-cell office:value-type="float" office:value="1.41559109741978">
                <text:p>1.41559109741978</text:p>
              </table:table-cell>
              <table:table-cell office:value-type="float" office:value="-0.333288372401889">
                <text:p>-0.333288372401889</text:p>
              </table:table-cell>
              <table:table-cell office:value-type="float" office:value="1.1197208524982">
                <text:p>1.1197208524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034218118311666">
                <text:p>0.034218118311666</text:p>
              </table:table-cell>
              <table:table-cell office:value-type="float" office:value="1.37457855758194">
                <text:p>1.37457855758194</text:p>
              </table:table-cell>
              <table:table-cell office:value-type="float" office:value="-0.343644639395486">
                <text:p>-0.343644639395486</text:p>
              </table:table-cell>
              <table:table-cell office:value-type="float" office:value="1.06515203649812">
                <text:p>1.06515203649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">
                <text:p>0.52</text:p>
              </table:table-cell>
              <table:table-cell office:value-type="float" office:value="0.0312542472510916">
                <text:p>0.0312542472510916</text:p>
              </table:table-cell>
              <table:table-cell office:value-type="float" office:value="1.33315348960756">
                <text:p>1.33315348960756</text:p>
              </table:table-cell>
              <table:table-cell office:value-type="float" office:value="-0.353897774354945">
                <text:p>-0.353897774354945</text:p>
              </table:table-cell>
              <table:table-cell office:value-type="float" office:value="1.0105099625037">
                <text:p>1.0105099625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">
                <text:p>0.54</text:p>
              </table:table-cell>
              <table:table-cell office:value-type="float" office:value="0.0285128618650299">
                <text:p>0.0285128618650299</text:p>
              </table:table-cell>
              <table:table-cell office:value-type="float" office:value="1.29142618901777">
                <text:p>1.29142618901777</text:p>
              </table:table-cell>
              <table:table-cell office:value-type="float" office:value="-0.364019740541172">
                <text:p>-0.364019740541172</text:p>
              </table:table-cell>
              <table:table-cell office:value-type="float" office:value="0.955919310341628">
                <text:p>0.9559193103416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">
                <text:p>0.56</text:p>
              </table:table-cell>
              <table:table-cell office:value-type="float" office:value="0.0259807344062569">
                <text:p>0.0259807344062569</text:p>
              </table:table-cell>
              <table:table-cell office:value-type="float" office:value="1.24950463473781">
                <text:p>1.24950463473781</text:p>
              </table:table-cell>
              <table:table-cell office:value-type="float" office:value="-0.373982161002319">
                <text:p>-0.373982161002319</text:p>
              </table:table-cell>
              <table:table-cell office:value-type="float" office:value="0.901503208141744">
                <text:p>0.901503208141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">
                <text:p>0.58</text:p>
              </table:table-cell>
              <table:table-cell office:value-type="float" office:value="0.0236450851904">
                <text:p>0.0236450851904</text:p>
              </table:table-cell>
              <table:table-cell office:value-type="float" office:value="1.20749405188819">
                <text:p>1.20749405188819</text:p>
              </table:table-cell>
              <table:table-cell office:value-type="float" office:value="-0.383756446870253">
                <text:p>-0.383756446870253</text:p>
              </table:table-cell>
              <table:table-cell office:value-type="float" office:value="0.847382690208337">
                <text:p>0.847382690208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">
                <text:p>0.6</text:p>
              </table:table-cell>
              <table:table-cell office:value-type="float" office:value="0.0214936013450899">
                <text:p>0.0214936013450899</text:p>
              </table:table-cell>
              <table:table-cell office:value-type="float" office:value="1.16549650474798">
                <text:p>1.16549650474798</text:p>
              </table:table-cell>
              <table:table-cell office:value-type="float" office:value="-0.393313930533277">
                <text:p>-0.393313930533277</text:p>
              </table:table-cell>
              <table:table-cell office:value-type="float" office:value="0.793676175559792">
                <text:p>0.793676175559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">
                <text:p>0.62</text:p>
              </table:table-cell>
              <table:table-cell office:value-type="float" office:value="0.0195144512137081">
                <text:p>0.0195144512137081</text:p>
              </table:table-cell>
              <table:table-cell office:value-type="float" office:value="1.12361052179022">
                <text:p>1.12361052179022</text:p>
              </table:table-cell>
              <table:table-cell office:value-type="float" office:value="-0.402626002847854">
                <text:p>-0.402626002847854</text:p>
              </table:table-cell>
              <table:table-cell office:value-type="float" office:value="0.740498970156075">
                <text:p>0.740498970156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">
                <text:p>0.64</text:p>
              </table:table-cell>
              <table:table-cell office:value-type="float" office:value="0.0176962947053066">
                <text:p>0.0176962947053066</text:p>
              </table:table-cell>
              <table:table-cell office:value-type="float" office:value="1.08193075436266">
                <text:p>1.08193075436266</text:p>
              </table:table-cell>
              <table:table-cell office:value-type="float" office:value="-0.411664253495358">
                <text:p>-0.411664253495358</text:p>
              </table:table-cell>
              <table:table-cell office:value-type="float" office:value="0.687962795572607">
                <text:p>0.687962795572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">
                <text:p>0.66</text:p>
              </table:table-cell>
              <table:table-cell office:value-type="float" office:value="0.0160282898883671">
                <text:p>0.0160282898883671</text:p>
              </table:table-cell>
              <table:table-cell office:value-type="float" office:value="1.04054767025555">
                <text:p>1.04054767025555</text:p>
              </table:table-cell>
              <table:table-cell office:value-type="float" office:value="-0.420400613540362">
                <text:p>-0.420400613540362</text:p>
              </table:table-cell>
              <table:table-cell office:value-type="float" office:value="0.636175346603556">
                <text:p>0.636175346603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">
                <text:p>0.68</text:p>
              </table:table-cell>
              <table:table-cell office:value-type="float" office:value="0.014500096128875">
                <text:p>0.014500096128875</text:p>
              </table:table-cell>
              <table:table-cell office:value-type="float" office:value="0.999547283067195">
                <text:p>0.999547283067195</text:p>
              </table:table-cell>
              <table:table-cell office:value-type="float" office:value="-0.428807499205384">
                <text:p>-0.428807499205384</text:p>
              </table:table-cell>
              <table:table-cell office:value-type="float" office:value="0.585239879990686">
                <text:p>0.585239879990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">
                <text:p>0.7</text:p>
              </table:table-cell>
              <table:table-cell office:value-type="float" office:value="0.0131018740729916">
                <text:p>0.0131018740729916</text:p>
              </table:table-cell>
              <table:table-cell office:value-type="float" office:value="0.959010917949788">
                <text:p>0.959010917949788</text:p>
              </table:table-cell>
              <table:table-cell office:value-type="float" office:value="-0.436857955844017">
                <text:p>-0.436857955844017</text:p>
              </table:table-cell>
              <table:table-cell office:value-type="float" office:value="0.535254836178763">
                <text:p>0.535254836178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">
                <text:p>0.72</text:p>
              </table:table-cell>
              <table:table-cell office:value-type="float" office:value="0.0118242827716961">
                <text:p>0.0118242827716961</text:p>
              </table:table-cell>
              <table:table-cell office:value-type="float" office:value="0.91901501399694">
                <text:p>0.91901501399694</text:p>
              </table:table-cell>
              <table:table-cell office:value-type="float" office:value="-0.444525801070414">
                <text:p>-0.444525801070414</text:p>
              </table:table-cell>
              <table:table-cell office:value-type="float" office:value="0.486313495698222">
                <text:p>0.48631349569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4">
                <text:p>0.74</text:p>
              </table:table-cell>
              <table:table-cell office:value-type="float" office:value="0.0106584742394068">
                <text:p>0.0106584742394068</text:p>
              </table:table-cell>
              <table:table-cell office:value-type="float" office:value="0.879630963222717">
                <text:p>0.879630963222717</text:p>
              </table:table-cell>
              <table:table-cell office:value-type="float" office:value="-0.451785765988856">
                <text:p>-0.451785765988856</text:p>
              </table:table-cell>
              <table:table-cell office:value-type="float" office:value="0.438503671473269">
                <text:p>0.438503671473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">
                <text:p>0.76</text:p>
              </table:table-cell>
              <table:table-cell office:value-type="float" office:value="0.00959608573109196">
                <text:p>0.00959608573109196</text:p>
              </table:table-cell>
              <table:table-cell office:value-type="float" office:value="0.840924985783342">
                <text:p>0.840924985783342</text:p>
              </table:table-cell>
              <table:table-cell office:value-type="float" office:value="-0.458613633462707">
                <text:p>-0.458613633462707</text:p>
              </table:table-cell>
              <table:table-cell office:value-type="float" office:value="0.391907438051726">
                <text:p>0.3919074380517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">
                <text:p>0.78</text:p>
              </table:table-cell>
              <table:table-cell office:value-type="float" office:value="0.00862923001299507">
                <text:p>0.00862923001299507</text:p>
              </table:table-cell>
              <table:table-cell office:value-type="float" office:value="0.802958040809328">
                <text:p>0.802958040809328</text:p>
              </table:table-cell>
              <table:table-cell office:value-type="float" office:value="-0.464986372367893">
                <text:p>-0.464986372367893</text:p>
              </table:table-cell>
              <table:table-cell office:value-type="float" office:value="0.34660089845443">
                <text:p>0.34660089845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0.00775048389113669">
                <text:p>0.00775048389113669</text:p>
              </table:table-cell>
              <table:table-cell office:value-type="float" office:value="0.765785771950224">
                <text:p>0.765785771950224</text:p>
              </table:table-cell>
              <table:table-cell office:value-type="float" office:value="-0.470882266792124">
                <text:p>-0.470882266792124</text:p>
              </table:table-cell>
              <table:table-cell office:value-type="float" office:value="0.302653989049236">
                <text:p>0.302653989049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2">
                <text:p>0.82</text:p>
              </table:table-cell>
              <table:table-cell office:value-type="float" office:value="0.00695287524945627">
                <text:p>0.00695287524945627</text:p>
              </table:table-cell>
              <table:table-cell office:value-type="float" office:value="0.729458486488302">
                <text:p>0.729458486488302</text:p>
              </table:table-cell>
              <table:table-cell office:value-type="float" office:value="-0.476281039167516">
                <text:p>-0.476281039167516</text:p>
              </table:table-cell>
              <table:table-cell office:value-type="float" office:value="0.260130322570242">
                <text:p>0.260130322570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">
                <text:p>0.84</text:p>
              </table:table-cell>
              <table:table-cell office:value-type="float" office:value="0.00622986883609944">
                <text:p>0.00622986883609944</text:p>
              </table:table-cell>
              <table:table-cell office:value-type="float" office:value="0.694021166653262">
                <text:p>0.694021166653262</text:p>
              </table:table-cell>
              <table:table-cell office:value-type="float" office:value="-0.481163966360805">
                <text:p>-0.481163966360805</text:p>
              </table:table-cell>
              <table:table-cell office:value-type="float" office:value="0.219087069128556">
                <text:p>0.219087069128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">
                <text:p>0.86</text:p>
              </table:table-cell>
              <table:table-cell office:value-type="float" office:value="0.00557535102217079">
                <text:p>0.00557535102217079</text:p>
              </table:table-cell>
              <table:table-cell office:value-type="float" office:value="0.659513511568626">
                <text:p>0.659513511568626</text:p>
              </table:table-cell>
              <table:table-cell office:value-type="float" office:value="-0.485513987791887">
                <text:p>-0.485513987791887</text:p>
              </table:table-cell>
              <table:table-cell office:value-type="float" office:value="0.17957487479891">
                <text:p>0.17957487479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">
                <text:p>0.88</text:p>
              </table:table-cell>
              <table:table-cell office:value-type="float" office:value="0.00498361374249313">
                <text:p>0.00498361374249313</text:p>
              </table:table-cell>
              <table:table-cell office:value-type="float" office:value="0.625970008083167">
                <text:p>0.625970008083167</text:p>
              </table:table-cell>
              <table:table-cell office:value-type="float" office:value="-0.489315804707443">
                <text:p>-0.489315804707443</text:p>
              </table:table-cell>
              <table:table-cell office:value-type="float" office:value="0.141637817118218">
                <text:p>0.1416378171182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">
                <text:p>0.9</text:p>
              </table:table-cell>
              <table:table-cell office:value-type="float" office:value="0.00444933781275139">
                <text:p>0.00444933781275139</text:p>
              </table:table-cell>
              <table:table-cell office:value-type="float" office:value="0.59342002858809">
                <text:p>0.59342002858809</text:p>
              </table:table-cell>
              <table:table-cell office:value-type="float" office:value="-0.492555969801531">
                <text:p>-0.492555969801531</text:p>
              </table:table-cell>
              <table:table-cell office:value-type="float" office:value="0.10531339659931">
                <text:p>0.105313396599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">
                <text:p>0.92</text:p>
              </table:table-cell>
              <table:table-cell office:value-type="float" office:value="0.00396757580204813">
                <text:p>0.00396757580204813</text:p>
              </table:table-cell>
              <table:table-cell office:value-type="float" office:value="0.561887953793233">
                <text:p>0.561887953793233</text:p>
              </table:table-cell>
              <table:table-cell office:value-type="float" office:value="-0.495222966448608">
                <text:p>-0.495222966448608</text:p>
              </table:table-cell>
              <table:table-cell office:value-type="float" office:value="0.0706325631466732">
                <text:p>0.07063256314667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">
                <text:p>0.94</text:p>
              </table:table-cell>
              <table:table-cell office:value-type="float" office:value="0.00353373462453339">
                <text:p>0.00353373462453339</text:p>
              </table:table-cell>
              <table:table-cell office:value-type="float" office:value="0.531393318333385">
                <text:p>0.531393318333385</text:p>
              </table:table-cell>
              <table:table-cell office:value-type="float" office:value="-0.497307276895696">
                <text:p>-0.497307276895696</text:p>
              </table:table-cell>
              <table:table-cell office:value-type="float" office:value="0.0376197760622232">
                <text:p>0.0376197760622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">
                <text:p>0.96</text:p>
              </table:table-cell>
              <table:table-cell office:value-type="float" office:value="0.00314355799855377">
                <text:p>0.00314355799855377</text:p>
              </table:table-cell>
              <table:table-cell office:value-type="float" office:value="0.501950976998713">
                <text:p>0.501950976998713</text:p>
              </table:table-cell>
              <table:table-cell office:value-type="float" office:value="-0.498801438848691">
                <text:p>-0.498801438848691</text:p>
              </table:table-cell>
              <table:table-cell office:value-type="float" office:value="0.00629309614857571">
                <text:p>0.00629309614857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">
                <text:p>0.98</text:p>
              </table:table-cell>
              <table:table-cell office:value-type="float" office:value="0.00279310890683257">
                <text:p>0.00279310890683257</text:p>
              </table:table-cell>
              <table:table-cell office:value-type="float" office:value="0.473571289330762">
                <text:p>0.473571289330762</text:p>
              </table:table-cell>
              <table:table-cell office:value-type="float" office:value="-0.499700089982003">
                <text:p>-0.499700089982003</text:p>
              </table:table-cell>
              <table:table-cell office:value-type="float" office:value="-0.0233356917444086">
                <text:p>-0.0233356917444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00247875217666636">
                <text:p>0.00247875217666636</text:p>
              </table:table-cell>
              <table:table-cell office:value-type="float" office:value="0.446260320296859">
                <text:p>0.446260320296859</text:p>
              </table:table-cell>
              <table:table-cell office:value-type="float" office:value="-0.5">
                <text:p>-0.5</text:p>
              </table:table-cell>
              <table:table-cell office:value-type="float" office:value="-0.0512609275264743">
                <text:p>-0.0512609275264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">
                <text:p>1.02</text:p>
              </table:table-cell>
              <table:table-cell office:value-type="float" office:value="0.00219713728510765">
                <text:p>0.00219713728510765</text:p>
              </table:table-cell>
              <table:table-cell office:value-type="float" office:value="0.420020054749947">
                <text:p>0.420020054749947</text:p>
              </table:table-cell>
              <table:table-cell office:value-type="float" office:value="-0.499700089982003">
                <text:p>-0.499700089982003</text:p>
              </table:table-cell>
              <table:table-cell office:value-type="float" office:value="-0.0774828979469481">
                <text:p>-0.07748289794694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4">
                <text:p>1.04</text:p>
              </table:table-cell>
              <table:table-cell office:value-type="float" office:value="0.00194518148068443">
                <text:p>0.00194518148068443</text:p>
              </table:table-cell>
              <table:table-cell office:value-type="float" office:value="0.394848623396765">
                <text:p>0.394848623396765</text:p>
              </table:table-cell>
              <table:table-cell office:value-type="float" office:value="-0.498801438848691">
                <text:p>-0.498801438848691</text:p>
              </table:table-cell>
              <table:table-cell office:value-type="float" office:value="-0.102007633971242">
                <text:p>-0.102007633971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6">
                <text:p>1.06</text:p>
              </table:table-cell>
              <table:table-cell office:value-type="float" office:value="0.0017200533004555">
                <text:p>0.0017200533004555</text:p>
              </table:table-cell>
              <table:table-cell office:value-type="float" office:value="0.37074053803353">
                <text:p>0.37074053803353</text:p>
              </table:table-cell>
              <table:table-cell office:value-type="float" office:value="-0.497307276895696">
                <text:p>-0.497307276895696</text:p>
              </table:table-cell>
              <table:table-cell office:value-type="float" office:value="-0.12484668556171">
                <text:p>-0.12484668556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">
                <text:p>1.08</text:p>
              </table:table-cell>
              <table:table-cell office:value-type="float" office:value="0.00151915654917123">
                <text:p>0.00151915654917123</text:p>
              </table:table-cell>
              <table:table-cell office:value-type="float" office:value="0.347686933863189">
                <text:p>0.347686933863189</text:p>
              </table:table-cell>
              <table:table-cell office:value-type="float" office:value="-0.495222966448608">
                <text:p>-0.495222966448608</text:p>
              </table:table-cell>
              <table:table-cell office:value-type="float" office:value="-0.146016876036248">
                <text:p>-0.146016876036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">
                <text:p>1.1</text:p>
              </table:table-cell>
              <table:table-cell office:value-type="float" office:value="0.00134011479604282">
                <text:p>0.00134011479604282</text:p>
              </table:table-cell>
              <table:table-cell office:value-type="float" office:value="0.325675816780394">
                <text:p>0.325675816780394</text:p>
              </table:table-cell>
              <table:table-cell office:value-type="float" office:value="-0.492555969801531">
                <text:p>-0.492555969801531</text:p>
              </table:table-cell>
              <table:table-cell office:value-type="float" office:value="-0.165540038225094">
                <text:p>-0.1655400382250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2">
                <text:p>1.12</text:p>
              </table:table-cell>
              <table:table-cell office:value-type="float" office:value="0.00118075643414632">
                <text:p>0.00118075643414632</text:p>
              </table:table-cell>
              <table:table-cell office:value-type="float" office:value="0.304692313597763">
                <text:p>0.304692313597763</text:p>
              </table:table-cell>
              <table:table-cell office:value-type="float" office:value="-0.489315804707443">
                <text:p>-0.489315804707443</text:p>
              </table:table-cell>
              <table:table-cell office:value-type="float" office:value="-0.183442734675533">
                <text:p>-0.18344273467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4">
                <text:p>1.14</text:p>
              </table:table-cell>
              <table:table-cell office:value-type="float" office:value="0.00103910033781736">
                <text:p>0.00103910033781736</text:p>
              </table:table-cell>
              <table:table-cell office:value-type="float" office:value="0.284718923287842">
                <text:p>0.284718923287842</text:p>
              </table:table-cell>
              <table:table-cell office:value-type="float" office:value="-0.485513987791887">
                <text:p>-0.485513987791887</text:p>
              </table:table-cell>
              <table:table-cell office:value-type="float" office:value="-0.199755964166228">
                <text:p>-0.199755964166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">
                <text:p>1.16</text:p>
              </table:table-cell>
              <table:table-cell office:value-type="float" office:value="0.00091334214453108">
                <text:p>0.00091334214453108</text:p>
              </table:table-cell>
              <table:table-cell office:value-type="float" office:value="0.265735767427682">
                <text:p>0.265735767427682</text:p>
              </table:table-cell>
              <table:table-cell office:value-type="float" office:value="-0.481163966360805">
                <text:p>-0.481163966360805</text:p>
              </table:table-cell>
              <table:table-cell office:value-type="float" office:value="-0.214514856788592">
                <text:p>-0.214514856788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">
                <text:p>1.18</text:p>
              </table:table-cell>
              <table:table-cell office:value-type="float" office:value="0.000801841179706095">
                <text:p>0.000801841179706095</text:p>
              </table:table-cell>
              <table:table-cell office:value-type="float" office:value="0.247720838155157">
                <text:p>0.247720838155157</text:p>
              </table:table-cell>
              <table:table-cell office:value-type="float" office:value="-0.476281039167516">
                <text:p>-0.476281039167516</text:p>
              </table:table-cell>
              <table:table-cell office:value-type="float" office:value="-0.227758359832653">
                <text:p>-0.227758359832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">
                <text:p>1.2</text:p>
              </table:table-cell>
              <table:table-cell office:value-type="float" office:value="0.000703108035606482">
                <text:p>0.000703108035606482</text:p>
              </table:table-cell>
              <table:table-cell office:value-type="float" office:value="0.230650242076125">
                <text:p>0.230650242076125</text:p>
              </table:table-cell>
              <table:table-cell office:value-type="float" office:value="-0.470882266792124">
                <text:p>-0.470882266792124</text:p>
              </table:table-cell>
              <table:table-cell office:value-type="float" office:value="-0.239528916680393">
                <text:p>-0.239528916680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2">
                <text:p>1.22</text:p>
              </table:table-cell>
              <table:table-cell office:value-type="float" office:value="0.000615792809021399">
                <text:p>0.000615792809021399</text:p>
              </table:table-cell>
              <table:table-cell office:value-type="float" office:value="0.214498438697508">
                <text:p>0.214498438697508</text:p>
              </table:table-cell>
              <table:table-cell office:value-type="float" office:value="-0.464986372367893">
                <text:p>-0.464986372367893</text:p>
              </table:table-cell>
              <table:table-cell office:value-type="float" office:value="-0.249872140861364">
                <text:p>-0.249872140861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4">
                <text:p>1.24</text:p>
              </table:table-cell>
              <table:table-cell office:value-type="float" office:value="0.000538673996650861">
                <text:p>0.000538673996650861</text:p>
              </table:table-cell>
              <table:table-cell office:value-type="float" office:value="0.199238472101442">
                <text:p>0.199238472101442</text:p>
              </table:table-cell>
              <table:table-cell office:value-type="float" office:value="-0.458613633462707">
                <text:p>-0.458613633462707</text:p>
              </table:table-cell>
              <table:table-cell office:value-type="float" office:value="-0.258836487364614">
                <text:p>-0.2588364873646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0.000470648042086445">
                <text:p>0.000470648042086445</text:p>
              </table:table-cell>
              <table:table-cell office:value-type="float" office:value="0.184842194718166">
                <text:p>0.184842194718166</text:p>
              </table:table-cell>
              <table:table-cell office:value-type="float" office:value="-0.451785765988856">
                <text:p>-0.451785765988856</text:p>
              </table:table-cell>
              <table:table-cell office:value-type="float" office:value="-0.266472923228603">
                <text:p>-0.266472923228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">
                <text:p>1.28</text:p>
              </table:table-cell>
              <table:table-cell office:value-type="float" office:value="0.000410719523910673">
                <text:p>0.000410719523910673</text:p>
              </table:table-cell>
              <table:table-cell office:value-type="float" office:value="0.171280482198524">
                <text:p>0.171280482198524</text:p>
              </table:table-cell>
              <table:table-cell office:value-type="float" office:value="-0.444525801070414">
                <text:p>-0.444525801070414</text:p>
              </table:table-cell>
              <table:table-cell office:value-type="float" office:value="-0.272834599347979">
                <text:p>-0.2728345993479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00357991970709802">
                <text:p>0.000357991970709802</text:p>
              </table:table-cell>
              <table:table-cell office:value-type="float" office:value="0.158523438529463">
                <text:p>0.158523438529463</text:p>
              </table:table-cell>
              <table:table-cell office:value-type="float" office:value="-0.436857955844017">
                <text:p>-0.436857955844017</text:p>
              </table:table-cell>
              <table:table-cell office:value-type="float" office:value="-0.277976525343844">
                <text:p>-0.27797652534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2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8cm" svg:y="0.316cm" chart:style-name="ch2">
          <text:p>Effect of error on magnitude and azimuth</text:p>
        </chart:title>
        <chart:legend chart:legend-position="end" svg:x="12.116cm" svg:y="3.946cm" style:legend-expansion="high" chart:style-name="ch3"/>
        <chart:plot-area chart:style-name="ch4" table:cell-range-address="'Error response'.A1:'Error response'.A1 'Error response'.A4:'Error response'.A103 'Error response'.D1:'Error response'.E1 'Error response'.D4:'Error response'.E103" chart:data-source-has-labels="row" svg:x="1.321cm" svg:y="1.301cm" svg:width="9.604cm" svg:height="6.548cm">
          <chartooo:coordinate-region svg:x="2.059cm" svg:y="1.504cm" svg:width="8.127cm" svg:height="5.692cm"/>
          <chart:axis chart:dimension="x" chart:name="primary-x" chart:style-name="ch5">
            <chart:title svg:x="4.256cm" svg:y="8.029cm" chart:style-name="ch6">
              <text:p>Sensor value (normalised)</text:p>
            </chart:title>
          </chart:axis>
          <chart:axis chart:dimension="y" chart:name="primary-y" chart:style-name="ch7">
            <chart:title svg:x="0.451cm" svg:y="5.998cm" chart:style-name="ch8">
              <text:p>Magnitude error (%)</text:p>
            </chart:title>
          </chart:axis>
          <chart:axis chart:dimension="y" chart:name="secondary-y" chart:style-name="ch9">
            <chart:title svg:x="11.245cm" svg:y="6.294cm" chart:style-name="ch8">
              <text:p>Azimuth Error (degrees)</text:p>
            </chart:title>
          </chart:axis>
          <chart:series chart:attached-axis="primary-y" chart:style-name="ch10" chart:values-cell-range-address="'Error response'.D4:'Error response'.D103" chart:label-cell-address="'Error response'.D1:'Error response'.D1" chart:class="chart:scatter">
            <chart:domain table:cell-range-address="'Error response'.A4:'Error response'.A103"/>
            <chart:data-point chart:repeated="100"/>
          </chart:series>
          <chart:series chart:attached-axis="secondary-y" chart:style-name="ch11" chart:values-cell-range-address="'Error response'.E4:'Error response'.E103" chart:label-cell-address="'Error response'.E1:'Error response'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itude Error</text:p>
                <draw:g>
                  <svg:desc>'Error response'.D1:'Error response'.D1</svg:desc>
                </draw:g>
              </table:table-cell>
              <table:table-cell office:value-type="string">
                <text:p>Azimuth Error</text:p>
                <draw:g>
                  <svg:desc>'Error response'.E1:'Error respons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8">
                <text:p>-0.98</text:p>
                <draw:g>
                  <svg:desc>'Error response'.A4:'Error response'.A103</svg:desc>
                </draw:g>
              </table:table-cell>
              <table:table-cell office:value-type="float" office:value="0.979800040597778">
                <text:p>0.979800040597778</text:p>
                <draw:g>
                  <svg:desc>'Error response'.D4:'Error response'.D103</svg:desc>
                </draw:g>
              </table:table-cell>
              <table:table-cell office:value-type="float" office:value="0.115145433380555">
                <text:p>0.115145433380555</text:p>
                <draw:g>
                  <svg:desc>'Error response'.E4:'Error response'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6">
                <text:p>-0.96</text:p>
              </table:table-cell>
              <table:table-cell office:value-type="float" office:value="0.959604201113984">
                <text:p>0.959604201113984</text:p>
              </table:table-cell>
              <table:table-cell office:value-type="float" office:value="0.161982790003337">
                <text:p>0.161982790003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">
                <text:p>-0.94</text:p>
              </table:table-cell>
              <table:table-cell office:value-type="float" office:value="0.939412479028778">
                <text:p>0.939412479028778</text:p>
              </table:table-cell>
              <table:table-cell office:value-type="float" office:value="0.197332710715958">
                <text:p>0.197332710715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">
                <text:p>-0.92</text:p>
              </table:table-cell>
              <table:table-cell office:value-type="float" office:value="0.919224871824908">
                <text:p>0.919224871824908</text:p>
              </table:table-cell>
              <table:table-cell office:value-type="float" office:value="0.226636563995133">
                <text:p>0.226636563995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0.899041376987686">
                <text:p>0.899041376987686</text:p>
              </table:table-cell>
              <table:table-cell office:value-type="float" office:value="0.252013019394112">
                <text:p>0.252013019394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">
                <text:p>-0.88</text:p>
              </table:table-cell>
              <table:table-cell office:value-type="float" office:value="0.878861992004953">
                <text:p>0.878861992004953</text:p>
              </table:table-cell>
              <table:table-cell office:value-type="float" office:value="0.274553865486532">
                <text:p>0.274553865486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6">
                <text:p>-0.86</text:p>
              </table:table-cell>
              <table:table-cell office:value-type="float" office:value="0.858686714367163">
                <text:p>0.858686714367163</text:p>
              </table:table-cell>
              <table:table-cell office:value-type="float" office:value="0.294910593040279">
                <text:p>0.294910593040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4">
                <text:p>-0.84</text:p>
              </table:table-cell>
              <table:table-cell office:value-type="float" office:value="0.838515541567242">
                <text:p>0.838515541567242</text:p>
              </table:table-cell>
              <table:table-cell office:value-type="float" office:value="0.313509483691085">
                <text:p>0.313509483691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2">
                <text:p>-0.82</text:p>
              </table:table-cell>
              <table:table-cell office:value-type="float" office:value="0.818348471100761">
                <text:p>0.818348471100761</text:p>
              </table:table-cell>
              <table:table-cell office:value-type="float" office:value="0.330647812487928">
                <text:p>0.33064781248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">
                <text:p>-0.8</text:p>
              </table:table-cell>
              <table:table-cell office:value-type="float" office:value="0.798185500465776">
                <text:p>0.798185500465776</text:p>
              </table:table-cell>
              <table:table-cell office:value-type="float" office:value="0.346542827690573">
                <text:p>0.346542827690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">
                <text:p>-0.78</text:p>
              </table:table-cell>
              <table:table-cell office:value-type="float" office:value="0.778026627162876">
                <text:p>0.778026627162876</text:p>
              </table:table-cell>
              <table:table-cell office:value-type="float" office:value="0.361359097503245">
                <text:p>0.361359097503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6">
                <text:p>-0.76</text:p>
              </table:table-cell>
              <table:table-cell office:value-type="float" office:value="0.757871848695213">
                <text:p>0.757871848695213</text:p>
              </table:table-cell>
              <table:table-cell office:value-type="float" office:value="0.375224876043277">
                <text:p>0.375224876043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">
                <text:p>-0.74</text:p>
              </table:table-cell>
              <table:table-cell office:value-type="float" office:value="0.737721162568505">
                <text:p>0.737721162568505</text:p>
              </table:table-cell>
              <table:table-cell office:value-type="float" office:value="0.388242444372593">
                <text:p>0.388242444372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">
                <text:p>-0.72</text:p>
              </table:table-cell>
              <table:table-cell office:value-type="float" office:value="0.717574566290935">
                <text:p>0.717574566290935</text:p>
              </table:table-cell>
              <table:table-cell office:value-type="float" office:value="0.400494936689582">
                <text:p>0.400494936689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">
                <text:p>-0.7</text:p>
              </table:table-cell>
              <table:table-cell office:value-type="float" office:value="0.69743205737326">
                <text:p>0.69743205737326</text:p>
              </table:table-cell>
              <table:table-cell office:value-type="float" office:value="0.41205101158169">
                <text:p>0.41205101158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8">
                <text:p>-0.68</text:p>
              </table:table-cell>
              <table:table-cell office:value-type="float" office:value="0.677293633328735">
                <text:p>0.677293633328735</text:p>
              </table:table-cell>
              <table:table-cell office:value-type="float" office:value="0.422968146616935">
                <text:p>0.422968146616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6">
                <text:p>-0.66</text:p>
              </table:table-cell>
              <table:table-cell office:value-type="float" office:value="0.657159291673159">
                <text:p>0.657159291673159</text:p>
              </table:table-cell>
              <table:table-cell office:value-type="float" office:value="0.433295022459703">
                <text:p>0.43329502245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4">
                <text:p>-0.64</text:p>
              </table:table-cell>
              <table:table-cell office:value-type="float" office:value="0.637029029924829">
                <text:p>0.637029029924829</text:p>
              </table:table-cell>
              <table:table-cell office:value-type="float" office:value="0.443073286730706">
                <text:p>0.443073286730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2">
                <text:p>-0.62</text:p>
              </table:table-cell>
              <table:table-cell office:value-type="float" office:value="0.616902845604583">
                <text:p>0.616902845604583</text:p>
              </table:table-cell>
              <table:table-cell office:value-type="float" office:value="0.452338884357001">
                <text:p>0.452338884357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">
                <text:p>-0.6</text:p>
              </table:table-cell>
              <table:table-cell office:value-type="float" office:value="0.596780736235703">
                <text:p>0.596780736235703</text:p>
              </table:table-cell>
              <table:table-cell office:value-type="float" office:value="0.461123078071661">
                <text:p>0.46112307807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8">
                <text:p>-0.58</text:p>
              </table:table-cell>
              <table:table-cell office:value-type="float" office:value="0.576662699344066">
                <text:p>0.576662699344066</text:p>
              </table:table-cell>
              <table:table-cell office:value-type="float" office:value="0.469453243032006">
                <text:p>0.469453243032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6">
                <text:p>-0.56</text:p>
              </table:table-cell>
              <table:table-cell office:value-type="float" office:value="0.556548732458007">
                <text:p>0.556548732458007</text:p>
              </table:table-cell>
              <table:table-cell office:value-type="float" office:value="0.477353493853669">
                <text:p>0.477353493853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4">
                <text:p>-0.54</text:p>
              </table:table-cell>
              <table:table-cell office:value-type="float" office:value="0.536438833108333">
                <text:p>0.536438833108333</text:p>
              </table:table-cell>
              <table:table-cell office:value-type="float" office:value="0.484845185343051">
                <text:p>0.48484518534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2">
                <text:p>-0.52</text:p>
              </table:table-cell>
              <table:table-cell office:value-type="float" office:value="0.516332998828384">
                <text:p>0.516332998828384</text:p>
              </table:table-cell>
              <table:table-cell office:value-type="float" office:value="0.491947316683488">
                <text:p>0.491947316683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  <table:table-cell office:value-type="float" office:value="0.49623122715402">
                <text:p>0.49623122715402</text:p>
              </table:table-cell>
              <table:table-cell office:value-type="float" office:value="0.498676860867709">
                <text:p>0.498676860867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8">
                <text:p>-0.48</text:p>
              </table:table-cell>
              <table:table-cell office:value-type="float" office:value="0.4761335156235">
                <text:p>0.4761335156235</text:p>
              </table:table-cell>
              <table:table-cell office:value-type="float" office:value="0.50504903556945">
                <text:p>0.50504903556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6">
                <text:p>-0.46</text:p>
              </table:table-cell>
              <table:table-cell office:value-type="float" office:value="0.456039861777646">
                <text:p>0.456039861777646</text:p>
              </table:table-cell>
              <table:table-cell office:value-type="float" office:value="0.511077527645017">
                <text:p>0.511077527645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4">
                <text:p>-0.44</text:p>
              </table:table-cell>
              <table:table-cell office:value-type="float" office:value="0.435950263159757">
                <text:p>0.435950263159757</text:p>
              </table:table-cell>
              <table:table-cell office:value-type="float" office:value="0.516774680554237">
                <text:p>0.516774680554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2">
                <text:p>-0.42</text:p>
              </table:table-cell>
              <table:table-cell office:value-type="float" office:value="0.415864717315539">
                <text:p>0.415864717315539</text:p>
              </table:table-cell>
              <table:table-cell office:value-type="float" office:value="0.522151651857099">
                <text:p>0.522151651857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">
                <text:p>-0.4</text:p>
              </table:table-cell>
              <table:table-cell office:value-type="float" office:value="0.395783221793267">
                <text:p>0.395783221793267</text:p>
              </table:table-cell>
              <table:table-cell office:value-type="float" office:value="0.527218546355553">
                <text:p>0.527218546355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8">
                <text:p>-0.38</text:p>
              </table:table-cell>
              <table:table-cell office:value-type="float" office:value="0.37570577414362">
                <text:p>0.37570577414362</text:p>
              </table:table-cell>
              <table:table-cell office:value-type="float" office:value="0.531984529254782">
                <text:p>0.531984529254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6">
                <text:p>-0.36</text:p>
              </table:table-cell>
              <table:table-cell office:value-type="float" office:value="0.35563237191979">
                <text:p>0.35563237191979</text:p>
              </table:table-cell>
              <table:table-cell office:value-type="float" office:value="0.536457922809866">
                <text:p>0.536457922809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">
                <text:p>-0.34</text:p>
              </table:table-cell>
              <table:table-cell office:value-type="float" office:value="0.335563012677387">
                <text:p>0.335563012677387</text:p>
              </table:table-cell>
              <table:table-cell office:value-type="float" office:value="0.540646289225192">
                <text:p>0.54064628922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">
                <text:p>-0.32</text:p>
              </table:table-cell>
              <table:table-cell office:value-type="float" office:value="0.31549769397452">
                <text:p>0.31549769397452</text:p>
              </table:table-cell>
              <table:table-cell office:value-type="float" office:value="0.544556502032737">
                <text:p>0.54455650203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">
                <text:p>-0.3</text:p>
              </table:table-cell>
              <table:table-cell office:value-type="float" office:value="0.29543641337173">
                <text:p>0.29543641337173</text:p>
              </table:table-cell>
              <table:table-cell office:value-type="float" office:value="0.548194807751453">
                <text:p>0.548194807751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8">
                <text:p>-0.28</text:p>
              </table:table-cell>
              <table:table-cell office:value-type="float" office:value="0.275379168432033">
                <text:p>0.275379168432033</text:p>
              </table:table-cell>
              <table:table-cell office:value-type="float" office:value="0.551566879296224">
                <text:p>0.55156687929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6">
                <text:p>-0.26</text:p>
              </table:table-cell>
              <table:table-cell office:value-type="float" office:value="0.255325956720875">
                <text:p>0.255325956720875</text:p>
              </table:table-cell>
              <table:table-cell office:value-type="float" office:value="0.554677862339159">
                <text:p>0.554677862339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4">
                <text:p>-0.24</text:p>
              </table:table-cell>
              <table:table-cell office:value-type="float" office:value="0.23527677580617">
                <text:p>0.23527677580617</text:p>
              </table:table-cell>
              <table:table-cell office:value-type="float" office:value="0.557532415613426">
                <text:p>0.557532415613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2">
                <text:p>-0.22</text:p>
              </table:table-cell>
              <table:table-cell office:value-type="float" office:value="0.215231623258261">
                <text:p>0.215231623258261</text:p>
              </table:table-cell>
              <table:table-cell office:value-type="float" office:value="0.560134745977841">
                <text:p>0.560134745977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">
                <text:p>-0.2</text:p>
              </table:table-cell>
              <table:table-cell office:value-type="float" office:value="0.195190496649911">
                <text:p>0.195190496649911</text:p>
              </table:table-cell>
              <table:table-cell office:value-type="float" office:value="0.562488638921777">
                <text:p>0.5624886389217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">
                <text:p>-0.18</text:p>
              </table:table-cell>
              <table:table-cell office:value-type="float" office:value="0.175153393556371">
                <text:p>0.175153393556371</text:p>
              </table:table-cell>
              <table:table-cell office:value-type="float" office:value="0.564597485074753">
                <text:p>0.56459748507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6">
                <text:p>-0.16</text:p>
              </table:table-cell>
              <table:table-cell office:value-type="float" office:value="0.15512031155529">
                <text:p>0.15512031155529</text:p>
              </table:table-cell>
              <table:table-cell office:value-type="float" office:value="0.566464303192205">
                <text:p>0.566464303192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4">
                <text:p>-0.14</text:p>
              </table:table-cell>
              <table:table-cell office:value-type="float" office:value="0.135091248226737">
                <text:p>0.135091248226737</text:p>
              </table:table-cell>
              <table:table-cell office:value-type="float" office:value="0.568091760009506">
                <text:p>0.568091760009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2">
                <text:p>-0.12</text:p>
              </table:table-cell>
              <table:table-cell office:value-type="float" office:value="0.115066201153236">
                <text:p>0.115066201153236</text:p>
              </table:table-cell>
              <table:table-cell office:value-type="float" office:value="0.569482187291876">
                <text:p>0.569482187291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">
                <text:p>-0.1</text:p>
              </table:table-cell>
              <table:table-cell office:value-type="float" office:value="0.0950451679197273">
                <text:p>0.0950451679197273</text:p>
              </table:table-cell>
              <table:table-cell office:value-type="float" office:value="0.570637596351868">
                <text:p>0.57063759635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8">
                <text:p>-0.08</text:p>
              </table:table-cell>
              <table:table-cell office:value-type="float" office:value="0.0750281461135427">
                <text:p>0.0750281461135427</text:p>
              </table:table-cell>
              <table:table-cell office:value-type="float" office:value="0.571559690259279">
                <text:p>0.571559690259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">
                <text:p>-0.06</text:p>
              </table:table-cell>
              <table:table-cell office:value-type="float" office:value="0.0550151333244764">
                <text:p>0.0550151333244764</text:p>
              </table:table-cell>
              <table:table-cell office:value-type="float" office:value="0.572249873927234">
                <text:p>0.57224987392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">
                <text:p>-0.04</text:p>
              </table:table-cell>
              <table:table-cell office:value-type="float" office:value="0.0350061271446878">
                <text:p>0.0350061271446878</text:p>
              </table:table-cell>
              <table:table-cell office:value-type="float" office:value="0.57270926222311">
                <text:p>0.57270926222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">
                <text:p>-0.02</text:p>
              </table:table-cell>
              <table:table-cell office:value-type="float" office:value="0.0150011251687787">
                <text:p>0.0150011251687787</text:p>
              </table:table-cell>
              <table:table-cell office:value-type="float" office:value="0.572938686220897">
                <text:p>0.572938686220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499987500623966">
                <text:p>0.00499987500623966</text:p>
              </table:table-cell>
              <table:table-cell office:value-type="float" office:value="0.572938697683477">
                <text:p>0.572938697683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0.0249968757810137">
                <text:p>0.0249968757810137</text:p>
              </table:table-cell>
              <table:table-cell office:value-type="float" office:value="0.572709571837157">
                <text:p>0.572709571837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449898795536807">
                <text:p>0.0449898795536807</text:p>
              </table:table-cell>
              <table:table-cell office:value-type="float" office:value="0.572251308475635">
                <text:p>0.572251308475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649788887201019">
                <text:p>0.0649788887201019</text:p>
              </table:table-cell>
              <table:table-cell office:value-type="float" office:value="0.571563631407952">
                <text:p>0.571563631407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84963905673674">
                <text:p>0.084963905673674</text:p>
              </table:table-cell>
              <table:table-cell office:value-type="float" office:value="0.570645986240666">
                <text:p>0.570645986240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0.104944932805395">
                <text:p>0.104944932805395</text:p>
              </table:table-cell>
              <table:table-cell office:value-type="float" office:value="0.569497536461599">
                <text:p>0.569497536461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">
                <text:p>0.12</text:p>
              </table:table-cell>
              <table:table-cell office:value-type="float" office:value="0.124921972503933">
                <text:p>0.124921972503933</text:p>
              </table:table-cell>
              <table:table-cell office:value-type="float" office:value="0.568117157767687">
                <text:p>0.568117157767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.144895027155534">
                <text:p>0.144895027155534</text:p>
              </table:table-cell>
              <table:table-cell office:value-type="float" office:value="0.566503430554096">
                <text:p>0.566503430554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">
                <text:p>0.16</text:p>
              </table:table-cell>
              <table:table-cell office:value-type="float" office:value="0.164864099144069">
                <text:p>0.164864099144069</text:p>
              </table:table-cell>
              <table:table-cell office:value-type="float" office:value="0.564654630452726">
                <text:p>0.564654630452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  <table:table-cell office:value-type="float" office:value="0.184829190851055">
                <text:p>0.184829190851055</text:p>
              </table:table-cell>
              <table:table-cell office:value-type="float" office:value="0.562568716778395">
                <text:p>0.562568716778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">
                <text:p>0.2</text:p>
              </table:table-cell>
              <table:table-cell office:value-type="float" office:value="0.204790304655589">
                <text:p>0.204790304655589</text:p>
              </table:table-cell>
              <table:table-cell office:value-type="float" office:value="0.560243318704833">
                <text:p>0.560243318704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">
                <text:p>0.22</text:p>
              </table:table-cell>
              <table:table-cell office:value-type="float" office:value="0.224747442934459">
                <text:p>0.224747442934459</text:p>
              </table:table-cell>
              <table:table-cell office:value-type="float" office:value="0.557675718953466">
                <text:p>0.557675718953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">
                <text:p>0.24</text:p>
              </table:table-cell>
              <table:table-cell office:value-type="float" office:value="0.244700608062076">
                <text:p>0.244700608062076</text:p>
              </table:table-cell>
              <table:table-cell office:value-type="float" office:value="0.554862834731263">
                <text:p>0.5548628347312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">
                <text:p>0.26</text:p>
              </table:table-cell>
              <table:table-cell office:value-type="float" office:value="0.264649802410433">
                <text:p>0.264649802410433</text:p>
              </table:table-cell>
              <table:table-cell office:value-type="float" office:value="0.551801195600004">
                <text:p>0.55180119560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">
                <text:p>0.28</text:p>
              </table:table-cell>
              <table:table-cell office:value-type="float" office:value="0.284595028349188">
                <text:p>0.284595028349188</text:p>
              </table:table-cell>
              <table:table-cell office:value-type="float" office:value="0.548486917894898">
                <text:p>0.548486917894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">
                <text:p>0.3</text:p>
              </table:table-cell>
              <table:table-cell office:value-type="float" office:value="0.304536288245716">
                <text:p>0.304536288245716</text:p>
              </table:table-cell>
              <table:table-cell office:value-type="float" office:value="0.544915675234697">
                <text:p>0.544915675234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">
                <text:p>0.32</text:p>
              </table:table-cell>
              <table:table-cell office:value-type="float" office:value="0.324473584464924">
                <text:p>0.324473584464924</text:p>
              </table:table-cell>
              <table:table-cell office:value-type="float" office:value="0.541082664572431">
                <text:p>0.541082664572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">
                <text:p>0.34</text:p>
              </table:table-cell>
              <table:table-cell office:value-type="float" office:value="0.344406919369455">
                <text:p>0.344406919369455</text:p>
              </table:table-cell>
              <table:table-cell office:value-type="float" office:value="0.536982567125333">
                <text:p>0.53698256712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">
                <text:p>0.36</text:p>
              </table:table-cell>
              <table:table-cell office:value-type="float" office:value="0.364336295319578">
                <text:p>0.364336295319578</text:p>
              </table:table-cell>
              <table:table-cell office:value-type="float" office:value="0.532609503385515">
                <text:p>0.532609503385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">
                <text:p>0.38</text:p>
              </table:table-cell>
              <table:table-cell office:value-type="float" office:value="0.384261714673184">
                <text:p>0.384261714673184</text:p>
              </table:table-cell>
              <table:table-cell office:value-type="float" office:value="0.527956981245611">
                <text:p>0.527956981245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0.404183179785878">
                <text:p>0.404183179785878</text:p>
              </table:table-cell>
              <table:table-cell office:value-type="float" office:value="0.523017836065464">
                <text:p>0.523017836065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0.424100693010954">
                <text:p>0.424100693010954</text:p>
              </table:table-cell>
              <table:table-cell office:value-type="float" office:value="0.517784161246702">
                <text:p>0.517784161246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">
                <text:p>0.44</text:p>
              </table:table-cell>
              <table:table-cell office:value-type="float" office:value="0.444014256699243">
                <text:p>0.444014256699243</text:p>
              </table:table-cell>
              <table:table-cell office:value-type="float" office:value="0.512247227555213">
                <text:p>0.5122472275552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">
                <text:p>0.46</text:p>
              </table:table-cell>
              <table:table-cell office:value-type="float" office:value="0.463923873199379">
                <text:p>0.463923873199379</text:p>
              </table:table-cell>
              <table:table-cell office:value-type="float" office:value="0.506397389017787">
                <text:p>0.506397389017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">
                <text:p>0.48</text:p>
              </table:table-cell>
              <table:table-cell office:value-type="float" office:value="0.483829544857617">
                <text:p>0.483829544857617</text:p>
              </table:table-cell>
              <table:table-cell office:value-type="float" office:value="0.500223972689584">
                <text:p>0.500223972689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  <table:table-cell office:value-type="float" office:value="0.503731274017882">
                <text:p>0.503731274017882</text:p>
              </table:table-cell>
              <table:table-cell office:value-type="float" office:value="0.493715148906894">
                <text:p>0.493715148906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">
                <text:p>0.52</text:p>
              </table:table-cell>
              <table:table-cell office:value-type="float" office:value="0.523629063021813">
                <text:p>0.523629063021813</text:p>
              </table:table-cell>
              <table:table-cell office:value-type="float" office:value="0.486857777750664">
                <text:p>0.486857777750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">
                <text:p>0.54</text:p>
              </table:table-cell>
              <table:table-cell office:value-type="float" office:value="0.54352291420865">
                <text:p>0.54352291420865</text:p>
              </table:table-cell>
              <table:table-cell office:value-type="float" office:value="0.479637226278532">
                <text:p>0.479637226278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">
                <text:p>0.56</text:p>
              </table:table-cell>
              <table:table-cell office:value-type="float" office:value="0.563412829915433">
                <text:p>0.563412829915433</text:p>
              </table:table-cell>
              <table:table-cell office:value-type="float" office:value="0.47203714953092">
                <text:p>0.47203714953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">
                <text:p>0.58</text:p>
              </table:table-cell>
              <table:table-cell office:value-type="float" office:value="0.583298812476829">
                <text:p>0.583298812476829</text:p>
              </table:table-cell>
              <table:table-cell office:value-type="float" office:value="0.464039226231252">
                <text:p>0.464039226231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0.603180864225172">
                <text:p>0.603180864225172</text:p>
              </table:table-cell>
              <table:table-cell office:value-type="float" office:value="0.455622837262046">
                <text:p>0.455622837262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">
                <text:p>0.62</text:p>
              </table:table-cell>
              <table:table-cell office:value-type="float" office:value="0.623058987490555">
                <text:p>0.623058987490555</text:p>
              </table:table-cell>
              <table:table-cell office:value-type="float" office:value="0.446764671084946">
                <text:p>0.446764671084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">
                <text:p>0.64</text:p>
              </table:table-cell>
              <table:table-cell office:value-type="float" office:value="0.642933184600691">
                <text:p>0.642933184600691</text:p>
              </table:table-cell>
              <table:table-cell office:value-type="float" office:value="0.437438234795049">
                <text:p>0.437438234795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">
                <text:p>0.66</text:p>
              </table:table-cell>
              <table:table-cell office:value-type="float" office:value="0.6628034578811">
                <text:p>0.6628034578811</text:p>
              </table:table-cell>
              <table:table-cell office:value-type="float" office:value="0.427613241709561">
                <text:p>0.427613241709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">
                <text:p>0.68</text:p>
              </table:table-cell>
              <table:table-cell office:value-type="float" office:value="0.682669809654923">
                <text:p>0.682669809654923</text:p>
              </table:table-cell>
              <table:table-cell office:value-type="float" office:value="0.417254835113529">
                <text:p>0.41725483511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">
                <text:p>0.7</text:p>
              </table:table-cell>
              <table:table-cell office:value-type="float" office:value="0.702532242243037">
                <text:p>0.702532242243037</text:p>
              </table:table-cell>
              <table:table-cell office:value-type="float" office:value="0.406322591136511">
                <text:p>0.406322591136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">
                <text:p>0.72</text:p>
              </table:table-cell>
              <table:table-cell office:value-type="float" office:value="0.722390757964031">
                <text:p>0.722390757964031</text:p>
              </table:table-cell>
              <table:table-cell office:value-type="float" office:value="0.394769218612885">
                <text:p>0.3947692186128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">
                <text:p>0.74</text:p>
              </table:table-cell>
              <table:table-cell office:value-type="float" office:value="0.742245359134208">
                <text:p>0.742245359134208</text:p>
              </table:table-cell>
              <table:table-cell office:value-type="float" office:value="0.382538834934457">
                <text:p>0.3825388349344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">
                <text:p>0.76</text:p>
              </table:table-cell>
              <table:table-cell office:value-type="float" office:value="0.762096048067606">
                <text:p>0.762096048067606</text:p>
              </table:table-cell>
              <table:table-cell office:value-type="float" office:value="0.369564635158388">
                <text:p>0.369564635158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8">
                <text:p>0.78</text:p>
              </table:table-cell>
              <table:table-cell office:value-type="float" office:value="0.781942827075932">
                <text:p>0.781942827075932</text:p>
              </table:table-cell>
              <table:table-cell office:value-type="float" office:value="0.355765670347509">
                <text:p>0.355765670347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">
                <text:p>0.8</text:p>
              </table:table-cell>
              <table:table-cell office:value-type="float" office:value="0.801785698468649">
                <text:p>0.801785698468649</text:p>
              </table:table-cell>
              <table:table-cell office:value-type="float" office:value="0.341042278858855">
                <text:p>0.341042278858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">
                <text:p>0.82</text:p>
              </table:table-cell>
              <table:table-cell office:value-type="float" office:value="0.821624664552978">
                <text:p>0.821624664552978</text:p>
              </table:table-cell>
              <table:table-cell office:value-type="float" office:value="0.325269408745289">
                <text:p>0.325269408745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">
                <text:p>0.84</text:p>
              </table:table-cell>
              <table:table-cell office:value-type="float" office:value="0.841459727633853">
                <text:p>0.841459727633853</text:p>
              </table:table-cell>
              <table:table-cell office:value-type="float" office:value="0.308286499944918">
                <text:p>0.308286499944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">
                <text:p>0.86</text:p>
              </table:table-cell>
              <table:table-cell office:value-type="float" office:value="0.861290890013899">
                <text:p>0.861290890013899</text:p>
              </table:table-cell>
              <table:table-cell office:value-type="float" office:value="0.289881468621605">
                <text:p>0.289881468621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">
                <text:p>0.88</text:p>
              </table:table-cell>
              <table:table-cell office:value-type="float" office:value="0.881118153993521">
                <text:p>0.881118153993521</text:p>
              </table:table-cell>
              <table:table-cell office:value-type="float" office:value="0.269763940836598">
                <text:p>0.269763940836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900941521870835">
                <text:p>0.900941521870835</text:p>
              </table:table-cell>
              <table:table-cell office:value-type="float" office:value="0.24751730343875">
                <text:p>0.24751730343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">
                <text:p>0.92</text:p>
              </table:table-cell>
              <table:table-cell office:value-type="float" office:value="0.920760995941761">
                <text:p>0.920760995941761</text:p>
              </table:table-cell>
              <table:table-cell office:value-type="float" office:value="0.222504508444373">
                <text:p>0.222504508444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">
                <text:p>0.94</text:p>
              </table:table-cell>
              <table:table-cell office:value-type="float" office:value="0.940576578499885">
                <text:p>0.940576578499885</text:p>
              </table:table-cell>
              <table:table-cell office:value-type="float" office:value="0.193657431897989">
                <text:p>0.193657431897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">
                <text:p>0.96</text:p>
              </table:table-cell>
              <table:table-cell office:value-type="float" office:value="0.960388271836576">
                <text:p>0.960388271836576</text:p>
              </table:table-cell>
              <table:table-cell office:value-type="float" office:value="0.158902309153534">
                <text:p>0.158902309153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980196078241002">
                <text:p>0.980196078241002</text:p>
              </table:table-cell>
              <table:table-cell office:value-type="float" office:value="0.112910491220276">
                <text:p>0.112910491220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DB16D684671DD303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Fitted" loext:regression-max-degree="4" loext:regression-period="2" loext:regression-extrapolate-forward="1" loext:regression-extrapolate-backward="1" loext:regression-force-intercept="false" loext:regression-intercept-value="0" chart:regression-type="polynomial"/>
      <style:graphic-properties svg:stroke-color="#468a1a"/>
    </style:style>
    <style:style style:name="ch8" style:family="chart">
      <style:chart-properties loext:regression-name="Overfitted" loext:regression-max-degree="12" loext:regression-period="2" loext:regression-extrapolate-forward="3" loext:regression-extrapolate-backward="3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Underfitted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color="#a7074b"/>
    </style:style>
    <style:style style:name="ch10" style:family="chart">
      <style:chart-properties chart:solid-type="cuboid" chart:symbol-type="named-symbol" chart:symbol-name="circl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86cm" svg:y="0.316cm" chart:style-name="ch2">
          <text:p>Overfitting and Underfitting</text:p>
        </chart:title>
        <chart:legend chart:legend-position="end" svg:x="12.857cm" svg:y="3.442cm" style:legend-expansion="high" chart:style-name="ch3"/>
        <chart:plot-area chart:style-name="ch4" table:cell-range-address="'Overfitting error'.A3:'Overfitting error'.A23 'Overfitting error'.C2:'Overfitting error'.C23" chart:data-source-has-labels="row" svg:x="0.32cm" svg:y="1.301cm" svg:width="12.217cm" svg:height="7.519cm">
          <chartooo:coordinate-region svg:x="1.185cm" svg:y="1.503cm" svg:width="11.255cm" svg:height="6.664cm"/>
          <chart:axis chart:dimension="x" chart:name="primary-x" chart:style-name="ch5"/>
          <chart:axis chart:dimension="y" chart:name="primary-y" chart:style-name="ch5"/>
          <chart:series chart:style-name="ch6" chart:values-cell-range-address="'Overfitting error'.C3:'Overfitting error'.C23" chart:label-cell-address="'Overfitting error'.C2:'Overfitting error'.C2" chart:class="chart:scatter">
            <chart:domain table:cell-range-address="'Overfitting error'.A3:'Overfitting error'.A23"/>
            <chart:regression-curve chart:style-name="ch7"/>
            <chart:regression-curve chart:style-name="ch8"/>
            <chart:regression-curve chart:style-name="ch9"/>
            <chart:data-point chart:style-name="ch10"/>
            <chart:data-point/>
            <chart:data-point chart:style-name="ch10"/>
            <chart:data-point chart:repeated="17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 points</text:p>
                <draw:g>
                  <svg:desc>'Overfitting error'.C2:'Overfitting erro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">
                <text:p>-3.14</text:p>
                <draw:g>
                  <svg:desc>'Overfitting error'.A3:'Overfitting error'.A23</svg:desc>
                </draw:g>
              </table:table-cell>
              <table:table-cell office:value-type="float" office:value="-0.959857981824326">
                <text:p>-0.959857981824326</text:p>
                <draw:g>
                  <svg:desc>'Overfitting error'.C3:'Overfitting error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26">
                <text:p>-2.826</text:p>
              </table:table-cell>
              <table:table-cell office:value-type="float" office:value="-0.717308769192476">
                <text:p>-0.71730876919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2">
                <text:p>-2.512</text:p>
              </table:table-cell>
              <table:table-cell office:value-type="float" office:value="-0.727825577193394">
                <text:p>-0.727825577193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98">
                <text:p>-2.198</text:p>
              </table:table-cell>
              <table:table-cell office:value-type="float" office:value="-0.483443228574437">
                <text:p>-0.483443228574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84">
                <text:p>-1.884</text:p>
              </table:table-cell>
              <table:table-cell office:value-type="float" office:value="-0.138027206370988">
                <text:p>-0.138027206370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7">
                <text:p>-1.57</text:p>
              </table:table-cell>
              <table:table-cell office:value-type="float" office:value="0.140293252073557">
                <text:p>0.140293252073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56">
                <text:p>-1.256</text:p>
              </table:table-cell>
              <table:table-cell office:value-type="float" office:value="0.489547006034987">
                <text:p>0.489547006034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42">
                <text:p>-0.942</text:p>
              </table:table-cell>
              <table:table-cell office:value-type="float" office:value="0.600156892164078">
                <text:p>0.600156892164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28">
                <text:p>-0.628</text:p>
              </table:table-cell>
              <table:table-cell office:value-type="float" office:value="1.02376637469358">
                <text:p>1.02376637469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14">
                <text:p>-0.314</text:p>
              </table:table-cell>
              <table:table-cell office:value-type="float" office:value="1.1362929828773">
                <text:p>1.1362929828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0410923710695">
                <text:p>1.20410923710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">
                <text:p>0.314</text:p>
              </table:table-cell>
              <table:table-cell office:value-type="float" office:value="1.16694259650028">
                <text:p>1.16694259650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8">
                <text:p>0.628</text:p>
              </table:table-cell>
              <table:table-cell office:value-type="float" office:value="0.998104760057297">
                <text:p>0.99810476005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2">
                <text:p>0.942</text:p>
              </table:table-cell>
              <table:table-cell office:value-type="float" office:value="0.698748769819948">
                <text:p>0.698748769819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6">
                <text:p>1.256</text:p>
              </table:table-cell>
              <table:table-cell office:value-type="float" office:value="0.487638274053933">
                <text:p>0.487638274053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0.115395859261857">
                <text:p>0.115395859261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4">
                <text:p>1.884</text:p>
              </table:table-cell>
              <table:table-cell office:value-type="float" office:value="-0.0817461138552656">
                <text:p>-0.0817461138552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98">
                <text:p>2.198</text:p>
              </table:table-cell>
              <table:table-cell office:value-type="float" office:value="-0.488100223664505">
                <text:p>-0.488100223664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12">
                <text:p>2.512</text:p>
              </table:table-cell>
              <table:table-cell office:value-type="float" office:value="-0.5951650314129">
                <text:p>-0.5951650314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26">
                <text:p>2.826</text:p>
              </table:table-cell>
              <table:table-cell office:value-type="float" office:value="-0.878520112984883">
                <text:p>-0.878520112984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">
                <text:p>3.14</text:p>
              </table:table-cell>
              <table:table-cell office:value-type="float" office:value="-0.836408892112846">
                <text:p>-0.836408892112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